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194.51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43.99pt"/>
    </style:style>
    <style:style style:name="co9" style:family="table-column">
      <style:table-column-properties fo:break-before="auto" style:column-width="37.05pt"/>
    </style:style>
    <style:style style:name="co10" style:family="table-column">
      <style:table-column-properties fo:break-before="auto" style:column-width="55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 style:data-style-name="N0"/>
    <style:style style:name="ce1" style:family="table-cell" style:parent-style-name="Default" style:data-style-name="N99"/>
    <style:style style:name="gr1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Программа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Адрес</text:p>
          </table:table-cell>
          <table:table-cell office:value-type="string" calcext:value-type="string">
            <text:p>Инструкция</text:p>
          </table:table-cell>
          <table:table-cell office:value-type="string" calcext:value-type="string">
            <text:p>Оп1</text:p>
          </table:table-cell>
          <table:table-cell office:value-type="string" calcext:value-type="string">
            <text:p>Оп2</text:p>
          </table:table-cell>
          <table:table-cell office:value-type="string" calcext:value-type="string">
            <text:p>Комментарий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Увеличиваем B на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Увеличиваем B на 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Увеличиваем A на 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VI</text:p>
          </table:table-cell>
          <table:table-cell office:value-type="string" calcext:value-type="string">
            <text:p>B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Записываем 1 в 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Записываем 0 в 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VI</text:p>
          </table:table-cell>
          <table:table-cell office:value-type="string" calcext:value-type="string">
            <text:p>A</text:p>
          </table:table-cell>
          <table:table-cell office:value-type="float" office:value="-129" calcext:value-type="float">
            <text:p>-129</text:p>
          </table:table-cell>
          <table:table-cell office:value-type="string" calcext:value-type="string">
            <text:p>Записываем -1 в 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Увеличиваем A на 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MPI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Переходим на инструкцию по адресу 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Увеличиваем A на 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MP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Переходим на иснтрукцию по адресу 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VI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Записываем 3 в 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VI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аписываем 2 в В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VI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аписываем 1 в С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Сдвигаем число В на число А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Сдвигаем число А на число С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Сдвигаем число С на число В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HL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Сдвигаем число В на число В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VI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писываем 0 в В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VI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писываем 0 в 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VI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Записываем 3 в С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Сдвигаем число В на число А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Сдвигаем число С на число А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Сдвигаем число А на число В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VI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аписываем 2 в С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Сдвигаем число А на число С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VI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OVI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MPI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</table:table>
      <table:table table:name="Трассировка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2" table:number-columns-repeated="4" table:default-cell-style-name="ce1"/>
        <table:table-row table:style-name="ro1">
          <table:table-cell office:value-type="string" calcext:value-type="string">
            <office:annotation draw:style-name="gr1" draw:text-style-name="P2" svg:width="82.18pt" svg:height="51pt" svg:x="47.08pt" svg:y="0pt" draw:caption-point-x="-17.29pt" draw:caption-point-y="0.28pt">
              <dc:creator>ПКВ</dc:creator>
              <dc:date>2019-09-13T00:00:00</dc:date>
              <text:p text:style-name="P1"><text:span text:style-name="T1">Указатель текущей инструкции</text:span></text:p>
            </office:annotation>
            <text:p>IP</text:p>
          </table:table-cell>
          <table:table-cell office:value-type="string" calcext:value-type="string">
            <office:annotation draw:style-name="gr1" draw:text-style-name="P2" svg:width="82.18pt" svg:height="51pt" svg:x="109.84pt" svg:y="0pt" draw:caption-point-x="-17.29pt" draw:caption-point-y="0.28pt">
              <dc:creator>ПКВ</dc:creator>
              <dc:date>2019-09-13T00:00:00</dc:date>
              <text:p text:style-name="P1"><text:span text:style-name="T1">Текущая инструкция</text:span></text:p>
            </office:annotation>
            <text:p>Инструкция</text:p>
          </table:table-cell>
          <table:table-cell office:value-type="string" calcext:value-type="string">
            <office:annotation draw:style-name="gr1" draw:text-style-name="P2" svg:width="82.18pt" svg:height="51pt" svg:x="137.08pt" svg:y="0pt" draw:caption-point-x="-17.29pt" draw:caption-point-y="0.28pt">
              <dc:creator>ПКВ</dc:creator>
              <dc:date>2019-09-13T00:00:00</dc:date>
              <text:p text:style-name="P1"><text:span text:style-name="T1">Операнд 1</text:span></text:p>
            </office:annotation>
            <text:p>Оп1</text:p>
          </table:table-cell>
          <table:table-cell office:value-type="string" calcext:value-type="string">
            <office:annotation draw:style-name="gr1" draw:text-style-name="P2" svg:width="82.18pt" svg:height="51pt" svg:x="164.35pt" svg:y="0pt" draw:caption-point-x="-17.29pt" draw:caption-point-y="0.28pt">
              <dc:creator>ПКВ</dc:creator>
              <dc:date>2019-09-13T00:00:00</dc:date>
              <text:p text:style-name="P1"><text:span text:style-name="T1">Операнд 2</text:span></text:p>
            </office:annotation>
            <text:p>Оп2</text:p>
          </table:table-cell>
          <table:table-cell table:style-name="Default" office:value-type="string" calcext:value-type="string">
            <office:annotation draw:style-name="gr1" draw:text-style-name="P2" svg:width="82.18pt" svg:height="51pt" svg:x="236.1pt" svg:y="0pt" draw:caption-point-x="-17.29pt" draw:caption-point-y="0.28pt">
              <dc:creator>ПКВ</dc:creator>
              <dc:date>2019-09-13T00:00:00</dc:date>
              <text:p text:style-name="P1"><text:span text:style-name="T1">Регистры A, B, C</text:span></text:p>
            </office:annotation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office:annotation draw:style-name="gr2" draw:text-style-name="P2" svg:width="82.18pt" svg:height="162.45pt" svg:x="372.7pt" svg:y="0pt" draw:caption-point-x="-17.29pt" draw:caption-point-y="0.28pt">
              <dc:creator>КП</dc:creator>
              <dc:date>2019-09-17T00:00:00</dc:date>
              <text:p text:style-name="P1"><text:span text:style-name="T1">Виртуальный регистр, куда заносится результат последней операции. Не является частью процессора, а служит для удобства определения значений флагов</text:span></text:p>
            </office:annotation>
            <text:p>R</text:p>
          </table:table-cell>
          <table:table-cell table:style-name="Default" office:value-type="string" calcext:value-type="string">
            <office:annotation draw:style-name="gr1" draw:text-style-name="P2" svg:width="82.18pt" svg:height="51pt" svg:x="436.71pt" svg:y="0pt" draw:caption-point-x="-17.29pt" draw:caption-point-y="0.28pt">
              <dc:creator>ПКВ</dc:creator>
              <dc:date>2019-09-13T00:00:00</dc:date>
              <text:p text:style-name="P1"><text:span text:style-name="T1">Флаг отрицательного результата</text:span></text:p>
            </office:annotation>
            <text:p>SF</text:p>
          </table:table-cell>
          <table:table-cell table:style-name="Default" office:value-type="string" calcext:value-type="string">
            <office:annotation draw:style-name="gr1" draw:text-style-name="P2" svg:width="82.18pt" svg:height="51pt" svg:x="500.68pt" svg:y="0pt" draw:caption-point-x="-17.29pt" draw:caption-point-y="0.28pt">
              <dc:creator>ПКВ</dc:creator>
              <dc:date>2019-09-13T00:00:00</dc:date>
              <text:p text:style-name="P1"><text:span text:style-name="T1">Флаг нулевого результата</text:span></text:p>
            </office:annotation>
            <text:p>ZF</text:p>
          </table:table-cell>
          <table:table-cell table:style-name="Default" office:value-type="string" calcext:value-type="string">
            <office:annotation draw:style-name="gr1" draw:text-style-name="P2" svg:width="82.18pt" svg:height="51pt" svg:x="564.69pt" svg:y="0pt" draw:caption-point-x="-17.29pt" draw:caption-point-y="0.28pt">
              <dc:creator>ПКВ</dc:creator>
              <dc:date>2019-09-13T00:00:00</dc:date>
              <text:p text:style-name="P1"><text:span text:style-name="T1">Флаг знакового переполнения</text:span></text:p>
            </office:annotation>
            <text:p>OF</text:p>
          </table:table-cell>
          <table:table-cell table:style-name="Default" office:value-type="string" calcext:value-type="string">
            <office:annotation draw:style-name="gr3" draw:text-style-name="P2" svg:width="82.18pt" svg:height="106.47pt" svg:x="628.7pt" svg:y="0pt" draw:caption-point-x="-17.29pt" draw:caption-point-y="0.28pt">
              <dc:creator>ПКВ</dc:creator>
              <dc:date>2019-09-13T00:00:00</dc:date>
              <text:p text:style-name="P1"><text:span text:style-name="T1">Флаг беззнакового переполнения (переноса из старшего разряда или заёма в старший разряд)</text:span></text:p>
            </office:annotation>
            <text:p>C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formula="of:=IF([.B2]=&quot;JMPI&quot;;[.C2];[.A2]+1)" office:value-type="float" office:value="1" calcext:value-type="float">
            <text:p>1</text:p>
          </table:table-cell>
          <table:table-cell table:formula="of:=VLOOKUP([.$A3];Program;2;1)" office:value-type="string" office:string-value="INC" calcext:value-type="string">
            <text:p>INC</text:p>
          </table:table-cell>
          <table:table-cell table:formula="of:=VLOOKUP([.$A3];Program;3;1)" office:value-type="string" office:string-value="A" calcext:value-type="string">
            <text:p>A</text:p>
          </table:table-cell>
          <table:table-cell table:formula="of:=VLOOKUP([.$A3];Program;4;1)" office:value-type="float" office:value="0" calcext:value-type="float">
            <text:p/>
          </table:table-cell>
          <table:table-cell table:formula="of:=IF(AND([.$B3]=&quot;INC&quot;; [.$C3]=[.E$1]);[.E2]+1;IF(AND([.$B3]=&quot;MOVI&quot;; [.$C3]=[.E$1]);[.$D3];IF(AND([.$B3]=&quot;SHL&quot;;[.$C3]=[.E$1]);IF([.$D3]=[.$E$1];BITLSHIFT([.E2];[.$E2]);IF([.$D3]=[.$F$1];BITLSHIFT([.E2];[.$F2]);IF([.$D3]=[.$G$1];BITLSHIFT([.E2];[.$G2]))));[.E2])))" office:value-type="float" office:value="1" calcext:value-type="float">
            <text:p>1</text:p>
          </table:table-cell>
          <table:table-cell table:formula="of:=IF(AND([.$B3]=&quot;INC&quot;; [.$C3]=[.F$1]);[.F2]+1;IF(AND([.$B3]=&quot;MOVI&quot;; [.$C3]=[.F$1]);[.$D3];IF(AND([.$B3]=&quot;SHL&quot;;[.$C3]=[.F$1]);IF([.$D3]=[.$E$1];BITLSHIFT([.F2];[.$E2]);IF([.$D3]=[.$F$1];BITLSHIFT([.F2];[.$F2]);IF([.$D3]=[.$G$1];BITLSHIFT([.F2];[.$G2]))));[.F2])))" office:value-type="float" office:value="0" calcext:value-type="float">
            <text:p>0</text:p>
          </table:table-cell>
          <table:table-cell table:formula="of:=IF(AND([.$B3]=&quot;INC&quot;; [.$C3]=[.G$1]);[.G2]+1;IF(AND([.$B3]=&quot;MOVI&quot;; [.$C3]=[.G$1]);[.$D3];IF(AND([.$B3]=&quot;SHL&quot;;[.$C3]=[.G$1]);IF([.$D3]=[.$E$1];BITLSHIFT([.G2];[.$E2]);IF([.$D3]=[.$F$1];BITLSHIFT([.G2];[.$F2]);IF([.$D3]=[.$G$1];BITLSHIFT([.G2];[.$G2]))));[.G2])))" office:value-type="float" office:value="0" calcext:value-type="float">
            <text:p>0</text:p>
          </table:table-cell>
          <table:table-cell table:formula="of:=IF([.B3]=&quot;INC&quot;;COM.MICROSOFT.SWITCH([.C3];&quot;A&quot;;[.E3];&quot;B&quot;;[.F3];&quot;C&quot;;[.G3]);IF([.B3]=&quot;SHL&quot;;COM.MICROSOFT.SWITCH([.C3];&quot;A&quot;;[.E3];&quot;B&quot;;[.F3];&quot;C&quot;;[.G3]);[.H2]))" office:value-type="float" office:value="1" calcext:value-type="float">
            <text:p>1</text:p>
          </table:table-cell>
          <table:table-cell table:formula="of:=[.H3]&lt;0" office:value-type="boolean" office:boolean-value="false" calcext:value-type="boolean">
            <text:p>FALSE</text:p>
          </table:table-cell>
          <table:table-cell table:formula="of:=[.H3]=0" office:value-type="boolean" office:boolean-value="false" calcext:value-type="boolean">
            <text:p>FALSE</text:p>
          </table:table-cell>
          <table:table-cell table:formula="of:=IF([.$B3]=&quot;INC&quot;; OR([.H3] &gt; 128; [.H3] &lt; -127))" office:value-type="boolean" office:boolean-value="false" calcext:value-type="boolean">
            <text:p>FALSE</text:p>
          </table:table-cell>
          <table:table-cell table:formula="of:=IF([.$B3]=&quot;INC&quot;; OR([.H3] &gt; 255; [.H3] &lt; 0); IF([.$B3]=&quot;SHL&quot;;AND(BITLSHIFT(COM.MICROSOFT.SWITCH([.$C3]; [.E$1];[.E3]; [.F$1];[.F3];[.G$1];[.G3]);8-COM.MICROSOFT.SWITCH([.$D3]; [.E$1];[.E3]; [.F$1];[.F3];[.G$1];[.G3]));1))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3]=&quot;JMPI&quot;;[.C3];[.A3]+1)" office:value-type="float" office:value="2" calcext:value-type="float">
            <text:p>2</text:p>
          </table:table-cell>
          <table:table-cell table:formula="of:=VLOOKUP([.$A4];Program;2;1)" office:value-type="string" office:string-value="INC" calcext:value-type="string">
            <text:p>INC</text:p>
          </table:table-cell>
          <table:table-cell table:formula="of:=VLOOKUP([.$A4];Program;3;1)" office:value-type="string" office:string-value="B" calcext:value-type="string">
            <text:p>B</text:p>
          </table:table-cell>
          <table:table-cell table:formula="of:=VLOOKUP([.$A4];Program;4;1)" office:value-type="float" office:value="0" calcext:value-type="float">
            <text:p/>
          </table:table-cell>
          <table:table-cell table:formula="of:=IF(AND([.$B4]=&quot;INC&quot;; [.$C4]=[.E$1]);[.E3]+1;IF(AND([.$B4]=&quot;MOVI&quot;; [.$C4]=[.E$1]);[.$D4];IF(AND([.$B4]=&quot;SHL&quot;;[.$C4]=[.E$1]);IF([.$D4]=[.$E$1];BITLSHIFT([.E3];[.$E3]);IF([.$D4]=[.$F$1];BITLSHIFT([.E3];[.$F3]);IF([.$D4]=[.$G$1];BITLSHIFT([.E3];[.$G3]))));[.E3])))" office:value-type="float" office:value="1" calcext:value-type="float">
            <text:p>1</text:p>
          </table:table-cell>
          <table:table-cell table:formula="of:=IF(AND([.$B4]=&quot;INC&quot;; [.$C4]=[.F$1]);[.F3]+1;IF(AND([.$B4]=&quot;MOVI&quot;; [.$C4]=[.F$1]);[.$D4];IF(AND([.$B4]=&quot;SHL&quot;;[.$C4]=[.F$1]);IF([.$D4]=[.$E$1];BITLSHIFT([.F3];[.$E3]);IF([.$D4]=[.$F$1];BITLSHIFT([.F3];[.$F3]);IF([.$D4]=[.$G$1];BITLSHIFT([.F3];[.$G3]))));[.F3])))" office:value-type="float" office:value="1" calcext:value-type="float">
            <text:p>1</text:p>
          </table:table-cell>
          <table:table-cell table:formula="of:=IF(AND([.$B4]=&quot;INC&quot;; [.$C4]=[.G$1]);[.G3]+1;IF(AND([.$B4]=&quot;MOVI&quot;; [.$C4]=[.G$1]);[.$D4];IF(AND([.$B4]=&quot;SHL&quot;;[.$C4]=[.G$1]);IF([.$D4]=[.$E$1];BITLSHIFT([.G3];[.$E3]);IF([.$D4]=[.$F$1];BITLSHIFT([.G3];[.$F3]);IF([.$D4]=[.$G$1];BITLSHIFT([.G3];[.$G3]))));[.G3])))" office:value-type="float" office:value="0" calcext:value-type="float">
            <text:p>0</text:p>
          </table:table-cell>
          <table:table-cell table:formula="of:=IF([.B4]=&quot;INC&quot;;COM.MICROSOFT.SWITCH([.C4];&quot;A&quot;;[.E4];&quot;B&quot;;[.F4];&quot;C&quot;;[.G4]);IF([.B4]=&quot;SHL&quot;;COM.MICROSOFT.SWITCH([.C4];&quot;A&quot;;[.E4];&quot;B&quot;;[.F4];&quot;C&quot;;[.G4]);[.H3]))" office:value-type="float" office:value="1" calcext:value-type="float">
            <text:p>1</text:p>
          </table:table-cell>
          <table:table-cell table:formula="of:=[.H4]&lt;0" office:value-type="boolean" office:boolean-value="false" calcext:value-type="boolean">
            <text:p>FALSE</text:p>
          </table:table-cell>
          <table:table-cell table:formula="of:=[.H4]=0" office:value-type="boolean" office:boolean-value="false" calcext:value-type="boolean">
            <text:p>FALSE</text:p>
          </table:table-cell>
          <table:table-cell table:formula="of:=IF([.$B4]=&quot;INC&quot;; OR([.H4] &gt; 128; [.H4] &lt; -127))" office:value-type="boolean" office:boolean-value="false" calcext:value-type="boolean">
            <text:p>FALSE</text:p>
          </table:table-cell>
          <table:table-cell table:formula="of:=IF([.$B4]=&quot;INC&quot;; OR([.H4] &gt; 255; [.H4] &lt; 0); IF([.$B4]=&quot;SHL&quot;;AND(BITLSHIFT(COM.MICROSOFT.SWITCH([.$C4]; [.E$1];[.E4]; [.F$1];[.F4];[.G$1];[.G4]);8-COM.MICROSOFT.SWITCH([.$D4]; [.E$1];[.E4]; [.F$1];[.F4];[.G$1];[.G4]));1))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4]=&quot;JMPI&quot;;[.C4];[.A4]+1)" office:value-type="float" office:value="3" calcext:value-type="float">
            <text:p>3</text:p>
          </table:table-cell>
          <table:table-cell table:formula="of:=VLOOKUP([.$A5];Program;2;1)" office:value-type="string" office:string-value="INC" calcext:value-type="string">
            <text:p>INC</text:p>
          </table:table-cell>
          <table:table-cell table:formula="of:=VLOOKUP([.$A5];Program;3;1)" office:value-type="string" office:string-value="A" calcext:value-type="string">
            <text:p>A</text:p>
          </table:table-cell>
          <table:table-cell table:formula="of:=VLOOKUP([.$A5];Program;4;1)" office:value-type="float" office:value="0" calcext:value-type="float">
            <text:p/>
          </table:table-cell>
          <table:table-cell table:formula="of:=IF(AND([.$B5]=&quot;INC&quot;; [.$C5]=[.E$1]);[.E4]+1;IF(AND([.$B5]=&quot;MOVI&quot;; [.$C5]=[.E$1]);[.$D5];IF(AND([.$B5]=&quot;SHL&quot;;[.$C5]=[.E$1]);IF([.$D5]=[.$E$1];BITLSHIFT([.E4];[.$E4]);IF([.$D5]=[.$F$1];BITLSHIFT([.E4];[.$F4]);IF([.$D5]=[.$G$1];BITLSHIFT([.E4];[.$G4]))));[.E4])))" office:value-type="float" office:value="2" calcext:value-type="float">
            <text:p>2</text:p>
          </table:table-cell>
          <table:table-cell table:formula="of:=IF(AND([.$B5]=&quot;INC&quot;; [.$C5]=[.F$1]);[.F4]+1;IF(AND([.$B5]=&quot;MOVI&quot;; [.$C5]=[.F$1]);[.$D5];IF(AND([.$B5]=&quot;SHL&quot;;[.$C5]=[.F$1]);IF([.$D5]=[.$E$1];BITLSHIFT([.F4];[.$E4]);IF([.$D5]=[.$F$1];BITLSHIFT([.F4];[.$F4]);IF([.$D5]=[.$G$1];BITLSHIFT([.F4];[.$G4]))));[.F4])))" office:value-type="float" office:value="1" calcext:value-type="float">
            <text:p>1</text:p>
          </table:table-cell>
          <table:table-cell table:formula="of:=IF(AND([.$B5]=&quot;INC&quot;; [.$C5]=[.G$1]);[.G4]+1;IF(AND([.$B5]=&quot;MOVI&quot;; [.$C5]=[.G$1]);[.$D5];IF(AND([.$B5]=&quot;SHL&quot;;[.$C5]=[.G$1]);IF([.$D5]=[.$E$1];BITLSHIFT([.G4];[.$E4]);IF([.$D5]=[.$F$1];BITLSHIFT([.G4];[.$F4]);IF([.$D5]=[.$G$1];BITLSHIFT([.G4];[.$G4]))));[.G4])))" office:value-type="float" office:value="0" calcext:value-type="float">
            <text:p>0</text:p>
          </table:table-cell>
          <table:table-cell table:formula="of:=IF([.B5]=&quot;INC&quot;;COM.MICROSOFT.SWITCH([.C5];&quot;A&quot;;[.E5];&quot;B&quot;;[.F5];&quot;C&quot;;[.G5]);IF([.B5]=&quot;SHL&quot;;COM.MICROSOFT.SWITCH([.C5];&quot;A&quot;;[.E5];&quot;B&quot;;[.F5];&quot;C&quot;;[.G5]);[.H4]))" office:value-type="float" office:value="2" calcext:value-type="float">
            <text:p>2</text:p>
          </table:table-cell>
          <table:table-cell table:formula="of:=[.H5]&lt;0" office:value-type="boolean" office:boolean-value="false" calcext:value-type="boolean">
            <text:p>FALSE</text:p>
          </table:table-cell>
          <table:table-cell table:formula="of:=[.H5]=0" office:value-type="boolean" office:boolean-value="false" calcext:value-type="boolean">
            <text:p>FALSE</text:p>
          </table:table-cell>
          <table:table-cell table:formula="of:=IF([.$B5]=&quot;INC&quot;; OR([.H5] &gt; 128; [.H5] &lt; -127))" office:value-type="boolean" office:boolean-value="false" calcext:value-type="boolean">
            <text:p>FALSE</text:p>
          </table:table-cell>
          <table:table-cell table:formula="of:=IF([.$B5]=&quot;INC&quot;; OR([.H5] &gt; 255; [.H5] &lt; 0); IF([.$B5]=&quot;SHL&quot;;AND(BITLSHIFT(COM.MICROSOFT.SWITCH([.$C5]; [.E$1];[.E5]; [.F$1];[.F5];[.G$1];[.G5]);8-COM.MICROSOFT.SWITCH([.$D5]; [.E$1];[.E5]; [.F$1];[.F5];[.G$1];[.G5]));1))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5]=&quot;JMPI&quot;;[.C5];[.A5]+1)" office:value-type="float" office:value="4" calcext:value-type="float">
            <text:p>4</text:p>
          </table:table-cell>
          <table:table-cell table:formula="of:=VLOOKUP([.$A6];Program;2;1)" office:value-type="string" office:string-value="MOVI" calcext:value-type="string">
            <text:p>MOVI</text:p>
          </table:table-cell>
          <table:table-cell table:formula="of:=VLOOKUP([.$A6];Program;3;1)" office:value-type="string" office:string-value="B" calcext:value-type="string">
            <text:p>B</text:p>
          </table:table-cell>
          <table:table-cell table:formula="of:=VLOOKUP([.$A6];Program;4;1)" office:value-type="float" office:value="128" calcext:value-type="float">
            <text:p>128</text:p>
          </table:table-cell>
          <table:table-cell table:formula="of:=IF(AND([.$B6]=&quot;INC&quot;; [.$C6]=[.E$1]);[.E5]+1;IF(AND([.$B6]=&quot;MOVI&quot;; [.$C6]=[.E$1]);[.$D6];IF(AND([.$B6]=&quot;SHL&quot;;[.$C6]=[.E$1]);IF([.$D6]=[.$E$1];BITLSHIFT([.E5];[.$E5]);IF([.$D6]=[.$F$1];BITLSHIFT([.E5];[.$F5]);IF([.$D6]=[.$G$1];BITLSHIFT([.E5];[.$G5]))));[.E5])))" office:value-type="float" office:value="2" calcext:value-type="float">
            <text:p>2</text:p>
          </table:table-cell>
          <table:table-cell table:formula="of:=IF(AND([.$B6]=&quot;INC&quot;; [.$C6]=[.F$1]);[.F5]+1;IF(AND([.$B6]=&quot;MOVI&quot;; [.$C6]=[.F$1]);[.$D6];IF(AND([.$B6]=&quot;SHL&quot;;[.$C6]=[.F$1]);IF([.$D6]=[.$E$1];BITLSHIFT([.F5];[.$E5]);IF([.$D6]=[.$F$1];BITLSHIFT([.F5];[.$F5]);IF([.$D6]=[.$G$1];BITLSHIFT([.F5];[.$G5]))));[.F5])))" office:value-type="float" office:value="128" calcext:value-type="float">
            <text:p>128</text:p>
          </table:table-cell>
          <table:table-cell table:formula="of:=IF(AND([.$B6]=&quot;INC&quot;; [.$C6]=[.G$1]);[.G5]+1;IF(AND([.$B6]=&quot;MOVI&quot;; [.$C6]=[.G$1]);[.$D6];IF(AND([.$B6]=&quot;SHL&quot;;[.$C6]=[.G$1]);IF([.$D6]=[.$E$1];BITLSHIFT([.G5];[.$E5]);IF([.$D6]=[.$F$1];BITLSHIFT([.G5];[.$F5]);IF([.$D6]=[.$G$1];BITLSHIFT([.G5];[.$G5]))));[.G5])))" office:value-type="float" office:value="0" calcext:value-type="float">
            <text:p>0</text:p>
          </table:table-cell>
          <table:table-cell table:formula="of:=IF([.B6]=&quot;INC&quot;;COM.MICROSOFT.SWITCH([.C6];&quot;A&quot;;[.E6];&quot;B&quot;;[.F6];&quot;C&quot;;[.G6]);IF([.B6]=&quot;SHL&quot;;COM.MICROSOFT.SWITCH([.C6];&quot;A&quot;;[.E6];&quot;B&quot;;[.F6];&quot;C&quot;;[.G6]);[.H5]))" office:value-type="float" office:value="2" calcext:value-type="float">
            <text:p>2</text:p>
          </table:table-cell>
          <table:table-cell table:formula="of:=[.H6]&lt;0" office:value-type="boolean" office:boolean-value="false" calcext:value-type="boolean">
            <text:p>FALSE</text:p>
          </table:table-cell>
          <table:table-cell table:formula="of:=[.H6]=0" office:value-type="boolean" office:boolean-value="false" calcext:value-type="boolean">
            <text:p>FALSE</text:p>
          </table:table-cell>
          <table:table-cell table:formula="of:=IF([.$B6]=&quot;INC&quot;; OR([.H6] &gt; 128; [.H6] &lt; -127))" office:value-type="boolean" office:boolean-value="false" calcext:value-type="boolean">
            <text:p>FALSE</text:p>
          </table:table-cell>
          <table:table-cell table:formula="of:=IF([.$B6]=&quot;INC&quot;; OR([.H6] &gt; 255; [.H6] &lt; 0); IF([.$B6]=&quot;SHL&quot;;AND(BITLSHIFT(COM.MICROSOFT.SWITCH([.$C6]; [.E$1];[.E6]; [.F$1];[.F6];[.G$1];[.G6]);8-COM.MICROSOFT.SWITCH([.$D6]; [.E$1];[.E6]; [.F$1];[.F6];[.G$1];[.G6]));1))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6]=&quot;JMPI&quot;;[.C6];[.A6]+1)" office:value-type="float" office:value="5" calcext:value-type="float">
            <text:p>5</text:p>
          </table:table-cell>
          <table:table-cell table:formula="of:=VLOOKUP([.$A7];Program;2;1)" office:value-type="string" office:string-value="INC" calcext:value-type="string">
            <text:p>INC</text:p>
          </table:table-cell>
          <table:table-cell table:formula="of:=VLOOKUP([.$A7];Program;3;1)" office:value-type="string" office:string-value="B" calcext:value-type="string">
            <text:p>B</text:p>
          </table:table-cell>
          <table:table-cell table:formula="of:=VLOOKUP([.$A7];Program;4;1)" office:value-type="float" office:value="0" calcext:value-type="float">
            <text:p/>
          </table:table-cell>
          <table:table-cell table:formula="of:=IF(AND([.$B7]=&quot;INC&quot;; [.$C7]=[.E$1]);[.E6]+1;IF(AND([.$B7]=&quot;MOVI&quot;; [.$C7]=[.E$1]);[.$D7];IF(AND([.$B7]=&quot;SHL&quot;;[.$C7]=[.E$1]);IF([.$D7]=[.$E$1];BITLSHIFT([.E6];[.$E6]);IF([.$D7]=[.$F$1];BITLSHIFT([.E6];[.$F6]);IF([.$D7]=[.$G$1];BITLSHIFT([.E6];[.$G6]))));[.E6])))" office:value-type="float" office:value="2" calcext:value-type="float">
            <text:p>2</text:p>
          </table:table-cell>
          <table:table-cell table:formula="of:=IF(AND([.$B7]=&quot;INC&quot;; [.$C7]=[.F$1]);[.F6]+1;IF(AND([.$B7]=&quot;MOVI&quot;; [.$C7]=[.F$1]);[.$D7];IF(AND([.$B7]=&quot;SHL&quot;;[.$C7]=[.F$1]);IF([.$D7]=[.$E$1];BITLSHIFT([.F6];[.$E6]);IF([.$D7]=[.$F$1];BITLSHIFT([.F6];[.$F6]);IF([.$D7]=[.$G$1];BITLSHIFT([.F6];[.$G6]))));[.F6])))" office:value-type="float" office:value="129" calcext:value-type="float">
            <text:p>129</text:p>
          </table:table-cell>
          <table:table-cell table:formula="of:=IF(AND([.$B7]=&quot;INC&quot;; [.$C7]=[.G$1]);[.G6]+1;IF(AND([.$B7]=&quot;MOVI&quot;; [.$C7]=[.G$1]);[.$D7];IF(AND([.$B7]=&quot;SHL&quot;;[.$C7]=[.G$1]);IF([.$D7]=[.$E$1];BITLSHIFT([.G6];[.$E6]);IF([.$D7]=[.$F$1];BITLSHIFT([.G6];[.$F6]);IF([.$D7]=[.$G$1];BITLSHIFT([.G6];[.$G6]))));[.G6])))" office:value-type="float" office:value="0" calcext:value-type="float">
            <text:p>0</text:p>
          </table:table-cell>
          <table:table-cell table:formula="of:=IF([.B7]=&quot;INC&quot;;COM.MICROSOFT.SWITCH([.C7];&quot;A&quot;;[.E7];&quot;B&quot;;[.F7];&quot;C&quot;;[.G7]);IF([.B7]=&quot;SHL&quot;;COM.MICROSOFT.SWITCH([.C7];&quot;A&quot;;[.E7];&quot;B&quot;;[.F7];&quot;C&quot;;[.G7]);[.H6]))" office:value-type="float" office:value="129" calcext:value-type="float">
            <text:p>129</text:p>
          </table:table-cell>
          <table:table-cell table:formula="of:=[.H7]&lt;0" office:value-type="boolean" office:boolean-value="false" calcext:value-type="boolean">
            <text:p>FALSE</text:p>
          </table:table-cell>
          <table:table-cell table:formula="of:=[.H7]=0" office:value-type="boolean" office:boolean-value="false" calcext:value-type="boolean">
            <text:p>FALSE</text:p>
          </table:table-cell>
          <table:table-cell table:formula="of:=IF([.$B7]=&quot;INC&quot;; OR([.H7] &gt; 128; [.H7] &lt; -127))" office:value-type="boolean" office:boolean-value="true" calcext:value-type="boolean">
            <text:p>TRUE</text:p>
          </table:table-cell>
          <table:table-cell table:formula="of:=IF([.$B7]=&quot;INC&quot;; OR([.H7] &gt; 255; [.H7] &lt; 0); IF([.$B7]=&quot;SHL&quot;;AND(BITLSHIFT(COM.MICROSOFT.SWITCH([.$C7]; [.E$1];[.E7]; [.F$1];[.F7];[.G$1];[.G7]);8-COM.MICROSOFT.SWITCH([.$D7]; [.E$1];[.E7]; [.F$1];[.F7];[.G$1];[.G7]));1))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7]=&quot;JMPI&quot;;[.C7];[.A7]+1)" office:value-type="float" office:value="6" calcext:value-type="float">
            <text:p>6</text:p>
          </table:table-cell>
          <table:table-cell table:formula="of:=VLOOKUP([.$A8];Program;2;1)" office:value-type="string" office:string-value="MOVI" calcext:value-type="string">
            <text:p>MOVI</text:p>
          </table:table-cell>
          <table:table-cell table:formula="of:=VLOOKUP([.$A8];Program;3;1)" office:value-type="string" office:string-value="A" calcext:value-type="string">
            <text:p>A</text:p>
          </table:table-cell>
          <table:table-cell table:formula="of:=VLOOKUP([.$A8];Program;4;1)" office:value-type="float" office:value="-129" calcext:value-type="float">
            <text:p>-129</text:p>
          </table:table-cell>
          <table:table-cell table:formula="of:=IF(AND([.$B8]=&quot;INC&quot;; [.$C8]=[.E$1]);[.E7]+1;IF(AND([.$B8]=&quot;MOVI&quot;; [.$C8]=[.E$1]);[.$D8];IF(AND([.$B8]=&quot;SHL&quot;;[.$C8]=[.E$1]);IF([.$D8]=[.$E$1];BITLSHIFT([.E7];[.$E7]);IF([.$D8]=[.$F$1];BITLSHIFT([.E7];[.$F7]);IF([.$D8]=[.$G$1];BITLSHIFT([.E7];[.$G7]))));[.E7])))" office:value-type="float" office:value="-129" calcext:value-type="float">
            <text:p>-129</text:p>
          </table:table-cell>
          <table:table-cell table:formula="of:=IF(AND([.$B8]=&quot;INC&quot;; [.$C8]=[.F$1]);[.F7]+1;IF(AND([.$B8]=&quot;MOVI&quot;; [.$C8]=[.F$1]);[.$D8];IF(AND([.$B8]=&quot;SHL&quot;;[.$C8]=[.F$1]);IF([.$D8]=[.$E$1];BITLSHIFT([.F7];[.$E7]);IF([.$D8]=[.$F$1];BITLSHIFT([.F7];[.$F7]);IF([.$D8]=[.$G$1];BITLSHIFT([.F7];[.$G7]))));[.F7])))" office:value-type="float" office:value="129" calcext:value-type="float">
            <text:p>129</text:p>
          </table:table-cell>
          <table:table-cell table:formula="of:=IF(AND([.$B8]=&quot;INC&quot;; [.$C8]=[.G$1]);[.G7]+1;IF(AND([.$B8]=&quot;MOVI&quot;; [.$C8]=[.G$1]);[.$D8];IF(AND([.$B8]=&quot;SHL&quot;;[.$C8]=[.G$1]);IF([.$D8]=[.$E$1];BITLSHIFT([.G7];[.$E7]);IF([.$D8]=[.$F$1];BITLSHIFT([.G7];[.$F7]);IF([.$D8]=[.$G$1];BITLSHIFT([.G7];[.$G7]))));[.G7])))" office:value-type="float" office:value="0" calcext:value-type="float">
            <text:p>0</text:p>
          </table:table-cell>
          <table:table-cell table:formula="of:=IF([.B8]=&quot;INC&quot;;COM.MICROSOFT.SWITCH([.C8];&quot;A&quot;;[.E8];&quot;B&quot;;[.F8];&quot;C&quot;;[.G8]);IF([.B8]=&quot;SHL&quot;;COM.MICROSOFT.SWITCH([.C8];&quot;A&quot;;[.E8];&quot;B&quot;;[.F8];&quot;C&quot;;[.G8]);[.H7]))" office:value-type="float" office:value="129" calcext:value-type="float">
            <text:p>129</text:p>
          </table:table-cell>
          <table:table-cell table:formula="of:=[.H8]&lt;0" office:value-type="boolean" office:boolean-value="false" calcext:value-type="boolean">
            <text:p>FALSE</text:p>
          </table:table-cell>
          <table:table-cell table:formula="of:=[.H8]=0" office:value-type="boolean" office:boolean-value="false" calcext:value-type="boolean">
            <text:p>FALSE</text:p>
          </table:table-cell>
          <table:table-cell table:formula="of:=IF([.$B8]=&quot;INC&quot;; OR([.H8] &gt; 128; [.H8] &lt; -127))" office:value-type="boolean" office:boolean-value="false" calcext:value-type="boolean">
            <text:p>FALSE</text:p>
          </table:table-cell>
          <table:table-cell table:formula="of:=IF([.$B8]=&quot;INC&quot;; OR([.H8] &gt; 255; [.H8] &lt; 0); IF([.$B8]=&quot;SHL&quot;;AND(BITLSHIFT(COM.MICROSOFT.SWITCH([.$C8]; [.E$1];[.E8]; [.F$1];[.F8];[.G$1];[.G8]);8-COM.MICROSOFT.SWITCH([.$D8]; [.E$1];[.E8]; [.F$1];[.F8];[.G$1];[.G8]));1))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8]=&quot;JMPI&quot;;[.C8];[.A8]+1)" office:value-type="float" office:value="7" calcext:value-type="float">
            <text:p>7</text:p>
          </table:table-cell>
          <table:table-cell table:formula="of:=VLOOKUP([.$A9];Program;2;1)" office:value-type="string" office:string-value="INC" calcext:value-type="string">
            <text:p>INC</text:p>
          </table:table-cell>
          <table:table-cell table:formula="of:=VLOOKUP([.$A9];Program;3;1)" office:value-type="string" office:string-value="A" calcext:value-type="string">
            <text:p>A</text:p>
          </table:table-cell>
          <table:table-cell table:formula="of:=VLOOKUP([.$A9];Program;4;1)" office:value-type="float" office:value="0" calcext:value-type="float">
            <text:p/>
          </table:table-cell>
          <table:table-cell table:formula="of:=IF(AND([.$B9]=&quot;INC&quot;; [.$C9]=[.E$1]);[.E8]+1;IF(AND([.$B9]=&quot;MOVI&quot;; [.$C9]=[.E$1]);[.$D9];IF(AND([.$B9]=&quot;SHL&quot;;[.$C9]=[.E$1]);IF([.$D9]=[.$E$1];BITLSHIFT([.E8];[.$E8]);IF([.$D9]=[.$F$1];BITLSHIFT([.E8];[.$F8]);IF([.$D9]=[.$G$1];BITLSHIFT([.E8];[.$G8]))));[.E8])))" office:value-type="float" office:value="-128" calcext:value-type="float">
            <text:p>-128</text:p>
          </table:table-cell>
          <table:table-cell table:formula="of:=IF(AND([.$B9]=&quot;INC&quot;; [.$C9]=[.F$1]);[.F8]+1;IF(AND([.$B9]=&quot;MOVI&quot;; [.$C9]=[.F$1]);[.$D9];IF(AND([.$B9]=&quot;SHL&quot;;[.$C9]=[.F$1]);IF([.$D9]=[.$E$1];BITLSHIFT([.F8];[.$E8]);IF([.$D9]=[.$F$1];BITLSHIFT([.F8];[.$F8]);IF([.$D9]=[.$G$1];BITLSHIFT([.F8];[.$G8]))));[.F8])))" office:value-type="float" office:value="129" calcext:value-type="float">
            <text:p>129</text:p>
          </table:table-cell>
          <table:table-cell table:formula="of:=IF(AND([.$B9]=&quot;INC&quot;; [.$C9]=[.G$1]);[.G8]+1;IF(AND([.$B9]=&quot;MOVI&quot;; [.$C9]=[.G$1]);[.$D9];IF(AND([.$B9]=&quot;SHL&quot;;[.$C9]=[.G$1]);IF([.$D9]=[.$E$1];BITLSHIFT([.G8];[.$E8]);IF([.$D9]=[.$F$1];BITLSHIFT([.G8];[.$F8]);IF([.$D9]=[.$G$1];BITLSHIFT([.G8];[.$G8]))));[.G8])))" office:value-type="float" office:value="0" calcext:value-type="float">
            <text:p>0</text:p>
          </table:table-cell>
          <table:table-cell table:formula="of:=IF([.B9]=&quot;INC&quot;;COM.MICROSOFT.SWITCH([.C9];&quot;A&quot;;[.E9];&quot;B&quot;;[.F9];&quot;C&quot;;[.G9]);IF([.B9]=&quot;SHL&quot;;COM.MICROSOFT.SWITCH([.C9];&quot;A&quot;;[.E9];&quot;B&quot;;[.F9];&quot;C&quot;;[.G9]);[.H8]))" office:value-type="float" office:value="-128" calcext:value-type="float">
            <text:p>-128</text:p>
          </table:table-cell>
          <table:table-cell table:formula="of:=[.H9]&lt;0" office:value-type="boolean" office:boolean-value="true" calcext:value-type="boolean">
            <text:p>TRUE</text:p>
          </table:table-cell>
          <table:table-cell table:formula="of:=[.H9]=0" office:value-type="boolean" office:boolean-value="false" calcext:value-type="boolean">
            <text:p>FALSE</text:p>
          </table:table-cell>
          <table:table-cell table:formula="of:=IF([.$B9]=&quot;INC&quot;; OR([.H9] &gt; 128; [.H9] &lt; -127))" office:value-type="boolean" office:boolean-value="true" calcext:value-type="boolean">
            <text:p>TRUE</text:p>
          </table:table-cell>
          <table:table-cell table:formula="of:=IF([.$B9]=&quot;INC&quot;; OR([.H9] &gt; 255; [.H9] &lt; 0); IF([.$B9]=&quot;SHL&quot;;AND(BITLSHIFT(COM.MICROSOFT.SWITCH([.$C9]; [.E$1];[.E9]; [.F$1];[.F9];[.G$1];[.G9]);8-COM.MICROSOFT.SWITCH([.$D9]; [.E$1];[.E9]; [.F$1];[.F9];[.G$1];[.G9]));1)))" office:value-type="boolean" office:boolean-value="true" calcext:value-type="boolean">
            <text:p>TRUE</text:p>
          </table:table-cell>
        </table:table-row>
        <table:table-row table:style-name="ro1">
          <table:table-cell table:formula="of:=IF([.B9]=&quot;JMPI&quot;;[.C9];[.A9]+1)" office:value-type="float" office:value="8" calcext:value-type="float">
            <text:p>8</text:p>
          </table:table-cell>
          <table:table-cell table:formula="of:=VLOOKUP([.$A10];Program;2;1)" office:value-type="string" office:string-value="JMPI" calcext:value-type="string">
            <text:p>JMPI</text:p>
          </table:table-cell>
          <table:table-cell table:formula="of:=VLOOKUP([.$A10];Program;3;1)" office:value-type="float" office:value="10" calcext:value-type="float">
            <text:p>10</text:p>
          </table:table-cell>
          <table:table-cell table:formula="of:=VLOOKUP([.$A10];Program;4;1)" office:value-type="float" office:value="0" calcext:value-type="float">
            <text:p/>
          </table:table-cell>
          <table:table-cell table:formula="of:=IF(AND([.$B10]=&quot;INC&quot;; [.$C10]=[.E$1]);[.E9]+1;IF(AND([.$B10]=&quot;MOVI&quot;; [.$C10]=[.E$1]);[.$D10];IF(AND([.$B10]=&quot;SHL&quot;;[.$C10]=[.E$1]);IF([.$D10]=[.$E$1];BITLSHIFT([.E9];[.$E9]);IF([.$D10]=[.$F$1];BITLSHIFT([.E9];[.$F9]);IF([.$D10]=[.$G$1];BITLSHIFT([.E9];[.$G9]))));[.E9])))" office:value-type="float" office:value="-128" calcext:value-type="float">
            <text:p>-128</text:p>
          </table:table-cell>
          <table:table-cell table:formula="of:=IF(AND([.$B10]=&quot;INC&quot;; [.$C10]=[.F$1]);[.F9]+1;IF(AND([.$B10]=&quot;MOVI&quot;; [.$C10]=[.F$1]);[.$D10];IF(AND([.$B10]=&quot;SHL&quot;;[.$C10]=[.F$1]);IF([.$D10]=[.$E$1];BITLSHIFT([.F9];[.$E9]);IF([.$D10]=[.$F$1];BITLSHIFT([.F9];[.$F9]);IF([.$D10]=[.$G$1];BITLSHIFT([.F9];[.$G9]))));[.F9])))" office:value-type="float" office:value="129" calcext:value-type="float">
            <text:p>129</text:p>
          </table:table-cell>
          <table:table-cell table:formula="of:=IF(AND([.$B10]=&quot;INC&quot;; [.$C10]=[.G$1]);[.G9]+1;IF(AND([.$B10]=&quot;MOVI&quot;; [.$C10]=[.G$1]);[.$D10];IF(AND([.$B10]=&quot;SHL&quot;;[.$C10]=[.G$1]);IF([.$D10]=[.$E$1];BITLSHIFT([.G9];[.$E9]);IF([.$D10]=[.$F$1];BITLSHIFT([.G9];[.$F9]);IF([.$D10]=[.$G$1];BITLSHIFT([.G9];[.$G9]))));[.G9])))" office:value-type="float" office:value="0" calcext:value-type="float">
            <text:p>0</text:p>
          </table:table-cell>
          <table:table-cell table:formula="of:=IF([.B10]=&quot;INC&quot;;COM.MICROSOFT.SWITCH([.C10];&quot;A&quot;;[.E10];&quot;B&quot;;[.F10];&quot;C&quot;;[.G10]);IF([.B10]=&quot;SHL&quot;;COM.MICROSOFT.SWITCH([.C10];&quot;A&quot;;[.E10];&quot;B&quot;;[.F10];&quot;C&quot;;[.G10]);[.H9]))" office:value-type="float" office:value="-128" calcext:value-type="float">
            <text:p>-128</text:p>
          </table:table-cell>
          <table:table-cell table:formula="of:=[.H10]&lt;0" office:value-type="boolean" office:boolean-value="true" calcext:value-type="boolean">
            <text:p>TRUE</text:p>
          </table:table-cell>
          <table:table-cell table:formula="of:=[.H10]=0" office:value-type="boolean" office:boolean-value="false" calcext:value-type="boolean">
            <text:p>FALSE</text:p>
          </table:table-cell>
          <table:table-cell table:formula="of:=IF([.$B10]=&quot;INC&quot;; OR([.H10] &gt; 128; [.H10] &lt; -127))" office:value-type="boolean" office:boolean-value="false" calcext:value-type="boolean">
            <text:p>FALSE</text:p>
          </table:table-cell>
          <table:table-cell table:formula="of:=IF([.$B10]=&quot;INC&quot;; OR([.H10] &gt; 255; [.H10] &lt; 0); IF([.$B10]=&quot;SHL&quot;;AND(BITLSHIFT(COM.MICROSOFT.SWITCH([.$C10]; [.E$1];[.E10]; [.F$1];[.F10];[.G$1];[.G10]);8-COM.MICROSOFT.SWITCH([.$D10]; [.E$1];[.E10]; [.F$1];[.F10];[.G$1];[.G10]));1))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10]=&quot;JMPI&quot;;[.C10];[.A10]+1)" office:value-type="float" office:value="10" calcext:value-type="float">
            <text:p>10</text:p>
          </table:table-cell>
          <table:table-cell table:formula="of:=VLOOKUP([.$A11];Program;2;1)" office:value-type="string" office:string-value="JMPI" calcext:value-type="string">
            <text:p>JMPI</text:p>
          </table:table-cell>
          <table:table-cell table:formula="of:=VLOOKUP([.$A11];Program;3;1)" office:value-type="float" office:value="11" calcext:value-type="float">
            <text:p>11</text:p>
          </table:table-cell>
          <table:table-cell table:formula="of:=VLOOKUP([.$A11];Program;4;1)" office:value-type="float" office:value="0" calcext:value-type="float">
            <text:p/>
          </table:table-cell>
          <table:table-cell table:formula="of:=IF(AND([.$B11]=&quot;INC&quot;; [.$C11]=[.E$1]);[.E10]+1;IF(AND([.$B11]=&quot;MOVI&quot;; [.$C11]=[.E$1]);[.$D11];IF(AND([.$B11]=&quot;SHL&quot;;[.$C11]=[.E$1]);IF([.$D11]=[.$E$1];BITLSHIFT([.E10];[.$E10]);IF([.$D11]=[.$F$1];BITLSHIFT([.E10];[.$F10]);IF([.$D11]=[.$G$1];BITLSHIFT([.E10];[.$G10]))));[.E10])))" office:value-type="float" office:value="-128" calcext:value-type="float">
            <text:p>-128</text:p>
          </table:table-cell>
          <table:table-cell table:formula="of:=IF(AND([.$B11]=&quot;INC&quot;; [.$C11]=[.F$1]);[.F10]+1;IF(AND([.$B11]=&quot;MOVI&quot;; [.$C11]=[.F$1]);[.$D11];IF(AND([.$B11]=&quot;SHL&quot;;[.$C11]=[.F$1]);IF([.$D11]=[.$E$1];BITLSHIFT([.F10];[.$E10]);IF([.$D11]=[.$F$1];BITLSHIFT([.F10];[.$F10]);IF([.$D11]=[.$G$1];BITLSHIFT([.F10];[.$G10]))));[.F10])))" office:value-type="float" office:value="129" calcext:value-type="float">
            <text:p>129</text:p>
          </table:table-cell>
          <table:table-cell table:formula="of:=IF(AND([.$B11]=&quot;INC&quot;; [.$C11]=[.G$1]);[.G10]+1;IF(AND([.$B11]=&quot;MOVI&quot;; [.$C11]=[.G$1]);[.$D11];IF(AND([.$B11]=&quot;SHL&quot;;[.$C11]=[.G$1]);IF([.$D11]=[.$E$1];BITLSHIFT([.G10];[.$E10]);IF([.$D11]=[.$F$1];BITLSHIFT([.G10];[.$F10]);IF([.$D11]=[.$G$1];BITLSHIFT([.G10];[.$G10]))));[.G10])))" office:value-type="float" office:value="0" calcext:value-type="float">
            <text:p>0</text:p>
          </table:table-cell>
          <table:table-cell table:formula="of:=IF([.B11]=&quot;INC&quot;;COM.MICROSOFT.SWITCH([.C11];&quot;A&quot;;[.E11];&quot;B&quot;;[.F11];&quot;C&quot;;[.G11]);IF([.B11]=&quot;SHL&quot;;COM.MICROSOFT.SWITCH([.C11];&quot;A&quot;;[.E11];&quot;B&quot;;[.F11];&quot;C&quot;;[.G11]);[.H10]))" office:value-type="float" office:value="-128" calcext:value-type="float">
            <text:p>-128</text:p>
          </table:table-cell>
          <table:table-cell table:formula="of:=[.H11]&lt;0" office:value-type="boolean" office:boolean-value="true" calcext:value-type="boolean">
            <text:p>TRUE</text:p>
          </table:table-cell>
          <table:table-cell table:formula="of:=[.H11]=0" office:value-type="boolean" office:boolean-value="false" calcext:value-type="boolean">
            <text:p>FALSE</text:p>
          </table:table-cell>
          <table:table-cell table:formula="of:=IF([.$B11]=&quot;INC&quot;; OR([.H11] &gt; 128; [.H11] &lt; -127))" office:value-type="boolean" office:boolean-value="false" calcext:value-type="boolean">
            <text:p>FALSE</text:p>
          </table:table-cell>
          <table:table-cell table:formula="of:=IF([.$B11]=&quot;INC&quot;; OR([.H11] &gt; 255; [.H11] &lt; 0); IF([.$B11]=&quot;SHL&quot;;AND(BITLSHIFT(COM.MICROSOFT.SWITCH([.$C11]; [.E$1];[.E11]; [.F$1];[.F11];[.G$1];[.G11]);8-COM.MICROSOFT.SWITCH([.$D11]; [.E$1];[.E11]; [.F$1];[.F11];[.G$1];[.G11]));1))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11]=&quot;JMPI&quot;;[.C11];[.A11]+1)" office:value-type="float" office:value="11" calcext:value-type="float">
            <text:p>11</text:p>
          </table:table-cell>
          <table:table-cell table:formula="of:=VLOOKUP([.$A12];Program;2;1)" office:value-type="string" office:string-value="MOVI" calcext:value-type="string">
            <text:p>MOVI</text:p>
          </table:table-cell>
          <table:table-cell table:formula="of:=VLOOKUP([.$A12];Program;3;1)" office:value-type="string" office:string-value="A" calcext:value-type="string">
            <text:p>A</text:p>
          </table:table-cell>
          <table:table-cell table:formula="of:=VLOOKUP([.$A12];Program;4;1)" office:value-type="float" office:value="3" calcext:value-type="float">
            <text:p>3</text:p>
          </table:table-cell>
          <table:table-cell table:formula="of:=IF(AND([.$B12]=&quot;INC&quot;; [.$C12]=[.E$1]);[.E11]+1;IF(AND([.$B12]=&quot;MOVI&quot;; [.$C12]=[.E$1]);[.$D12];IF(AND([.$B12]=&quot;SHL&quot;;[.$C12]=[.E$1]);IF([.$D12]=[.$E$1];BITLSHIFT([.E11];[.$E11]);IF([.$D12]=[.$F$1];BITLSHIFT([.E11];[.$F11]);IF([.$D12]=[.$G$1];BITLSHIFT([.E11];[.$G11]))));[.E11])))" office:value-type="float" office:value="3" calcext:value-type="float">
            <text:p>3</text:p>
          </table:table-cell>
          <table:table-cell table:formula="of:=IF(AND([.$B12]=&quot;INC&quot;; [.$C12]=[.F$1]);[.F11]+1;IF(AND([.$B12]=&quot;MOVI&quot;; [.$C12]=[.F$1]);[.$D12];IF(AND([.$B12]=&quot;SHL&quot;;[.$C12]=[.F$1]);IF([.$D12]=[.$E$1];BITLSHIFT([.F11];[.$E11]);IF([.$D12]=[.$F$1];BITLSHIFT([.F11];[.$F11]);IF([.$D12]=[.$G$1];BITLSHIFT([.F11];[.$G11]))));[.F11])))" office:value-type="float" office:value="129" calcext:value-type="float">
            <text:p>129</text:p>
          </table:table-cell>
          <table:table-cell table:formula="of:=IF(AND([.$B12]=&quot;INC&quot;; [.$C12]=[.G$1]);[.G11]+1;IF(AND([.$B12]=&quot;MOVI&quot;; [.$C12]=[.G$1]);[.$D12];IF(AND([.$B12]=&quot;SHL&quot;;[.$C12]=[.G$1]);IF([.$D12]=[.$E$1];BITLSHIFT([.G11];[.$E11]);IF([.$D12]=[.$F$1];BITLSHIFT([.G11];[.$F11]);IF([.$D12]=[.$G$1];BITLSHIFT([.G11];[.$G11]))));[.G11])))" office:value-type="float" office:value="0" calcext:value-type="float">
            <text:p>0</text:p>
          </table:table-cell>
          <table:table-cell table:formula="of:=IF([.B12]=&quot;INC&quot;;COM.MICROSOFT.SWITCH([.C12];&quot;A&quot;;[.E12];&quot;B&quot;;[.F12];&quot;C&quot;;[.G12]);IF([.B12]=&quot;SHL&quot;;COM.MICROSOFT.SWITCH([.C12];&quot;A&quot;;[.E12];&quot;B&quot;;[.F12];&quot;C&quot;;[.G12]);[.H11]))" office:value-type="float" office:value="-128" calcext:value-type="float">
            <text:p>-128</text:p>
          </table:table-cell>
          <table:table-cell table:formula="of:=[.H12]&lt;0" office:value-type="boolean" office:boolean-value="true" calcext:value-type="boolean">
            <text:p>TRUE</text:p>
          </table:table-cell>
          <table:table-cell table:formula="of:=[.H12]=0" office:value-type="boolean" office:boolean-value="false" calcext:value-type="boolean">
            <text:p>FALSE</text:p>
          </table:table-cell>
          <table:table-cell table:formula="of:=IF([.$B12]=&quot;INC&quot;; OR([.H12] &gt; 128; [.H12] &lt; -127))" office:value-type="boolean" office:boolean-value="false" calcext:value-type="boolean">
            <text:p>FALSE</text:p>
          </table:table-cell>
          <table:table-cell table:formula="of:=IF([.$B12]=&quot;INC&quot;; OR([.H12] &gt; 255; [.H12] &lt; 0); IF([.$B12]=&quot;SHL&quot;;AND(BITLSHIFT(COM.MICROSOFT.SWITCH([.$C12]; [.E$1];[.E12]; [.F$1];[.F12];[.G$1];[.G12]);8-COM.MICROSOFT.SWITCH([.$D12]; [.E$1];[.E12]; [.F$1];[.F12];[.G$1];[.G12]));1))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12]=&quot;JMPI&quot;;[.C12];[.A12]+1)" office:value-type="float" office:value="12" calcext:value-type="float">
            <text:p>12</text:p>
          </table:table-cell>
          <table:table-cell table:formula="of:=VLOOKUP([.$A13];Program;2;1)" office:value-type="string" office:string-value="MOVI" calcext:value-type="string">
            <text:p>MOVI</text:p>
          </table:table-cell>
          <table:table-cell table:formula="of:=VLOOKUP([.$A13];Program;3;1)" office:value-type="string" office:string-value="B" calcext:value-type="string">
            <text:p>B</text:p>
          </table:table-cell>
          <table:table-cell table:formula="of:=VLOOKUP([.$A13];Program;4;1)" office:value-type="float" office:value="2" calcext:value-type="float">
            <text:p>2</text:p>
          </table:table-cell>
          <table:table-cell table:formula="of:=IF(AND([.$B13]=&quot;INC&quot;; [.$C13]=[.E$1]);[.E12]+1;IF(AND([.$B13]=&quot;MOVI&quot;; [.$C13]=[.E$1]);[.$D13];IF(AND([.$B13]=&quot;SHL&quot;;[.$C13]=[.E$1]);IF([.$D13]=[.$E$1];BITLSHIFT([.E12];[.$E12]);IF([.$D13]=[.$F$1];BITLSHIFT([.E12];[.$F12]);IF([.$D13]=[.$G$1];BITLSHIFT([.E12];[.$G12]))));[.E12])))" office:value-type="float" office:value="3" calcext:value-type="float">
            <text:p>3</text:p>
          </table:table-cell>
          <table:table-cell table:formula="of:=IF(AND([.$B13]=&quot;INC&quot;; [.$C13]=[.F$1]);[.F12]+1;IF(AND([.$B13]=&quot;MOVI&quot;; [.$C13]=[.F$1]);[.$D13];IF(AND([.$B13]=&quot;SHL&quot;;[.$C13]=[.F$1]);IF([.$D13]=[.$E$1];BITLSHIFT([.F12];[.$E12]);IF([.$D13]=[.$F$1];BITLSHIFT([.F12];[.$F12]);IF([.$D13]=[.$G$1];BITLSHIFT([.F12];[.$G12]))));[.F12])))" office:value-type="float" office:value="2" calcext:value-type="float">
            <text:p>2</text:p>
          </table:table-cell>
          <table:table-cell table:formula="of:=IF(AND([.$B13]=&quot;INC&quot;; [.$C13]=[.G$1]);[.G12]+1;IF(AND([.$B13]=&quot;MOVI&quot;; [.$C13]=[.G$1]);[.$D13];IF(AND([.$B13]=&quot;SHL&quot;;[.$C13]=[.G$1]);IF([.$D13]=[.$E$1];BITLSHIFT([.G12];[.$E12]);IF([.$D13]=[.$F$1];BITLSHIFT([.G12];[.$F12]);IF([.$D13]=[.$G$1];BITLSHIFT([.G12];[.$G12]))));[.G12])))" office:value-type="float" office:value="0" calcext:value-type="float">
            <text:p>0</text:p>
          </table:table-cell>
          <table:table-cell table:formula="of:=IF([.B13]=&quot;INC&quot;;COM.MICROSOFT.SWITCH([.C13];&quot;A&quot;;[.E13];&quot;B&quot;;[.F13];&quot;C&quot;;[.G13]);IF([.B13]=&quot;SHL&quot;;COM.MICROSOFT.SWITCH([.C13];&quot;A&quot;;[.E13];&quot;B&quot;;[.F13];&quot;C&quot;;[.G13]);[.H12]))" office:value-type="float" office:value="-128" calcext:value-type="float">
            <text:p>-128</text:p>
          </table:table-cell>
          <table:table-cell table:formula="of:=[.H13]&lt;0" office:value-type="boolean" office:boolean-value="true" calcext:value-type="boolean">
            <text:p>TRUE</text:p>
          </table:table-cell>
          <table:table-cell table:formula="of:=[.H13]=0" office:value-type="boolean" office:boolean-value="false" calcext:value-type="boolean">
            <text:p>FALSE</text:p>
          </table:table-cell>
          <table:table-cell table:formula="of:=IF([.$B13]=&quot;INC&quot;; OR([.H13] &gt; 128; [.H13] &lt; -127))" office:value-type="boolean" office:boolean-value="false" calcext:value-type="boolean">
            <text:p>FALSE</text:p>
          </table:table-cell>
          <table:table-cell table:formula="of:=IF([.$B13]=&quot;INC&quot;; OR([.H13] &gt; 255; [.H13] &lt; 0); IF([.$B13]=&quot;SHL&quot;;AND(BITLSHIFT(COM.MICROSOFT.SWITCH([.$C13]; [.E$1];[.E13]; [.F$1];[.F13];[.G$1];[.G13]);8-COM.MICROSOFT.SWITCH([.$D13]; [.E$1];[.E13]; [.F$1];[.F13];[.G$1];[.G13]));1))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13]=&quot;JMPI&quot;;[.C13];[.A13]+1)" office:value-type="float" office:value="13" calcext:value-type="float">
            <text:p>13</text:p>
          </table:table-cell>
          <table:table-cell table:formula="of:=VLOOKUP([.$A14];Program;2;1)" office:value-type="string" office:string-value="MOVI" calcext:value-type="string">
            <text:p>MOVI</text:p>
          </table:table-cell>
          <table:table-cell table:formula="of:=VLOOKUP([.$A14];Program;3;1)" office:value-type="string" office:string-value="C" calcext:value-type="string">
            <text:p>C</text:p>
          </table:table-cell>
          <table:table-cell table:formula="of:=VLOOKUP([.$A14];Program;4;1)" office:value-type="float" office:value="1" calcext:value-type="float">
            <text:p>1</text:p>
          </table:table-cell>
          <table:table-cell table:formula="of:=IF(AND([.$B14]=&quot;INC&quot;; [.$C14]=[.E$1]);[.E13]+1;IF(AND([.$B14]=&quot;MOVI&quot;; [.$C14]=[.E$1]);[.$D14];IF(AND([.$B14]=&quot;SHL&quot;;[.$C14]=[.E$1]);IF([.$D14]=[.$E$1];BITLSHIFT([.E13];[.$E13]);IF([.$D14]=[.$F$1];BITLSHIFT([.E13];[.$F13]);IF([.$D14]=[.$G$1];BITLSHIFT([.E13];[.$G13]))));[.E13])))" office:value-type="float" office:value="3" calcext:value-type="float">
            <text:p>3</text:p>
          </table:table-cell>
          <table:table-cell table:formula="of:=IF(AND([.$B14]=&quot;INC&quot;; [.$C14]=[.F$1]);[.F13]+1;IF(AND([.$B14]=&quot;MOVI&quot;; [.$C14]=[.F$1]);[.$D14];IF(AND([.$B14]=&quot;SHL&quot;;[.$C14]=[.F$1]);IF([.$D14]=[.$E$1];BITLSHIFT([.F13];[.$E13]);IF([.$D14]=[.$F$1];BITLSHIFT([.F13];[.$F13]);IF([.$D14]=[.$G$1];BITLSHIFT([.F13];[.$G13]))));[.F13])))" office:value-type="float" office:value="2" calcext:value-type="float">
            <text:p>2</text:p>
          </table:table-cell>
          <table:table-cell table:formula="of:=IF(AND([.$B14]=&quot;INC&quot;; [.$C14]=[.G$1]);[.G13]+1;IF(AND([.$B14]=&quot;MOVI&quot;; [.$C14]=[.G$1]);[.$D14];IF(AND([.$B14]=&quot;SHL&quot;;[.$C14]=[.G$1]);IF([.$D14]=[.$E$1];BITLSHIFT([.G13];[.$E13]);IF([.$D14]=[.$F$1];BITLSHIFT([.G13];[.$F13]);IF([.$D14]=[.$G$1];BITLSHIFT([.G13];[.$G13]))));[.G13])))" office:value-type="float" office:value="1" calcext:value-type="float">
            <text:p>1</text:p>
          </table:table-cell>
          <table:table-cell table:formula="of:=IF([.B14]=&quot;INC&quot;;COM.MICROSOFT.SWITCH([.C14];&quot;A&quot;;[.E14];&quot;B&quot;;[.F14];&quot;C&quot;;[.G14]);IF([.B14]=&quot;SHL&quot;;COM.MICROSOFT.SWITCH([.C14];&quot;A&quot;;[.E14];&quot;B&quot;;[.F14];&quot;C&quot;;[.G14]);[.H13]))" office:value-type="float" office:value="-128" calcext:value-type="float">
            <text:p>-128</text:p>
          </table:table-cell>
          <table:table-cell table:formula="of:=[.H14]&lt;0" office:value-type="boolean" office:boolean-value="true" calcext:value-type="boolean">
            <text:p>TRUE</text:p>
          </table:table-cell>
          <table:table-cell table:formula="of:=[.H14]=0" office:value-type="boolean" office:boolean-value="false" calcext:value-type="boolean">
            <text:p>FALSE</text:p>
          </table:table-cell>
          <table:table-cell table:formula="of:=IF([.$B14]=&quot;INC&quot;; OR([.H14] &gt; 128; [.H14] &lt; -127))" office:value-type="boolean" office:boolean-value="false" calcext:value-type="boolean">
            <text:p>FALSE</text:p>
          </table:table-cell>
          <table:table-cell table:formula="of:=IF([.$B14]=&quot;INC&quot;; OR([.H14] &gt; 255; [.H14] &lt; 0); IF([.$B14]=&quot;SHL&quot;;AND(BITLSHIFT(COM.MICROSOFT.SWITCH([.$C14]; [.E$1];[.E14]; [.F$1];[.F14];[.G$1];[.G14]);8-COM.MICROSOFT.SWITCH([.$D14]; [.E$1];[.E14]; [.F$1];[.F14];[.G$1];[.G14]));1))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14]=&quot;JMPI&quot;;[.C14];[.A14]+1)" office:value-type="float" office:value="14" calcext:value-type="float">
            <text:p>14</text:p>
          </table:table-cell>
          <table:table-cell table:formula="of:=VLOOKUP([.$A15];Program;2;1)" office:value-type="string" office:string-value="SHL" calcext:value-type="string">
            <text:p>SHL</text:p>
          </table:table-cell>
          <table:table-cell table:formula="of:=VLOOKUP([.$A15];Program;3;1)" office:value-type="string" office:string-value="B" calcext:value-type="string">
            <text:p>B</text:p>
          </table:table-cell>
          <table:table-cell table:formula="of:=VLOOKUP([.$A15];Program;4;1)" office:value-type="string" office:string-value="A" calcext:value-type="string">
            <text:p>A</text:p>
          </table:table-cell>
          <table:table-cell table:formula="of:=IF(AND([.$B15]=&quot;INC&quot;; [.$C15]=[.E$1]);[.E14]+1;IF(AND([.$B15]=&quot;MOVI&quot;; [.$C15]=[.E$1]);[.$D15];IF(AND([.$B15]=&quot;SHL&quot;;[.$C15]=[.E$1]);IF([.$D15]=[.$E$1];BITLSHIFT([.E14];[.$E14]);IF([.$D15]=[.$F$1];BITLSHIFT([.E14];[.$F14]);IF([.$D15]=[.$G$1];BITLSHIFT([.E14];[.$G14]))));[.E14])))" office:value-type="float" office:value="3" calcext:value-type="float">
            <text:p>3</text:p>
          </table:table-cell>
          <table:table-cell table:formula="of:=IF(AND([.$B15]=&quot;INC&quot;; [.$C15]=[.F$1]);[.F14]+1;IF(AND([.$B15]=&quot;MOVI&quot;; [.$C15]=[.F$1]);[.$D15];IF(AND([.$B15]=&quot;SHL&quot;;[.$C15]=[.F$1]);IF([.$D15]=[.$E$1];BITLSHIFT([.F14];[.$E14]);IF([.$D15]=[.$F$1];BITLSHIFT([.F14];[.$F14]);IF([.$D15]=[.$G$1];BITLSHIFT([.F14];[.$G14]))));[.F14])))" office:value-type="float" office:value="16" calcext:value-type="float">
            <text:p>16</text:p>
          </table:table-cell>
          <table:table-cell table:formula="of:=IF(AND([.$B15]=&quot;INC&quot;; [.$C15]=[.G$1]);[.G14]+1;IF(AND([.$B15]=&quot;MOVI&quot;; [.$C15]=[.G$1]);[.$D15];IF(AND([.$B15]=&quot;SHL&quot;;[.$C15]=[.G$1]);IF([.$D15]=[.$E$1];BITLSHIFT([.G14];[.$E14]);IF([.$D15]=[.$F$1];BITLSHIFT([.G14];[.$F14]);IF([.$D15]=[.$G$1];BITLSHIFT([.G14];[.$G14]))));[.G14])))" office:value-type="float" office:value="1" calcext:value-type="float">
            <text:p>1</text:p>
          </table:table-cell>
          <table:table-cell table:formula="of:=IF([.B15]=&quot;INC&quot;;COM.MICROSOFT.SWITCH([.C15];&quot;A&quot;;[.E15];&quot;B&quot;;[.F15];&quot;C&quot;;[.G15]);IF([.B15]=&quot;SHL&quot;;COM.MICROSOFT.SWITCH([.C15];&quot;A&quot;;[.E15];&quot;B&quot;;[.F15];&quot;C&quot;;[.G15]);[.H14]))" office:value-type="float" office:value="16" calcext:value-type="float">
            <text:p>16</text:p>
          </table:table-cell>
          <table:table-cell table:formula="of:=[.H15]&lt;0" office:value-type="boolean" office:boolean-value="false" calcext:value-type="boolean">
            <text:p>FALSE</text:p>
          </table:table-cell>
          <table:table-cell table:formula="of:=[.H15]=0" office:value-type="boolean" office:boolean-value="false" calcext:value-type="boolean">
            <text:p>FALSE</text:p>
          </table:table-cell>
          <table:table-cell table:formula="of:=IF([.$B15]=&quot;INC&quot;; OR([.H15] &gt; 128; [.H15] &lt; -127))" office:value-type="boolean" office:boolean-value="false" calcext:value-type="boolean">
            <text:p>FALSE</text:p>
          </table:table-cell>
          <table:table-cell table:formula="of:=IF([.$B15]=&quot;INC&quot;; OR([.H15] &gt; 255; [.H15] &lt; 0); IF([.$B15]=&quot;SHL&quot;;AND(BITLSHIFT(COM.MICROSOFT.SWITCH([.$C15]; [.E$1];[.E15]; [.F$1];[.F15];[.G$1];[.G15]);8-COM.MICROSOFT.SWITCH([.$D15]; [.E$1];[.E15]; [.F$1];[.F15];[.G$1];[.G15]));1)))" office:value-type="boolean" office:boolean-value="true" calcext:value-type="boolean">
            <text:p>TRUE</text:p>
          </table:table-cell>
        </table:table-row>
        <table:table-row table:style-name="ro1">
          <table:table-cell table:formula="of:=IF([.B15]=&quot;JMPI&quot;;[.C15];[.A15]+1)" office:value-type="float" office:value="15" calcext:value-type="float">
            <text:p>15</text:p>
          </table:table-cell>
          <table:table-cell table:formula="of:=VLOOKUP([.$A16];Program;2;1)" office:value-type="string" office:string-value="SHL" calcext:value-type="string">
            <text:p>SHL</text:p>
          </table:table-cell>
          <table:table-cell table:formula="of:=VLOOKUP([.$A16];Program;3;1)" office:value-type="string" office:string-value="A" calcext:value-type="string">
            <text:p>A</text:p>
          </table:table-cell>
          <table:table-cell table:formula="of:=VLOOKUP([.$A16];Program;4;1)" office:value-type="string" office:string-value="C" calcext:value-type="string">
            <text:p>C</text:p>
          </table:table-cell>
          <table:table-cell table:formula="of:=IF(AND([.$B16]=&quot;INC&quot;; [.$C16]=[.E$1]);[.E15]+1;IF(AND([.$B16]=&quot;MOVI&quot;; [.$C16]=[.E$1]);[.$D16];IF(AND([.$B16]=&quot;SHL&quot;;[.$C16]=[.E$1]);IF([.$D16]=[.$E$1];BITLSHIFT([.E15];[.$E15]);IF([.$D16]=[.$F$1];BITLSHIFT([.E15];[.$F15]);IF([.$D16]=[.$G$1];BITLSHIFT([.E15];[.$G15]))));[.E15])))" office:value-type="float" office:value="6" calcext:value-type="float">
            <text:p>6</text:p>
          </table:table-cell>
          <table:table-cell table:formula="of:=IF(AND([.$B16]=&quot;INC&quot;; [.$C16]=[.F$1]);[.F15]+1;IF(AND([.$B16]=&quot;MOVI&quot;; [.$C16]=[.F$1]);[.$D16];IF(AND([.$B16]=&quot;SHL&quot;;[.$C16]=[.F$1]);IF([.$D16]=[.$E$1];BITLSHIFT([.F15];[.$E15]);IF([.$D16]=[.$F$1];BITLSHIFT([.F15];[.$F15]);IF([.$D16]=[.$G$1];BITLSHIFT([.F15];[.$G15]))));[.F15])))" office:value-type="float" office:value="16" calcext:value-type="float">
            <text:p>16</text:p>
          </table:table-cell>
          <table:table-cell table:formula="of:=IF(AND([.$B16]=&quot;INC&quot;; [.$C16]=[.G$1]);[.G15]+1;IF(AND([.$B16]=&quot;MOVI&quot;; [.$C16]=[.G$1]);[.$D16];IF(AND([.$B16]=&quot;SHL&quot;;[.$C16]=[.G$1]);IF([.$D16]=[.$E$1];BITLSHIFT([.G15];[.$E15]);IF([.$D16]=[.$F$1];BITLSHIFT([.G15];[.$F15]);IF([.$D16]=[.$G$1];BITLSHIFT([.G15];[.$G15]))));[.G15])))" office:value-type="float" office:value="1" calcext:value-type="float">
            <text:p>1</text:p>
          </table:table-cell>
          <table:table-cell table:formula="of:=IF([.B16]=&quot;INC&quot;;COM.MICROSOFT.SWITCH([.C16];&quot;A&quot;;[.E16];&quot;B&quot;;[.F16];&quot;C&quot;;[.G16]);IF([.B16]=&quot;SHL&quot;;COM.MICROSOFT.SWITCH([.C16];&quot;A&quot;;[.E16];&quot;B&quot;;[.F16];&quot;C&quot;;[.G16]);[.H15]))" office:value-type="float" office:value="6" calcext:value-type="float">
            <text:p>6</text:p>
          </table:table-cell>
          <table:table-cell table:formula="of:=[.H16]&lt;0" office:value-type="boolean" office:boolean-value="false" calcext:value-type="boolean">
            <text:p>FALSE</text:p>
          </table:table-cell>
          <table:table-cell table:formula="of:=[.H16]=0" office:value-type="boolean" office:boolean-value="false" calcext:value-type="boolean">
            <text:p>FALSE</text:p>
          </table:table-cell>
          <table:table-cell table:formula="of:=IF([.$B16]=&quot;INC&quot;; OR([.H16] &gt; 128; [.H16] &lt; -127))" office:value-type="boolean" office:boolean-value="false" calcext:value-type="boolean">
            <text:p>FALSE</text:p>
          </table:table-cell>
          <table:table-cell table:formula="of:=IF([.$B16]=&quot;INC&quot;; OR([.H16] &gt; 255; [.H16] &lt; 0); IF([.$B16]=&quot;SHL&quot;;AND(BITLSHIFT(COM.MICROSOFT.SWITCH([.$C16]; [.E$1];[.E16]; [.F$1];[.F16];[.G$1];[.G16]);8-COM.MICROSOFT.SWITCH([.$D16]; [.E$1];[.E16]; [.F$1];[.F16];[.G$1];[.G16]));1)))" office:value-type="boolean" office:boolean-value="true" calcext:value-type="boolean">
            <text:p>TRUE</text:p>
          </table:table-cell>
        </table:table-row>
        <table:table-row table:style-name="ro1">
          <table:table-cell table:formula="of:=IF([.B16]=&quot;JMPI&quot;;[.C16];[.A16]+1)" office:value-type="float" office:value="16" calcext:value-type="float">
            <text:p>16</text:p>
          </table:table-cell>
          <table:table-cell table:formula="of:=VLOOKUP([.$A17];Program;2;1)" office:value-type="string" office:string-value="SHL" calcext:value-type="string">
            <text:p>SHL</text:p>
          </table:table-cell>
          <table:table-cell table:formula="of:=VLOOKUP([.$A17];Program;3;1)" office:value-type="string" office:string-value="C" calcext:value-type="string">
            <text:p>C</text:p>
          </table:table-cell>
          <table:table-cell table:formula="of:=VLOOKUP([.$A17];Program;4;1)" office:value-type="string" office:string-value="B" calcext:value-type="string">
            <text:p>B</text:p>
          </table:table-cell>
          <table:table-cell table:formula="of:=IF(AND([.$B17]=&quot;INC&quot;; [.$C17]=[.E$1]);[.E16]+1;IF(AND([.$B17]=&quot;MOVI&quot;; [.$C17]=[.E$1]);[.$D17];IF(AND([.$B17]=&quot;SHL&quot;;[.$C17]=[.E$1]);IF([.$D17]=[.$E$1];BITLSHIFT([.E16];[.$E16]);IF([.$D17]=[.$F$1];BITLSHIFT([.E16];[.$F16]);IF([.$D17]=[.$G$1];BITLSHIFT([.E16];[.$G16]))));[.E16])))" office:value-type="float" office:value="6" calcext:value-type="float">
            <text:p>6</text:p>
          </table:table-cell>
          <table:table-cell table:formula="of:=IF(AND([.$B17]=&quot;INC&quot;; [.$C17]=[.F$1]);[.F16]+1;IF(AND([.$B17]=&quot;MOVI&quot;; [.$C17]=[.F$1]);[.$D17];IF(AND([.$B17]=&quot;SHL&quot;;[.$C17]=[.F$1]);IF([.$D17]=[.$E$1];BITLSHIFT([.F16];[.$E16]);IF([.$D17]=[.$F$1];BITLSHIFT([.F16];[.$F16]);IF([.$D17]=[.$G$1];BITLSHIFT([.F16];[.$G16]))));[.F16])))" office:value-type="float" office:value="16" calcext:value-type="float">
            <text:p>16</text:p>
          </table:table-cell>
          <table:table-cell table:formula="of:=IF(AND([.$B17]=&quot;INC&quot;; [.$C17]=[.G$1]);[.G16]+1;IF(AND([.$B17]=&quot;MOVI&quot;; [.$C17]=[.G$1]);[.$D17];IF(AND([.$B17]=&quot;SHL&quot;;[.$C17]=[.G$1]);IF([.$D17]=[.$E$1];BITLSHIFT([.G16];[.$E16]);IF([.$D17]=[.$F$1];BITLSHIFT([.G16];[.$F16]);IF([.$D17]=[.$G$1];BITLSHIFT([.G16];[.$G16]))));[.G16])))" office:value-type="float" office:value="65536" calcext:value-type="float">
            <text:p>65536</text:p>
          </table:table-cell>
          <table:table-cell table:formula="of:=IF([.B17]=&quot;INC&quot;;COM.MICROSOFT.SWITCH([.C17];&quot;A&quot;;[.E17];&quot;B&quot;;[.F17];&quot;C&quot;;[.G17]);IF([.B17]=&quot;SHL&quot;;COM.MICROSOFT.SWITCH([.C17];&quot;A&quot;;[.E17];&quot;B&quot;;[.F17];&quot;C&quot;;[.G17]);[.H16]))" office:value-type="float" office:value="65536" calcext:value-type="float">
            <text:p>65536</text:p>
          </table:table-cell>
          <table:table-cell table:formula="of:=[.H17]&lt;0" office:value-type="boolean" office:boolean-value="false" calcext:value-type="boolean">
            <text:p>FALSE</text:p>
          </table:table-cell>
          <table:table-cell table:formula="of:=[.H17]=0" office:value-type="boolean" office:boolean-value="false" calcext:value-type="boolean">
            <text:p>FALSE</text:p>
          </table:table-cell>
          <table:table-cell table:formula="of:=IF([.$B17]=&quot;INC&quot;; OR([.H17] &gt; 128; [.H17] &lt; -127))" office:value-type="boolean" office:boolean-value="false" calcext:value-type="boolean">
            <text:p>FALSE</text:p>
          </table:table-cell>
          <table:table-cell table:formula="of:=IF([.$B17]=&quot;INC&quot;; OR([.H17] &gt; 255; [.H17] &lt; 0); IF([.$B17]=&quot;SHL&quot;;AND(BITLSHIFT(COM.MICROSOFT.SWITCH([.$C17]; [.E$1];[.E17]; [.F$1];[.F17];[.G$1];[.G17]);8-COM.MICROSOFT.SWITCH([.$D17]; [.E$1];[.E17]; [.F$1];[.F17];[.G$1];[.G17]));1)))" office:value-type="boolean" office:boolean-value="true" calcext:value-type="boolean">
            <text:p>TRUE</text:p>
          </table:table-cell>
        </table:table-row>
        <table:table-row table:style-name="ro1">
          <table:table-cell table:formula="of:=IF([.B17]=&quot;JMPI&quot;;[.C17];[.A17]+1)" office:value-type="float" office:value="17" calcext:value-type="float">
            <text:p>17</text:p>
          </table:table-cell>
          <table:table-cell table:formula="of:=VLOOKUP([.$A18];Program;2;1)" office:value-type="string" office:string-value="SHL" calcext:value-type="string">
            <text:p>SHL</text:p>
          </table:table-cell>
          <table:table-cell table:formula="of:=VLOOKUP([.$A18];Program;3;1)" office:value-type="string" office:string-value="B" calcext:value-type="string">
            <text:p>B</text:p>
          </table:table-cell>
          <table:table-cell table:formula="of:=VLOOKUP([.$A18];Program;4;1)" office:value-type="string" office:string-value="B" calcext:value-type="string">
            <text:p>B</text:p>
          </table:table-cell>
          <table:table-cell table:formula="of:=IF(AND([.$B18]=&quot;INC&quot;; [.$C18]=[.E$1]);[.E17]+1;IF(AND([.$B18]=&quot;MOVI&quot;; [.$C18]=[.E$1]);[.$D18];IF(AND([.$B18]=&quot;SHL&quot;;[.$C18]=[.E$1]);IF([.$D18]=[.$E$1];BITLSHIFT([.E17];[.$E17]);IF([.$D18]=[.$F$1];BITLSHIFT([.E17];[.$F17]);IF([.$D18]=[.$G$1];BITLSHIFT([.E17];[.$G17]))));[.E17])))" office:value-type="float" office:value="6" calcext:value-type="float">
            <text:p>6</text:p>
          </table:table-cell>
          <table:table-cell table:formula="of:=IF(AND([.$B18]=&quot;INC&quot;; [.$C18]=[.F$1]);[.F17]+1;IF(AND([.$B18]=&quot;MOVI&quot;; [.$C18]=[.F$1]);[.$D18];IF(AND([.$B18]=&quot;SHL&quot;;[.$C18]=[.F$1]);IF([.$D18]=[.$E$1];BITLSHIFT([.F17];[.$E17]);IF([.$D18]=[.$F$1];BITLSHIFT([.F17];[.$F17]);IF([.$D18]=[.$G$1];BITLSHIFT([.F17];[.$G17]))));[.F17])))" office:value-type="float" office:value="1048576" calcext:value-type="float">
            <text:p>1048576</text:p>
          </table:table-cell>
          <table:table-cell table:formula="of:=IF(AND([.$B18]=&quot;INC&quot;; [.$C18]=[.G$1]);[.G17]+1;IF(AND([.$B18]=&quot;MOVI&quot;; [.$C18]=[.G$1]);[.$D18];IF(AND([.$B18]=&quot;SHL&quot;;[.$C18]=[.G$1]);IF([.$D18]=[.$E$1];BITLSHIFT([.G17];[.$E17]);IF([.$D18]=[.$F$1];BITLSHIFT([.G17];[.$F17]);IF([.$D18]=[.$G$1];BITLSHIFT([.G17];[.$G17]))));[.G17])))" office:value-type="float" office:value="65536" calcext:value-type="float">
            <text:p>65536</text:p>
          </table:table-cell>
          <table:table-cell table:formula="of:=IF([.B18]=&quot;INC&quot;;COM.MICROSOFT.SWITCH([.C18];&quot;A&quot;;[.E18];&quot;B&quot;;[.F18];&quot;C&quot;;[.G18]);IF([.B18]=&quot;SHL&quot;;COM.MICROSOFT.SWITCH([.C18];&quot;A&quot;;[.E18];&quot;B&quot;;[.F18];&quot;C&quot;;[.G18]);[.H17]))" office:value-type="float" office:value="1048576" calcext:value-type="float">
            <text:p>1048576</text:p>
          </table:table-cell>
          <table:table-cell table:formula="of:=[.H18]&lt;0" office:value-type="boolean" office:boolean-value="false" calcext:value-type="boolean">
            <text:p>FALSE</text:p>
          </table:table-cell>
          <table:table-cell table:formula="of:=[.H18]=0" office:value-type="boolean" office:boolean-value="false" calcext:value-type="boolean">
            <text:p>FALSE</text:p>
          </table:table-cell>
          <table:table-cell table:formula="of:=IF([.$B18]=&quot;INC&quot;; OR([.H18] &gt; 128; [.H18] &lt; -127))" office:value-type="boolean" office:boolean-value="false" calcext:value-type="boolean">
            <text:p>FALSE</text:p>
          </table:table-cell>
          <table:table-cell table:formula="of:=IF([.$B18]=&quot;INC&quot;; OR([.H18] &gt; 255; [.H18] &lt; 0); IF([.$B18]=&quot;SHL&quot;;AND(BITLSHIFT(COM.MICROSOFT.SWITCH([.$C18]; [.E$1];[.E18]; [.F$1];[.F18];[.G$1];[.G18]);8-COM.MICROSOFT.SWITCH([.$D18]; [.E$1];[.E18]; [.F$1];[.F18];[.G$1];[.G18]));1))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18]=&quot;JMPI&quot;;[.C18];[.A18]+1)" office:value-type="float" office:value="18" calcext:value-type="float">
            <text:p>18</text:p>
          </table:table-cell>
          <table:table-cell table:formula="of:=VLOOKUP([.$A19];Program;2;1)" office:value-type="string" office:string-value="MOVI" calcext:value-type="string">
            <text:p>MOVI</text:p>
          </table:table-cell>
          <table:table-cell table:formula="of:=VLOOKUP([.$A19];Program;3;1)" office:value-type="string" office:string-value="B" calcext:value-type="string">
            <text:p>B</text:p>
          </table:table-cell>
          <table:table-cell table:formula="of:=VLOOKUP([.$A19];Program;4;1)" office:value-type="float" office:value="0" calcext:value-type="float">
            <text:p>0</text:p>
          </table:table-cell>
          <table:table-cell table:formula="of:=IF(AND([.$B19]=&quot;INC&quot;; [.$C19]=[.E$1]);[.E18]+1;IF(AND([.$B19]=&quot;MOVI&quot;; [.$C19]=[.E$1]);[.$D19];IF(AND([.$B19]=&quot;SHL&quot;;[.$C19]=[.E$1]);IF([.$D19]=[.$E$1];BITLSHIFT([.E18];[.$E18]);IF([.$D19]=[.$F$1];BITLSHIFT([.E18];[.$F18]);IF([.$D19]=[.$G$1];BITLSHIFT([.E18];[.$G18]))));[.E18])))" office:value-type="float" office:value="6" calcext:value-type="float">
            <text:p>6</text:p>
          </table:table-cell>
          <table:table-cell table:formula="of:=IF(AND([.$B19]=&quot;INC&quot;; [.$C19]=[.F$1]);[.F18]+1;IF(AND([.$B19]=&quot;MOVI&quot;; [.$C19]=[.F$1]);[.$D19];IF(AND([.$B19]=&quot;SHL&quot;;[.$C19]=[.F$1]);IF([.$D19]=[.$E$1];BITLSHIFT([.F18];[.$E18]);IF([.$D19]=[.$F$1];BITLSHIFT([.F18];[.$F18]);IF([.$D19]=[.$G$1];BITLSHIFT([.F18];[.$G18]))));[.F18])))" office:value-type="float" office:value="0" calcext:value-type="float">
            <text:p>0</text:p>
          </table:table-cell>
          <table:table-cell table:formula="of:=IF(AND([.$B19]=&quot;INC&quot;; [.$C19]=[.G$1]);[.G18]+1;IF(AND([.$B19]=&quot;MOVI&quot;; [.$C19]=[.G$1]);[.$D19];IF(AND([.$B19]=&quot;SHL&quot;;[.$C19]=[.G$1]);IF([.$D19]=[.$E$1];BITLSHIFT([.G18];[.$E18]);IF([.$D19]=[.$F$1];BITLSHIFT([.G18];[.$F18]);IF([.$D19]=[.$G$1];BITLSHIFT([.G18];[.$G18]))));[.G18])))" office:value-type="float" office:value="65536" calcext:value-type="float">
            <text:p>65536</text:p>
          </table:table-cell>
          <table:table-cell table:formula="of:=IF([.B19]=&quot;INC&quot;;COM.MICROSOFT.SWITCH([.C19];&quot;A&quot;;[.E19];&quot;B&quot;;[.F19];&quot;C&quot;;[.G19]);IF([.B19]=&quot;SHL&quot;;COM.MICROSOFT.SWITCH([.C19];&quot;A&quot;;[.E19];&quot;B&quot;;[.F19];&quot;C&quot;;[.G19]);[.H18]))" office:value-type="float" office:value="1048576" calcext:value-type="float">
            <text:p>1048576</text:p>
          </table:table-cell>
          <table:table-cell table:formula="of:=[.H19]&lt;0" office:value-type="boolean" office:boolean-value="false" calcext:value-type="boolean">
            <text:p>FALSE</text:p>
          </table:table-cell>
          <table:table-cell table:formula="of:=[.H19]=0" office:value-type="boolean" office:boolean-value="false" calcext:value-type="boolean">
            <text:p>FALSE</text:p>
          </table:table-cell>
          <table:table-cell table:formula="of:=IF([.$B19]=&quot;INC&quot;; OR([.H19] &gt; 128; [.H19] &lt; -127))" office:value-type="boolean" office:boolean-value="false" calcext:value-type="boolean">
            <text:p>FALSE</text:p>
          </table:table-cell>
          <table:table-cell table:formula="of:=IF([.$B19]=&quot;INC&quot;; OR([.H19] &gt; 255; [.H19] &lt; 0); IF([.$B19]=&quot;SHL&quot;;AND(BITLSHIFT(COM.MICROSOFT.SWITCH([.$C19]; [.E$1];[.E19]; [.F$1];[.F19];[.G$1];[.G19]);8-COM.MICROSOFT.SWITCH([.$D19]; [.E$1];[.E19]; [.F$1];[.F19];[.G$1];[.G19]));1))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19]=&quot;JMPI&quot;;[.C19];[.A19]+1)" office:value-type="float" office:value="19" calcext:value-type="float">
            <text:p>19</text:p>
          </table:table-cell>
          <table:table-cell table:formula="of:=VLOOKUP([.$A20];Program;2;1)" office:value-type="string" office:string-value="MOVI" calcext:value-type="string">
            <text:p>MOVI</text:p>
          </table:table-cell>
          <table:table-cell table:formula="of:=VLOOKUP([.$A20];Program;3;1)" office:value-type="string" office:string-value="A" calcext:value-type="string">
            <text:p>A</text:p>
          </table:table-cell>
          <table:table-cell table:formula="of:=VLOOKUP([.$A20];Program;4;1)" office:value-type="float" office:value="0" calcext:value-type="float">
            <text:p>0</text:p>
          </table:table-cell>
          <table:table-cell table:formula="of:=IF(AND([.$B20]=&quot;INC&quot;; [.$C20]=[.E$1]);[.E19]+1;IF(AND([.$B20]=&quot;MOVI&quot;; [.$C20]=[.E$1]);[.$D20];IF(AND([.$B20]=&quot;SHL&quot;;[.$C20]=[.E$1]);IF([.$D20]=[.$E$1];BITLSHIFT([.E19];[.$E19]);IF([.$D20]=[.$F$1];BITLSHIFT([.E19];[.$F19]);IF([.$D20]=[.$G$1];BITLSHIFT([.E19];[.$G19]))));[.E19])))" office:value-type="float" office:value="0" calcext:value-type="float">
            <text:p>0</text:p>
          </table:table-cell>
          <table:table-cell table:formula="of:=IF(AND([.$B20]=&quot;INC&quot;; [.$C20]=[.F$1]);[.F19]+1;IF(AND([.$B20]=&quot;MOVI&quot;; [.$C20]=[.F$1]);[.$D20];IF(AND([.$B20]=&quot;SHL&quot;;[.$C20]=[.F$1]);IF([.$D20]=[.$E$1];BITLSHIFT([.F19];[.$E19]);IF([.$D20]=[.$F$1];BITLSHIFT([.F19];[.$F19]);IF([.$D20]=[.$G$1];BITLSHIFT([.F19];[.$G19]))));[.F19])))" office:value-type="float" office:value="0" calcext:value-type="float">
            <text:p>0</text:p>
          </table:table-cell>
          <table:table-cell table:formula="of:=IF(AND([.$B20]=&quot;INC&quot;; [.$C20]=[.G$1]);[.G19]+1;IF(AND([.$B20]=&quot;MOVI&quot;; [.$C20]=[.G$1]);[.$D20];IF(AND([.$B20]=&quot;SHL&quot;;[.$C20]=[.G$1]);IF([.$D20]=[.$E$1];BITLSHIFT([.G19];[.$E19]);IF([.$D20]=[.$F$1];BITLSHIFT([.G19];[.$F19]);IF([.$D20]=[.$G$1];BITLSHIFT([.G19];[.$G19]))));[.G19])))" office:value-type="float" office:value="65536" calcext:value-type="float">
            <text:p>65536</text:p>
          </table:table-cell>
          <table:table-cell table:formula="of:=IF([.B20]=&quot;INC&quot;;COM.MICROSOFT.SWITCH([.C20];&quot;A&quot;;[.E20];&quot;B&quot;;[.F20];&quot;C&quot;;[.G20]);IF([.B20]=&quot;SHL&quot;;COM.MICROSOFT.SWITCH([.C20];&quot;A&quot;;[.E20];&quot;B&quot;;[.F20];&quot;C&quot;;[.G20]);[.H19]))" office:value-type="float" office:value="1048576" calcext:value-type="float">
            <text:p>1048576</text:p>
          </table:table-cell>
          <table:table-cell table:formula="of:=[.H20]&lt;0" office:value-type="boolean" office:boolean-value="false" calcext:value-type="boolean">
            <text:p>FALSE</text:p>
          </table:table-cell>
          <table:table-cell table:formula="of:=[.H20]=0" office:value-type="boolean" office:boolean-value="false" calcext:value-type="boolean">
            <text:p>FALSE</text:p>
          </table:table-cell>
          <table:table-cell table:formula="of:=IF([.$B20]=&quot;INC&quot;; OR([.H20] &gt; 128; [.H20] &lt; -127))" office:value-type="boolean" office:boolean-value="false" calcext:value-type="boolean">
            <text:p>FALSE</text:p>
          </table:table-cell>
          <table:table-cell table:formula="of:=IF([.$B20]=&quot;INC&quot;; OR([.H20] &gt; 255; [.H20] &lt; 0); IF([.$B20]=&quot;SHL&quot;;AND(BITLSHIFT(COM.MICROSOFT.SWITCH([.$C20]; [.E$1];[.E20]; [.F$1];[.F20];[.G$1];[.G20]);8-COM.MICROSOFT.SWITCH([.$D20]; [.E$1];[.E20]; [.F$1];[.F20];[.G$1];[.G20]));1))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20]=&quot;JMPI&quot;;[.C20];[.A20]+1)" office:value-type="float" office:value="20" calcext:value-type="float">
            <text:p>20</text:p>
          </table:table-cell>
          <table:table-cell table:formula="of:=VLOOKUP([.$A21];Program;2;1)" office:value-type="string" office:string-value="MOVI" calcext:value-type="string">
            <text:p>MOVI</text:p>
          </table:table-cell>
          <table:table-cell table:formula="of:=VLOOKUP([.$A21];Program;3;1)" office:value-type="string" office:string-value="C" calcext:value-type="string">
            <text:p>C</text:p>
          </table:table-cell>
          <table:table-cell table:formula="of:=VLOOKUP([.$A21];Program;4;1)" office:value-type="float" office:value="3" calcext:value-type="float">
            <text:p>3</text:p>
          </table:table-cell>
          <table:table-cell table:formula="of:=IF(AND([.$B21]=&quot;INC&quot;; [.$C21]=[.E$1]);[.E20]+1;IF(AND([.$B21]=&quot;MOVI&quot;; [.$C21]=[.E$1]);[.$D21];IF(AND([.$B21]=&quot;SHL&quot;;[.$C21]=[.E$1]);IF([.$D21]=[.$E$1];BITLSHIFT([.E20];[.$E20]);IF([.$D21]=[.$F$1];BITLSHIFT([.E20];[.$F20]);IF([.$D21]=[.$G$1];BITLSHIFT([.E20];[.$G20]))));[.E20])))" office:value-type="float" office:value="0" calcext:value-type="float">
            <text:p>0</text:p>
          </table:table-cell>
          <table:table-cell table:formula="of:=IF(AND([.$B21]=&quot;INC&quot;; [.$C21]=[.F$1]);[.F20]+1;IF(AND([.$B21]=&quot;MOVI&quot;; [.$C21]=[.F$1]);[.$D21];IF(AND([.$B21]=&quot;SHL&quot;;[.$C21]=[.F$1]);IF([.$D21]=[.$E$1];BITLSHIFT([.F20];[.$E20]);IF([.$D21]=[.$F$1];BITLSHIFT([.F20];[.$F20]);IF([.$D21]=[.$G$1];BITLSHIFT([.F20];[.$G20]))));[.F20])))" office:value-type="float" office:value="0" calcext:value-type="float">
            <text:p>0</text:p>
          </table:table-cell>
          <table:table-cell table:formula="of:=IF(AND([.$B21]=&quot;INC&quot;; [.$C21]=[.G$1]);[.G20]+1;IF(AND([.$B21]=&quot;MOVI&quot;; [.$C21]=[.G$1]);[.$D21];IF(AND([.$B21]=&quot;SHL&quot;;[.$C21]=[.G$1]);IF([.$D21]=[.$E$1];BITLSHIFT([.G20];[.$E20]);IF([.$D21]=[.$F$1];BITLSHIFT([.G20];[.$F20]);IF([.$D21]=[.$G$1];BITLSHIFT([.G20];[.$G20]))));[.G20])))" office:value-type="float" office:value="3" calcext:value-type="float">
            <text:p>3</text:p>
          </table:table-cell>
          <table:table-cell table:formula="of:=IF([.B21]=&quot;INC&quot;;COM.MICROSOFT.SWITCH([.C21];&quot;A&quot;;[.E21];&quot;B&quot;;[.F21];&quot;C&quot;;[.G21]);IF([.B21]=&quot;SHL&quot;;COM.MICROSOFT.SWITCH([.C21];&quot;A&quot;;[.E21];&quot;B&quot;;[.F21];&quot;C&quot;;[.G21]);[.H20]))" office:value-type="float" office:value="1048576" calcext:value-type="float">
            <text:p>1048576</text:p>
          </table:table-cell>
          <table:table-cell table:formula="of:=[.H21]&lt;0" office:value-type="boolean" office:boolean-value="false" calcext:value-type="boolean">
            <text:p>FALSE</text:p>
          </table:table-cell>
          <table:table-cell table:formula="of:=[.H21]=0" office:value-type="boolean" office:boolean-value="false" calcext:value-type="boolean">
            <text:p>FALSE</text:p>
          </table:table-cell>
          <table:table-cell table:formula="of:=IF([.$B21]=&quot;INC&quot;; OR([.H21] &gt; 128; [.H21] &lt; -127))" office:value-type="boolean" office:boolean-value="false" calcext:value-type="boolean">
            <text:p>FALSE</text:p>
          </table:table-cell>
          <table:table-cell table:formula="of:=IF([.$B21]=&quot;INC&quot;; OR([.H21] &gt; 255; [.H21] &lt; 0); IF([.$B21]=&quot;SHL&quot;;AND(BITLSHIFT(COM.MICROSOFT.SWITCH([.$C21]; [.E$1];[.E21]; [.F$1];[.F21];[.G$1];[.G21]);8-COM.MICROSOFT.SWITCH([.$D21]; [.E$1];[.E21]; [.F$1];[.F21];[.G$1];[.G21]));1))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21]=&quot;JMPI&quot;;[.C21];[.A21]+1)" office:value-type="float" office:value="21" calcext:value-type="float">
            <text:p>21</text:p>
          </table:table-cell>
          <table:table-cell table:formula="of:=VLOOKUP([.$A22];Program;2;1)" office:value-type="string" office:string-value="SHL" calcext:value-type="string">
            <text:p>SHL</text:p>
          </table:table-cell>
          <table:table-cell table:formula="of:=VLOOKUP([.$A22];Program;3;1)" office:value-type="string" office:string-value="B" calcext:value-type="string">
            <text:p>B</text:p>
          </table:table-cell>
          <table:table-cell table:formula="of:=VLOOKUP([.$A22];Program;4;1)" office:value-type="string" office:string-value="A" calcext:value-type="string">
            <text:p>A</text:p>
          </table:table-cell>
          <table:table-cell table:formula="of:=IF(AND([.$B22]=&quot;INC&quot;; [.$C22]=[.E$1]);[.E21]+1;IF(AND([.$B22]=&quot;MOVI&quot;; [.$C22]=[.E$1]);[.$D22];IF(AND([.$B22]=&quot;SHL&quot;;[.$C22]=[.E$1]);IF([.$D22]=[.$E$1];BITLSHIFT([.E21];[.$E21]);IF([.$D22]=[.$F$1];BITLSHIFT([.E21];[.$F21]);IF([.$D22]=[.$G$1];BITLSHIFT([.E21];[.$G21]))));[.E21])))" office:value-type="float" office:value="0" calcext:value-type="float">
            <text:p>0</text:p>
          </table:table-cell>
          <table:table-cell table:formula="of:=IF(AND([.$B22]=&quot;INC&quot;; [.$C22]=[.F$1]);[.F21]+1;IF(AND([.$B22]=&quot;MOVI&quot;; [.$C22]=[.F$1]);[.$D22];IF(AND([.$B22]=&quot;SHL&quot;;[.$C22]=[.F$1]);IF([.$D22]=[.$E$1];BITLSHIFT([.F21];[.$E21]);IF([.$D22]=[.$F$1];BITLSHIFT([.F21];[.$F21]);IF([.$D22]=[.$G$1];BITLSHIFT([.F21];[.$G21]))));[.F21])))" office:value-type="float" office:value="0" calcext:value-type="float">
            <text:p>0</text:p>
          </table:table-cell>
          <table:table-cell table:formula="of:=IF(AND([.$B22]=&quot;INC&quot;; [.$C22]=[.G$1]);[.G21]+1;IF(AND([.$B22]=&quot;MOVI&quot;; [.$C22]=[.G$1]);[.$D22];IF(AND([.$B22]=&quot;SHL&quot;;[.$C22]=[.G$1]);IF([.$D22]=[.$E$1];BITLSHIFT([.G21];[.$E21]);IF([.$D22]=[.$F$1];BITLSHIFT([.G21];[.$F21]);IF([.$D22]=[.$G$1];BITLSHIFT([.G21];[.$G21]))));[.G21])))" office:value-type="float" office:value="3" calcext:value-type="float">
            <text:p>3</text:p>
          </table:table-cell>
          <table:table-cell table:formula="of:=IF([.B22]=&quot;INC&quot;;COM.MICROSOFT.SWITCH([.C22];&quot;A&quot;;[.E22];&quot;B&quot;;[.F22];&quot;C&quot;;[.G22]);IF([.B22]=&quot;SHL&quot;;COM.MICROSOFT.SWITCH([.C22];&quot;A&quot;;[.E22];&quot;B&quot;;[.F22];&quot;C&quot;;[.G22]);[.H21]))" office:value-type="float" office:value="0" calcext:value-type="float">
            <text:p>0</text:p>
          </table:table-cell>
          <table:table-cell table:formula="of:=[.H22]&lt;0" office:value-type="boolean" office:boolean-value="false" calcext:value-type="boolean">
            <text:p>FALSE</text:p>
          </table:table-cell>
          <table:table-cell table:formula="of:=[.H22]=0" office:value-type="boolean" office:boolean-value="true" calcext:value-type="boolean">
            <text:p>TRUE</text:p>
          </table:table-cell>
          <table:table-cell table:formula="of:=IF([.$B22]=&quot;INC&quot;; OR([.H22] &gt; 128; [.H22] &lt; -127))" office:value-type="boolean" office:boolean-value="false" calcext:value-type="boolean">
            <text:p>FALSE</text:p>
          </table:table-cell>
          <table:table-cell table:formula="of:=IF([.$B22]=&quot;INC&quot;; OR([.H22] &gt; 255; [.H22] &lt; 0); IF([.$B22]=&quot;SHL&quot;;AND(BITLSHIFT(COM.MICROSOFT.SWITCH([.$C22]; [.E$1];[.E22]; [.F$1];[.F22];[.G$1];[.G22]);8-COM.MICROSOFT.SWITCH([.$D22]; [.E$1];[.E22]; [.F$1];[.F22];[.G$1];[.G22]));1))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22]=&quot;JMPI&quot;;[.C22];[.A22]+1)" office:value-type="float" office:value="22" calcext:value-type="float">
            <text:p>22</text:p>
          </table:table-cell>
          <table:table-cell table:formula="of:=VLOOKUP([.$A23];Program;2;1)" office:value-type="string" office:string-value="SHL" calcext:value-type="string">
            <text:p>SHL</text:p>
          </table:table-cell>
          <table:table-cell table:formula="of:=VLOOKUP([.$A23];Program;3;1)" office:value-type="string" office:string-value="C" calcext:value-type="string">
            <text:p>C</text:p>
          </table:table-cell>
          <table:table-cell table:formula="of:=VLOOKUP([.$A23];Program;4;1)" office:value-type="string" office:string-value="A" calcext:value-type="string">
            <text:p>A</text:p>
          </table:table-cell>
          <table:table-cell table:formula="of:=IF(AND([.$B23]=&quot;INC&quot;; [.$C23]=[.E$1]);[.E22]+1;IF(AND([.$B23]=&quot;MOVI&quot;; [.$C23]=[.E$1]);[.$D23];IF(AND([.$B23]=&quot;SHL&quot;;[.$C23]=[.E$1]);IF([.$D23]=[.$E$1];BITLSHIFT([.E22];[.$E22]);IF([.$D23]=[.$F$1];BITLSHIFT([.E22];[.$F22]);IF([.$D23]=[.$G$1];BITLSHIFT([.E22];[.$G22]))));[.E22])))" office:value-type="float" office:value="0" calcext:value-type="float">
            <text:p>0</text:p>
          </table:table-cell>
          <table:table-cell table:formula="of:=IF(AND([.$B23]=&quot;INC&quot;; [.$C23]=[.F$1]);[.F22]+1;IF(AND([.$B23]=&quot;MOVI&quot;; [.$C23]=[.F$1]);[.$D23];IF(AND([.$B23]=&quot;SHL&quot;;[.$C23]=[.F$1]);IF([.$D23]=[.$E$1];BITLSHIFT([.F22];[.$E22]);IF([.$D23]=[.$F$1];BITLSHIFT([.F22];[.$F22]);IF([.$D23]=[.$G$1];BITLSHIFT([.F22];[.$G22]))));[.F22])))" office:value-type="float" office:value="0" calcext:value-type="float">
            <text:p>0</text:p>
          </table:table-cell>
          <table:table-cell table:formula="of:=IF(AND([.$B23]=&quot;INC&quot;; [.$C23]=[.G$1]);[.G22]+1;IF(AND([.$B23]=&quot;MOVI&quot;; [.$C23]=[.G$1]);[.$D23];IF(AND([.$B23]=&quot;SHL&quot;;[.$C23]=[.G$1]);IF([.$D23]=[.$E$1];BITLSHIFT([.G22];[.$E22]);IF([.$D23]=[.$F$1];BITLSHIFT([.G22];[.$F22]);IF([.$D23]=[.$G$1];BITLSHIFT([.G22];[.$G22]))));[.G22])))" office:value-type="float" office:value="3" calcext:value-type="float">
            <text:p>3</text:p>
          </table:table-cell>
          <table:table-cell table:formula="of:=IF([.B23]=&quot;INC&quot;;COM.MICROSOFT.SWITCH([.C23];&quot;A&quot;;[.E23];&quot;B&quot;;[.F23];&quot;C&quot;;[.G23]);IF([.B23]=&quot;SHL&quot;;COM.MICROSOFT.SWITCH([.C23];&quot;A&quot;;[.E23];&quot;B&quot;;[.F23];&quot;C&quot;;[.G23]);[.H22]))" office:value-type="float" office:value="3" calcext:value-type="float">
            <text:p>3</text:p>
          </table:table-cell>
          <table:table-cell table:formula="of:=[.H23]&lt;0" office:value-type="boolean" office:boolean-value="false" calcext:value-type="boolean">
            <text:p>FALSE</text:p>
          </table:table-cell>
          <table:table-cell table:formula="of:=[.H23]=0" office:value-type="boolean" office:boolean-value="false" calcext:value-type="boolean">
            <text:p>FALSE</text:p>
          </table:table-cell>
          <table:table-cell table:formula="of:=IF([.$B23]=&quot;INC&quot;; OR([.H23] &gt; 128; [.H23] &lt; -127))" office:value-type="boolean" office:boolean-value="false" calcext:value-type="boolean">
            <text:p>FALSE</text:p>
          </table:table-cell>
          <table:table-cell table:formula="of:=IF([.$B23]=&quot;INC&quot;; OR([.H23] &gt; 255; [.H23] &lt; 0); IF([.$B23]=&quot;SHL&quot;;AND(BITLSHIFT(COM.MICROSOFT.SWITCH([.$C23]; [.E$1];[.E23]; [.F$1];[.F23];[.G$1];[.G23]);8-COM.MICROSOFT.SWITCH([.$D23]; [.E$1];[.E23]; [.F$1];[.F23];[.G$1];[.G23]));1)))" office:value-type="boolean" office:boolean-value="true" calcext:value-type="boolean">
            <text:p>TRUE</text:p>
          </table:table-cell>
        </table:table-row>
        <table:table-row table:style-name="ro1">
          <table:table-cell table:formula="of:=IF([.B23]=&quot;JMPI&quot;;[.C23];[.A23]+1)" office:value-type="float" office:value="23" calcext:value-type="float">
            <text:p>23</text:p>
          </table:table-cell>
          <table:table-cell table:formula="of:=VLOOKUP([.$A24];Program;2;1)" office:value-type="string" office:string-value="SHL" calcext:value-type="string">
            <text:p>SHL</text:p>
          </table:table-cell>
          <table:table-cell table:formula="of:=VLOOKUP([.$A24];Program;3;1)" office:value-type="string" office:string-value="A" calcext:value-type="string">
            <text:p>A</text:p>
          </table:table-cell>
          <table:table-cell table:formula="of:=VLOOKUP([.$A24];Program;4;1)" office:value-type="string" office:string-value="B" calcext:value-type="string">
            <text:p>B</text:p>
          </table:table-cell>
          <table:table-cell table:formula="of:=IF(AND([.$B24]=&quot;INC&quot;; [.$C24]=[.E$1]);[.E23]+1;IF(AND([.$B24]=&quot;MOVI&quot;; [.$C24]=[.E$1]);[.$D24];IF(AND([.$B24]=&quot;SHL&quot;;[.$C24]=[.E$1]);IF([.$D24]=[.$E$1];BITLSHIFT([.E23];[.$E23]);IF([.$D24]=[.$F$1];BITLSHIFT([.E23];[.$F23]);IF([.$D24]=[.$G$1];BITLSHIFT([.E23];[.$G23]))));[.E23])))" office:value-type="float" office:value="0" calcext:value-type="float">
            <text:p>0</text:p>
          </table:table-cell>
          <table:table-cell table:formula="of:=IF(AND([.$B24]=&quot;INC&quot;; [.$C24]=[.F$1]);[.F23]+1;IF(AND([.$B24]=&quot;MOVI&quot;; [.$C24]=[.F$1]);[.$D24];IF(AND([.$B24]=&quot;SHL&quot;;[.$C24]=[.F$1]);IF([.$D24]=[.$E$1];BITLSHIFT([.F23];[.$E23]);IF([.$D24]=[.$F$1];BITLSHIFT([.F23];[.$F23]);IF([.$D24]=[.$G$1];BITLSHIFT([.F23];[.$G23]))));[.F23])))" office:value-type="float" office:value="0" calcext:value-type="float">
            <text:p>0</text:p>
          </table:table-cell>
          <table:table-cell table:formula="of:=IF(AND([.$B24]=&quot;INC&quot;; [.$C24]=[.G$1]);[.G23]+1;IF(AND([.$B24]=&quot;MOVI&quot;; [.$C24]=[.G$1]);[.$D24];IF(AND([.$B24]=&quot;SHL&quot;;[.$C24]=[.G$1]);IF([.$D24]=[.$E$1];BITLSHIFT([.G23];[.$E23]);IF([.$D24]=[.$F$1];BITLSHIFT([.G23];[.$F23]);IF([.$D24]=[.$G$1];BITLSHIFT([.G23];[.$G23]))));[.G23])))" office:value-type="float" office:value="3" calcext:value-type="float">
            <text:p>3</text:p>
          </table:table-cell>
          <table:table-cell table:formula="of:=IF([.B24]=&quot;INC&quot;;COM.MICROSOFT.SWITCH([.C24];&quot;A&quot;;[.E24];&quot;B&quot;;[.F24];&quot;C&quot;;[.G24]);IF([.B24]=&quot;SHL&quot;;COM.MICROSOFT.SWITCH([.C24];&quot;A&quot;;[.E24];&quot;B&quot;;[.F24];&quot;C&quot;;[.G24]);[.H23]))" office:value-type="float" office:value="0" calcext:value-type="float">
            <text:p>0</text:p>
          </table:table-cell>
          <table:table-cell table:formula="of:=[.H24]&lt;0" office:value-type="boolean" office:boolean-value="false" calcext:value-type="boolean">
            <text:p>FALSE</text:p>
          </table:table-cell>
          <table:table-cell table:formula="of:=[.H24]=0" office:value-type="boolean" office:boolean-value="true" calcext:value-type="boolean">
            <text:p>TRUE</text:p>
          </table:table-cell>
          <table:table-cell table:formula="of:=IF([.$B24]=&quot;INC&quot;; OR([.H24] &gt; 128; [.H24] &lt; -127))" office:value-type="boolean" office:boolean-value="false" calcext:value-type="boolean">
            <text:p>FALSE</text:p>
          </table:table-cell>
          <table:table-cell table:formula="of:=IF([.$B24]=&quot;INC&quot;; OR([.H24] &gt; 255; [.H24] &lt; 0); IF([.$B24]=&quot;SHL&quot;;AND(BITLSHIFT(COM.MICROSOFT.SWITCH([.$C24]; [.E$1];[.E24]; [.F$1];[.F24];[.G$1];[.G24]);8-COM.MICROSOFT.SWITCH([.$D24]; [.E$1];[.E24]; [.F$1];[.F24];[.G$1];[.G24]));1))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24]=&quot;JMPI&quot;;[.C24];[.A24]+1)" office:value-type="float" office:value="24" calcext:value-type="float">
            <text:p>24</text:p>
          </table:table-cell>
          <table:table-cell table:formula="of:=VLOOKUP([.$A25];Program;2;1)" office:value-type="string" office:string-value="MOVI" calcext:value-type="string">
            <text:p>MOVI</text:p>
          </table:table-cell>
          <table:table-cell table:formula="of:=VLOOKUP([.$A25];Program;3;1)" office:value-type="string" office:string-value="C" calcext:value-type="string">
            <text:p>C</text:p>
          </table:table-cell>
          <table:table-cell table:formula="of:=VLOOKUP([.$A25];Program;4;1)" office:value-type="float" office:value="2" calcext:value-type="float">
            <text:p>2</text:p>
          </table:table-cell>
          <table:table-cell table:formula="of:=IF(AND([.$B25]=&quot;INC&quot;; [.$C25]=[.E$1]);[.E24]+1;IF(AND([.$B25]=&quot;MOVI&quot;; [.$C25]=[.E$1]);[.$D25];IF(AND([.$B25]=&quot;SHL&quot;;[.$C25]=[.E$1]);IF([.$D25]=[.$E$1];BITLSHIFT([.E24];[.$E24]);IF([.$D25]=[.$F$1];BITLSHIFT([.E24];[.$F24]);IF([.$D25]=[.$G$1];BITLSHIFT([.E24];[.$G24]))));[.E24])))" office:value-type="float" office:value="0" calcext:value-type="float">
            <text:p>0</text:p>
          </table:table-cell>
          <table:table-cell table:formula="of:=IF(AND([.$B25]=&quot;INC&quot;; [.$C25]=[.F$1]);[.F24]+1;IF(AND([.$B25]=&quot;MOVI&quot;; [.$C25]=[.F$1]);[.$D25];IF(AND([.$B25]=&quot;SHL&quot;;[.$C25]=[.F$1]);IF([.$D25]=[.$E$1];BITLSHIFT([.F24];[.$E24]);IF([.$D25]=[.$F$1];BITLSHIFT([.F24];[.$F24]);IF([.$D25]=[.$G$1];BITLSHIFT([.F24];[.$G24]))));[.F24])))" office:value-type="float" office:value="0" calcext:value-type="float">
            <text:p>0</text:p>
          </table:table-cell>
          <table:table-cell table:formula="of:=IF(AND([.$B25]=&quot;INC&quot;; [.$C25]=[.G$1]);[.G24]+1;IF(AND([.$B25]=&quot;MOVI&quot;; [.$C25]=[.G$1]);[.$D25];IF(AND([.$B25]=&quot;SHL&quot;;[.$C25]=[.G$1]);IF([.$D25]=[.$E$1];BITLSHIFT([.G24];[.$E24]);IF([.$D25]=[.$F$1];BITLSHIFT([.G24];[.$F24]);IF([.$D25]=[.$G$1];BITLSHIFT([.G24];[.$G24]))));[.G24])))" office:value-type="float" office:value="2" calcext:value-type="float">
            <text:p>2</text:p>
          </table:table-cell>
          <table:table-cell table:formula="of:=IF([.B25]=&quot;INC&quot;;COM.MICROSOFT.SWITCH([.C25];&quot;A&quot;;[.E25];&quot;B&quot;;[.F25];&quot;C&quot;;[.G25]);IF([.B25]=&quot;SHL&quot;;COM.MICROSOFT.SWITCH([.C25];&quot;A&quot;;[.E25];&quot;B&quot;;[.F25];&quot;C&quot;;[.G25]);[.H24]))" office:value-type="float" office:value="0" calcext:value-type="float">
            <text:p>0</text:p>
          </table:table-cell>
          <table:table-cell table:formula="of:=[.H25]&lt;0" office:value-type="boolean" office:boolean-value="false" calcext:value-type="boolean">
            <text:p>FALSE</text:p>
          </table:table-cell>
          <table:table-cell table:formula="of:=[.H25]=0" office:value-type="boolean" office:boolean-value="true" calcext:value-type="boolean">
            <text:p>TRUE</text:p>
          </table:table-cell>
          <table:table-cell table:formula="of:=IF([.$B25]=&quot;INC&quot;; OR([.H25] &gt; 128; [.H25] &lt; -127))" office:value-type="boolean" office:boolean-value="false" calcext:value-type="boolean">
            <text:p>FALSE</text:p>
          </table:table-cell>
          <table:table-cell table:formula="of:=IF([.$B25]=&quot;INC&quot;; OR([.H25] &gt; 255; [.H25] &lt; 0); IF([.$B25]=&quot;SHL&quot;;AND(BITLSHIFT(COM.MICROSOFT.SWITCH([.$C25]; [.E$1];[.E25]; [.F$1];[.F25];[.G$1];[.G25]);8-COM.MICROSOFT.SWITCH([.$D25]; [.E$1];[.E25]; [.F$1];[.F25];[.G$1];[.G25]));1))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25]=&quot;JMPI&quot;;[.C25];[.A25]+1)" office:value-type="float" office:value="25" calcext:value-type="float">
            <text:p>25</text:p>
          </table:table-cell>
          <table:table-cell table:formula="of:=VLOOKUP([.$A26];Program;2;1)" office:value-type="string" office:string-value="SHL" calcext:value-type="string">
            <text:p>SHL</text:p>
          </table:table-cell>
          <table:table-cell table:formula="of:=VLOOKUP([.$A26];Program;3;1)" office:value-type="string" office:string-value="A" calcext:value-type="string">
            <text:p>A</text:p>
          </table:table-cell>
          <table:table-cell table:formula="of:=VLOOKUP([.$A26];Program;4;1)" office:value-type="string" office:string-value="C" calcext:value-type="string">
            <text:p>C</text:p>
          </table:table-cell>
          <table:table-cell table:formula="of:=IF(AND([.$B26]=&quot;INC&quot;; [.$C26]=[.E$1]);[.E25]+1;IF(AND([.$B26]=&quot;MOVI&quot;; [.$C26]=[.E$1]);[.$D26];IF(AND([.$B26]=&quot;SHL&quot;;[.$C26]=[.E$1]);IF([.$D26]=[.$E$1];BITLSHIFT([.E25];[.$E25]);IF([.$D26]=[.$F$1];BITLSHIFT([.E25];[.$F25]);IF([.$D26]=[.$G$1];BITLSHIFT([.E25];[.$G25]))));[.E25])))" office:value-type="float" office:value="0" calcext:value-type="float">
            <text:p>0</text:p>
          </table:table-cell>
          <table:table-cell table:formula="of:=IF(AND([.$B26]=&quot;INC&quot;; [.$C26]=[.F$1]);[.F25]+1;IF(AND([.$B26]=&quot;MOVI&quot;; [.$C26]=[.F$1]);[.$D26];IF(AND([.$B26]=&quot;SHL&quot;;[.$C26]=[.F$1]);IF([.$D26]=[.$E$1];BITLSHIFT([.F25];[.$E25]);IF([.$D26]=[.$F$1];BITLSHIFT([.F25];[.$F25]);IF([.$D26]=[.$G$1];BITLSHIFT([.F25];[.$G25]))));[.F25])))" office:value-type="float" office:value="0" calcext:value-type="float">
            <text:p>0</text:p>
          </table:table-cell>
          <table:table-cell table:formula="of:=IF(AND([.$B26]=&quot;INC&quot;; [.$C26]=[.G$1]);[.G25]+1;IF(AND([.$B26]=&quot;MOVI&quot;; [.$C26]=[.G$1]);[.$D26];IF(AND([.$B26]=&quot;SHL&quot;;[.$C26]=[.G$1]);IF([.$D26]=[.$E$1];BITLSHIFT([.G25];[.$E25]);IF([.$D26]=[.$F$1];BITLSHIFT([.G25];[.$F25]);IF([.$D26]=[.$G$1];BITLSHIFT([.G25];[.$G25]))));[.G25])))" office:value-type="float" office:value="2" calcext:value-type="float">
            <text:p>2</text:p>
          </table:table-cell>
          <table:table-cell table:formula="of:=IF([.B26]=&quot;INC&quot;;COM.MICROSOFT.SWITCH([.C26];&quot;A&quot;;[.E26];&quot;B&quot;;[.F26];&quot;C&quot;;[.G26]);IF([.B26]=&quot;SHL&quot;;COM.MICROSOFT.SWITCH([.C26];&quot;A&quot;;[.E26];&quot;B&quot;;[.F26];&quot;C&quot;;[.G26]);[.H25]))" office:value-type="float" office:value="0" calcext:value-type="float">
            <text:p>0</text:p>
          </table:table-cell>
          <table:table-cell table:formula="of:=[.H26]&lt;0" office:value-type="boolean" office:boolean-value="false" calcext:value-type="boolean">
            <text:p>FALSE</text:p>
          </table:table-cell>
          <table:table-cell table:formula="of:=[.H26]=0" office:value-type="boolean" office:boolean-value="true" calcext:value-type="boolean">
            <text:p>TRUE</text:p>
          </table:table-cell>
          <table:table-cell table:formula="of:=IF([.$B26]=&quot;INC&quot;; OR([.H26] &gt; 128; [.H26] &lt; -127))" office:value-type="boolean" office:boolean-value="false" calcext:value-type="boolean">
            <text:p>FALSE</text:p>
          </table:table-cell>
          <table:table-cell table:formula="of:=IF([.$B26]=&quot;INC&quot;; OR([.H26] &gt; 255; [.H26] &lt; 0); IF([.$B26]=&quot;SHL&quot;;AND(BITLSHIFT(COM.MICROSOFT.SWITCH([.$C26]; [.E$1];[.E26]; [.F$1];[.F26];[.G$1];[.G26]);8-COM.MICROSOFT.SWITCH([.$D26]; [.E$1];[.E26]; [.F$1];[.F26];[.G$1];[.G26]));1))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26]=&quot;JMPI&quot;;[.C26];[.A26]+1)" office:value-type="float" office:value="26" calcext:value-type="float">
            <text:p>26</text:p>
          </table:table-cell>
          <table:table-cell table:formula="of:=VLOOKUP([.$A27];Program;2;1)" office:value-type="string" office:string-value="MOVI" calcext:value-type="string">
            <text:p>MOVI</text:p>
          </table:table-cell>
          <table:table-cell table:formula="of:=VLOOKUP([.$A27];Program;3;1)" office:value-type="string" office:string-value="B" calcext:value-type="string">
            <text:p>B</text:p>
          </table:table-cell>
          <table:table-cell table:formula="of:=VLOOKUP([.$A27];Program;4;1)" office:value-type="float" office:value="1" calcext:value-type="float">
            <text:p>1</text:p>
          </table:table-cell>
          <table:table-cell table:formula="of:=IF(AND([.$B27]=&quot;INC&quot;; [.$C27]=[.E$1]);[.E26]+1;IF(AND([.$B27]=&quot;MOVI&quot;; [.$C27]=[.E$1]);[.$D27];IF(AND([.$B27]=&quot;SHL&quot;;[.$C27]=[.E$1]);IF([.$D27]=[.$E$1];BITLSHIFT([.E26];[.$E26]);IF([.$D27]=[.$F$1];BITLSHIFT([.E26];[.$F26]);IF([.$D27]=[.$G$1];BITLSHIFT([.E26];[.$G26]))));[.E26])))" office:value-type="float" office:value="0" calcext:value-type="float">
            <text:p>0</text:p>
          </table:table-cell>
          <table:table-cell table:formula="of:=IF(AND([.$B27]=&quot;INC&quot;; [.$C27]=[.F$1]);[.F26]+1;IF(AND([.$B27]=&quot;MOVI&quot;; [.$C27]=[.F$1]);[.$D27];IF(AND([.$B27]=&quot;SHL&quot;;[.$C27]=[.F$1]);IF([.$D27]=[.$E$1];BITLSHIFT([.F26];[.$E26]);IF([.$D27]=[.$F$1];BITLSHIFT([.F26];[.$F26]);IF([.$D27]=[.$G$1];BITLSHIFT([.F26];[.$G26]))));[.F26])))" office:value-type="float" office:value="1" calcext:value-type="float">
            <text:p>1</text:p>
          </table:table-cell>
          <table:table-cell table:formula="of:=IF(AND([.$B27]=&quot;INC&quot;; [.$C27]=[.G$1]);[.G26]+1;IF(AND([.$B27]=&quot;MOVI&quot;; [.$C27]=[.G$1]);[.$D27];IF(AND([.$B27]=&quot;SHL&quot;;[.$C27]=[.G$1]);IF([.$D27]=[.$E$1];BITLSHIFT([.G26];[.$E26]);IF([.$D27]=[.$F$1];BITLSHIFT([.G26];[.$F26]);IF([.$D27]=[.$G$1];BITLSHIFT([.G26];[.$G26]))));[.G26])))" office:value-type="float" office:value="2" calcext:value-type="float">
            <text:p>2</text:p>
          </table:table-cell>
          <table:table-cell table:formula="of:=IF([.B27]=&quot;INC&quot;;COM.MICROSOFT.SWITCH([.C27];&quot;A&quot;;[.E27];&quot;B&quot;;[.F27];&quot;C&quot;;[.G27]);IF([.B27]=&quot;SHL&quot;;COM.MICROSOFT.SWITCH([.C27];&quot;A&quot;;[.E27];&quot;B&quot;;[.F27];&quot;C&quot;;[.G27]);[.H26]))" office:value-type="float" office:value="0" calcext:value-type="float">
            <text:p>0</text:p>
          </table:table-cell>
          <table:table-cell table:formula="of:=[.H27]&lt;0" office:value-type="boolean" office:boolean-value="false" calcext:value-type="boolean">
            <text:p>FALSE</text:p>
          </table:table-cell>
          <table:table-cell table:formula="of:=[.H27]=0" office:value-type="boolean" office:boolean-value="true" calcext:value-type="boolean">
            <text:p>TRUE</text:p>
          </table:table-cell>
          <table:table-cell table:formula="of:=IF([.$B27]=&quot;INC&quot;; OR([.H27] &gt; 128; [.H27] &lt; -127))" office:value-type="boolean" office:boolean-value="false" calcext:value-type="boolean">
            <text:p>FALSE</text:p>
          </table:table-cell>
          <table:table-cell table:formula="of:=IF([.$B27]=&quot;INC&quot;; OR([.H27] &gt; 255; [.H27] &lt; 0); IF([.$B27]=&quot;SHL&quot;;AND(BITLSHIFT(COM.MICROSOFT.SWITCH([.$C27]; [.E$1];[.E27]; [.F$1];[.F27];[.G$1];[.G27]);8-COM.MICROSOFT.SWITCH([.$D27]; [.E$1];[.E27]; [.F$1];[.F27];[.G$1];[.G27]));1))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27]=&quot;JMPI&quot;;[.C27];[.A27]+1)" office:value-type="float" office:value="27" calcext:value-type="float">
            <text:p>27</text:p>
          </table:table-cell>
          <table:table-cell table:formula="of:=VLOOKUP([.$A28];Program;2;1)" office:value-type="string" office:string-value="MOVI" calcext:value-type="string">
            <text:p>MOVI</text:p>
          </table:table-cell>
          <table:table-cell table:formula="of:=VLOOKUP([.$A28];Program;3;1)" office:value-type="string" office:string-value="C" calcext:value-type="string">
            <text:p>C</text:p>
          </table:table-cell>
          <table:table-cell table:formula="of:=VLOOKUP([.$A28];Program;4;1)" office:value-type="float" office:value="1" calcext:value-type="float">
            <text:p>1</text:p>
          </table:table-cell>
          <table:table-cell table:formula="of:=IF(AND([.$B28]=&quot;INC&quot;; [.$C28]=[.E$1]);[.E27]+1;IF(AND([.$B28]=&quot;MOVI&quot;; [.$C28]=[.E$1]);[.$D28];IF(AND([.$B28]=&quot;SHL&quot;;[.$C28]=[.E$1]);IF([.$D28]=[.$E$1];BITLSHIFT([.E27];[.$E27]);IF([.$D28]=[.$F$1];BITLSHIFT([.E27];[.$F27]);IF([.$D28]=[.$G$1];BITLSHIFT([.E27];[.$G27]))));[.E27])))" office:value-type="float" office:value="0" calcext:value-type="float">
            <text:p>0</text:p>
          </table:table-cell>
          <table:table-cell table:formula="of:=IF(AND([.$B28]=&quot;INC&quot;; [.$C28]=[.F$1]);[.F27]+1;IF(AND([.$B28]=&quot;MOVI&quot;; [.$C28]=[.F$1]);[.$D28];IF(AND([.$B28]=&quot;SHL&quot;;[.$C28]=[.F$1]);IF([.$D28]=[.$E$1];BITLSHIFT([.F27];[.$E27]);IF([.$D28]=[.$F$1];BITLSHIFT([.F27];[.$F27]);IF([.$D28]=[.$G$1];BITLSHIFT([.F27];[.$G27]))));[.F27])))" office:value-type="float" office:value="1" calcext:value-type="float">
            <text:p>1</text:p>
          </table:table-cell>
          <table:table-cell table:formula="of:=IF(AND([.$B28]=&quot;INC&quot;; [.$C28]=[.G$1]);[.G27]+1;IF(AND([.$B28]=&quot;MOVI&quot;; [.$C28]=[.G$1]);[.$D28];IF(AND([.$B28]=&quot;SHL&quot;;[.$C28]=[.G$1]);IF([.$D28]=[.$E$1];BITLSHIFT([.G27];[.$E27]);IF([.$D28]=[.$F$1];BITLSHIFT([.G27];[.$F27]);IF([.$D28]=[.$G$1];BITLSHIFT([.G27];[.$G27]))));[.G27])))" office:value-type="float" office:value="1" calcext:value-type="float">
            <text:p>1</text:p>
          </table:table-cell>
          <table:table-cell table:formula="of:=IF([.B28]=&quot;INC&quot;;COM.MICROSOFT.SWITCH([.C28];&quot;A&quot;;[.E28];&quot;B&quot;;[.F28];&quot;C&quot;;[.G28]);IF([.B28]=&quot;SHL&quot;;COM.MICROSOFT.SWITCH([.C28];&quot;A&quot;;[.E28];&quot;B&quot;;[.F28];&quot;C&quot;;[.G28]);[.H27]))" office:value-type="float" office:value="0" calcext:value-type="float">
            <text:p>0</text:p>
          </table:table-cell>
          <table:table-cell table:formula="of:=[.H28]&lt;0" office:value-type="boolean" office:boolean-value="false" calcext:value-type="boolean">
            <text:p>FALSE</text:p>
          </table:table-cell>
          <table:table-cell table:formula="of:=[.H28]=0" office:value-type="boolean" office:boolean-value="true" calcext:value-type="boolean">
            <text:p>TRUE</text:p>
          </table:table-cell>
          <table:table-cell table:formula="of:=IF([.$B28]=&quot;INC&quot;; OR([.H28] &gt; 128; [.H28] &lt; -127))" office:value-type="boolean" office:boolean-value="false" calcext:value-type="boolean">
            <text:p>FALSE</text:p>
          </table:table-cell>
          <table:table-cell table:formula="of:=IF([.$B28]=&quot;INC&quot;; OR([.H28] &gt; 255; [.H28] &lt; 0); IF([.$B28]=&quot;SHL&quot;;AND(BITLSHIFT(COM.MICROSOFT.SWITCH([.$C28]; [.E$1];[.E28]; [.F$1];[.F28];[.G$1];[.G28]);8-COM.MICROSOFT.SWITCH([.$D28]; [.E$1];[.E28]; [.F$1];[.F28];[.G$1];[.G28]));1))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28]=&quot;JMPI&quot;;[.C28];[.A28]+1)" office:value-type="float" office:value="28" calcext:value-type="float">
            <text:p>28</text:p>
          </table:table-cell>
          <table:table-cell table:formula="of:=VLOOKUP([.$A29];Program;2;1)" office:value-type="string" office:string-value="SHL" calcext:value-type="string">
            <text:p>SHL</text:p>
          </table:table-cell>
          <table:table-cell table:formula="of:=VLOOKUP([.$A29];Program;3;1)" office:value-type="string" office:string-value="B" calcext:value-type="string">
            <text:p>B</text:p>
          </table:table-cell>
          <table:table-cell table:formula="of:=VLOOKUP([.$A29];Program;4;1)" office:value-type="string" office:string-value="C" calcext:value-type="string">
            <text:p>C</text:p>
          </table:table-cell>
          <table:table-cell table:formula="of:=IF(AND([.$B29]=&quot;INC&quot;; [.$C29]=[.E$1]);[.E28]+1;IF(AND([.$B29]=&quot;MOVI&quot;; [.$C29]=[.E$1]);[.$D29];IF(AND([.$B29]=&quot;SHL&quot;;[.$C29]=[.E$1]);IF([.$D29]=[.$E$1];BITLSHIFT([.E28];[.$E28]);IF([.$D29]=[.$F$1];BITLSHIFT([.E28];[.$F28]);IF([.$D29]=[.$G$1];BITLSHIFT([.E28];[.$G28]))));[.E28])))" office:value-type="float" office:value="0" calcext:value-type="float">
            <text:p>0</text:p>
          </table:table-cell>
          <table:table-cell table:formula="of:=IF(AND([.$B29]=&quot;INC&quot;; [.$C29]=[.F$1]);[.F28]+1;IF(AND([.$B29]=&quot;MOVI&quot;; [.$C29]=[.F$1]);[.$D29];IF(AND([.$B29]=&quot;SHL&quot;;[.$C29]=[.F$1]);IF([.$D29]=[.$E$1];BITLSHIFT([.F28];[.$E28]);IF([.$D29]=[.$F$1];BITLSHIFT([.F28];[.$F28]);IF([.$D29]=[.$G$1];BITLSHIFT([.F28];[.$G28]))));[.F28])))" office:value-type="float" office:value="2" calcext:value-type="float">
            <text:p>2</text:p>
          </table:table-cell>
          <table:table-cell table:formula="of:=IF(AND([.$B29]=&quot;INC&quot;; [.$C29]=[.G$1]);[.G28]+1;IF(AND([.$B29]=&quot;MOVI&quot;; [.$C29]=[.G$1]);[.$D29];IF(AND([.$B29]=&quot;SHL&quot;;[.$C29]=[.G$1]);IF([.$D29]=[.$E$1];BITLSHIFT([.G28];[.$E28]);IF([.$D29]=[.$F$1];BITLSHIFT([.G28];[.$F28]);IF([.$D29]=[.$G$1];BITLSHIFT([.G28];[.$G28]))));[.G28])))" office:value-type="float" office:value="1" calcext:value-type="float">
            <text:p>1</text:p>
          </table:table-cell>
          <table:table-cell table:formula="of:=IF([.B29]=&quot;INC&quot;;COM.MICROSOFT.SWITCH([.C29];&quot;A&quot;;[.E29];&quot;B&quot;;[.F29];&quot;C&quot;;[.G29]);IF([.B29]=&quot;SHL&quot;;COM.MICROSOFT.SWITCH([.C29];&quot;A&quot;;[.E29];&quot;B&quot;;[.F29];&quot;C&quot;;[.G29]);[.H28]))" office:value-type="float" office:value="2" calcext:value-type="float">
            <text:p>2</text:p>
          </table:table-cell>
          <table:table-cell table:formula="of:=[.H29]&lt;0" office:value-type="boolean" office:boolean-value="false" calcext:value-type="boolean">
            <text:p>FALSE</text:p>
          </table:table-cell>
          <table:table-cell table:formula="of:=[.H29]=0" office:value-type="boolean" office:boolean-value="false" calcext:value-type="boolean">
            <text:p>FALSE</text:p>
          </table:table-cell>
          <table:table-cell table:formula="of:=IF([.$B29]=&quot;INC&quot;; OR([.H29] &gt; 128; [.H29] &lt; -127))" office:value-type="boolean" office:boolean-value="false" calcext:value-type="boolean">
            <text:p>FALSE</text:p>
          </table:table-cell>
          <table:table-cell table:formula="of:=IF([.$B29]=&quot;INC&quot;; OR([.H29] &gt; 255; [.H29] &lt; 0); IF([.$B29]=&quot;SHL&quot;;AND(BITLSHIFT(COM.MICROSOFT.SWITCH([.$C29]; [.E$1];[.E29]; [.F$1];[.F29];[.G$1];[.G29]);8-COM.MICROSOFT.SWITCH([.$D29]; [.E$1];[.E29]; [.F$1];[.F29];[.G$1];[.G29]));1)))" office:value-type="boolean" office:boolean-value="true" calcext:value-type="boolean">
            <text:p>TRUE</text:p>
          </table:table-cell>
        </table:table-row>
        <table:table-row table:style-name="ro1">
          <table:table-cell table:formula="of:=IF([.B29]=&quot;JMPI&quot;;[.C29];[.A29]+1)" office:value-type="float" office:value="29" calcext:value-type="float">
            <text:p>29</text:p>
          </table:table-cell>
          <table:table-cell table:formula="of:=VLOOKUP([.$A30];Program;2;1)" office:value-type="string" office:string-value="JMPI" calcext:value-type="string">
            <text:p>JMPI</text:p>
          </table:table-cell>
          <table:table-cell table:formula="of:=VLOOKUP([.$A30];Program;3;1)" office:value-type="float" office:value="28" calcext:value-type="float">
            <text:p>28</text:p>
          </table:table-cell>
          <table:table-cell table:formula="of:=VLOOKUP([.$A30];Program;4;1)" office:value-type="float" office:value="0" calcext:value-type="float">
            <text:p/>
          </table:table-cell>
          <table:table-cell table:formula="of:=IF(AND([.$B30]=&quot;INC&quot;; [.$C30]=[.E$1]);[.E29]+1;IF(AND([.$B30]=&quot;MOVI&quot;; [.$C30]=[.E$1]);[.$D30];IF(AND([.$B30]=&quot;SHL&quot;;[.$C30]=[.E$1]);IF([.$D30]=[.$E$1];BITLSHIFT([.E29];[.$E29]);IF([.$D30]=[.$F$1];BITLSHIFT([.E29];[.$F29]);IF([.$D30]=[.$G$1];BITLSHIFT([.E29];[.$G29]))));[.E29])))" office:value-type="float" office:value="0" calcext:value-type="float">
            <text:p>0</text:p>
          </table:table-cell>
          <table:table-cell table:formula="of:=IF(AND([.$B30]=&quot;INC&quot;; [.$C30]=[.F$1]);[.F29]+1;IF(AND([.$B30]=&quot;MOVI&quot;; [.$C30]=[.F$1]);[.$D30];IF(AND([.$B30]=&quot;SHL&quot;;[.$C30]=[.F$1]);IF([.$D30]=[.$E$1];BITLSHIFT([.F29];[.$E29]);IF([.$D30]=[.$F$1];BITLSHIFT([.F29];[.$F29]);IF([.$D30]=[.$G$1];BITLSHIFT([.F29];[.$G29]))));[.F29])))" office:value-type="float" office:value="2" calcext:value-type="float">
            <text:p>2</text:p>
          </table:table-cell>
          <table:table-cell table:formula="of:=IF(AND([.$B30]=&quot;INC&quot;; [.$C30]=[.G$1]);[.G29]+1;IF(AND([.$B30]=&quot;MOVI&quot;; [.$C30]=[.G$1]);[.$D30];IF(AND([.$B30]=&quot;SHL&quot;;[.$C30]=[.G$1]);IF([.$D30]=[.$E$1];BITLSHIFT([.G29];[.$E29]);IF([.$D30]=[.$F$1];BITLSHIFT([.G29];[.$F29]);IF([.$D30]=[.$G$1];BITLSHIFT([.G29];[.$G29]))));[.G29])))" office:value-type="float" office:value="1" calcext:value-type="float">
            <text:p>1</text:p>
          </table:table-cell>
          <table:table-cell table:formula="of:=IF([.B30]=&quot;INC&quot;;COM.MICROSOFT.SWITCH([.C30];&quot;A&quot;;[.E30];&quot;B&quot;;[.F30];&quot;C&quot;;[.G30]);IF([.B30]=&quot;SHL&quot;;COM.MICROSOFT.SWITCH([.C30];&quot;A&quot;;[.E30];&quot;B&quot;;[.F30];&quot;C&quot;;[.G30]);[.H29]))" office:value-type="float" office:value="2" calcext:value-type="float">
            <text:p>2</text:p>
          </table:table-cell>
          <table:table-cell table:formula="of:=[.H30]&lt;0" office:value-type="boolean" office:boolean-value="false" calcext:value-type="boolean">
            <text:p>FALSE</text:p>
          </table:table-cell>
          <table:table-cell table:formula="of:=[.H30]=0" office:value-type="boolean" office:boolean-value="false" calcext:value-type="boolean">
            <text:p>FALSE</text:p>
          </table:table-cell>
          <table:table-cell table:formula="of:=IF([.$B30]=&quot;INC&quot;; OR([.H30] &gt; 128; [.H30] &lt; -127))" office:value-type="boolean" office:boolean-value="false" calcext:value-type="boolean">
            <text:p>FALSE</text:p>
          </table:table-cell>
          <table:table-cell table:formula="of:=IF([.$B30]=&quot;INC&quot;; OR([.H30] &gt; 255; [.H30] &lt; 0); IF([.$B30]=&quot;SHL&quot;;AND(BITLSHIFT(COM.MICROSOFT.SWITCH([.$C30]; [.E$1];[.E30]; [.F$1];[.F30];[.G$1];[.G30]);8-COM.MICROSOFT.SWITCH([.$D30]; [.E$1];[.E30]; [.F$1];[.F30];[.G$1];[.G30]));1))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30]=&quot;JMPI&quot;;[.C30];[.A30]+1)" office:value-type="float" office:value="28" calcext:value-type="float">
            <text:p>28</text:p>
          </table:table-cell>
          <table:table-cell table:formula="of:=VLOOKUP([.$A31];Program;2;1)" office:value-type="string" office:string-value="SHL" calcext:value-type="string">
            <text:p>SHL</text:p>
          </table:table-cell>
          <table:table-cell table:formula="of:=VLOOKUP([.$A31];Program;3;1)" office:value-type="string" office:string-value="B" calcext:value-type="string">
            <text:p>B</text:p>
          </table:table-cell>
          <table:table-cell table:formula="of:=VLOOKUP([.$A31];Program;4;1)" office:value-type="string" office:string-value="C" calcext:value-type="string">
            <text:p>C</text:p>
          </table:table-cell>
          <table:table-cell table:formula="of:=IF(AND([.$B31]=&quot;INC&quot;; [.$C31]=[.E$1]);[.E30]+1;IF(AND([.$B31]=&quot;MOVI&quot;; [.$C31]=[.E$1]);[.$D31];IF(AND([.$B31]=&quot;SHL&quot;;[.$C31]=[.E$1]);IF([.$D31]=[.$E$1];BITLSHIFT([.E30];[.$E30]);IF([.$D31]=[.$F$1];BITLSHIFT([.E30];[.$F30]);IF([.$D31]=[.$G$1];BITLSHIFT([.E30];[.$G30]))));[.E30])))" office:value-type="float" office:value="0" calcext:value-type="float">
            <text:p>0</text:p>
          </table:table-cell>
          <table:table-cell table:formula="of:=IF(AND([.$B31]=&quot;INC&quot;; [.$C31]=[.F$1]);[.F30]+1;IF(AND([.$B31]=&quot;MOVI&quot;; [.$C31]=[.F$1]);[.$D31];IF(AND([.$B31]=&quot;SHL&quot;;[.$C31]=[.F$1]);IF([.$D31]=[.$E$1];BITLSHIFT([.F30];[.$E30]);IF([.$D31]=[.$F$1];BITLSHIFT([.F30];[.$F30]);IF([.$D31]=[.$G$1];BITLSHIFT([.F30];[.$G30]))));[.F30])))" office:value-type="float" office:value="4" calcext:value-type="float">
            <text:p>4</text:p>
          </table:table-cell>
          <table:table-cell table:formula="of:=IF(AND([.$B31]=&quot;INC&quot;; [.$C31]=[.G$1]);[.G30]+1;IF(AND([.$B31]=&quot;MOVI&quot;; [.$C31]=[.G$1]);[.$D31];IF(AND([.$B31]=&quot;SHL&quot;;[.$C31]=[.G$1]);IF([.$D31]=[.$E$1];BITLSHIFT([.G30];[.$E30]);IF([.$D31]=[.$F$1];BITLSHIFT([.G30];[.$F30]);IF([.$D31]=[.$G$1];BITLSHIFT([.G30];[.$G30]))));[.G30])))" office:value-type="float" office:value="1" calcext:value-type="float">
            <text:p>1</text:p>
          </table:table-cell>
          <table:table-cell table:formula="of:=IF([.B31]=&quot;INC&quot;;COM.MICROSOFT.SWITCH([.C31];&quot;A&quot;;[.E31];&quot;B&quot;;[.F31];&quot;C&quot;;[.G31]);IF([.B31]=&quot;SHL&quot;;COM.MICROSOFT.SWITCH([.C31];&quot;A&quot;;[.E31];&quot;B&quot;;[.F31];&quot;C&quot;;[.G31]);[.H30]))" office:value-type="float" office:value="4" calcext:value-type="float">
            <text:p>4</text:p>
          </table:table-cell>
          <table:table-cell table:formula="of:=[.H31]&lt;0" office:value-type="boolean" office:boolean-value="false" calcext:value-type="boolean">
            <text:p>FALSE</text:p>
          </table:table-cell>
          <table:table-cell table:formula="of:=[.H31]=0" office:value-type="boolean" office:boolean-value="false" calcext:value-type="boolean">
            <text:p>FALSE</text:p>
          </table:table-cell>
          <table:table-cell table:formula="of:=IF([.$B31]=&quot;INC&quot;; OR([.H31] &gt; 128; [.H31] &lt; -127))" office:value-type="boolean" office:boolean-value="false" calcext:value-type="boolean">
            <text:p>FALSE</text:p>
          </table:table-cell>
          <table:table-cell table:formula="of:=IF([.$B31]=&quot;INC&quot;; OR([.H31] &gt; 255; [.H31] &lt; 0); IF([.$B31]=&quot;SHL&quot;;AND(BITLSHIFT(COM.MICROSOFT.SWITCH([.$C31]; [.E$1];[.E31]; [.F$1];[.F31];[.G$1];[.G31]);8-COM.MICROSOFT.SWITCH([.$D31]; [.E$1];[.E31]; [.F$1];[.F31];[.G$1];[.G31]));1)))" office:value-type="boolean" office:boolean-value="true" calcext:value-type="boolean">
            <text:p>TRUE</text:p>
          </table:table-cell>
        </table:table-row>
        <table:table-row table:style-name="ro1">
          <table:table-cell table:formula="of:=IF([.B31]=&quot;JMPI&quot;;[.C31];[.A31]+1)" office:value-type="float" office:value="29" calcext:value-type="float">
            <text:p>29</text:p>
          </table:table-cell>
          <table:table-cell table:formula="of:=VLOOKUP([.$A32];Program;2;1)" office:value-type="string" office:string-value="JMPI" calcext:value-type="string">
            <text:p>JMPI</text:p>
          </table:table-cell>
          <table:table-cell table:formula="of:=VLOOKUP([.$A32];Program;3;1)" office:value-type="float" office:value="28" calcext:value-type="float">
            <text:p>28</text:p>
          </table:table-cell>
          <table:table-cell table:formula="of:=VLOOKUP([.$A32];Program;4;1)" office:value-type="float" office:value="0" calcext:value-type="float">
            <text:p/>
          </table:table-cell>
          <table:table-cell table:formula="of:=IF(AND([.$B32]=&quot;INC&quot;; [.$C32]=[.E$1]);[.E31]+1;IF(AND([.$B32]=&quot;MOVI&quot;; [.$C32]=[.E$1]);[.$D32];IF(AND([.$B32]=&quot;SHL&quot;;[.$C32]=[.E$1]);IF([.$D32]=[.$E$1];BITLSHIFT([.E31];[.$E31]);IF([.$D32]=[.$F$1];BITLSHIFT([.E31];[.$F31]);IF([.$D32]=[.$G$1];BITLSHIFT([.E31];[.$G31]))));[.E31])))" office:value-type="float" office:value="0" calcext:value-type="float">
            <text:p>0</text:p>
          </table:table-cell>
          <table:table-cell table:formula="of:=IF(AND([.$B32]=&quot;INC&quot;; [.$C32]=[.F$1]);[.F31]+1;IF(AND([.$B32]=&quot;MOVI&quot;; [.$C32]=[.F$1]);[.$D32];IF(AND([.$B32]=&quot;SHL&quot;;[.$C32]=[.F$1]);IF([.$D32]=[.$E$1];BITLSHIFT([.F31];[.$E31]);IF([.$D32]=[.$F$1];BITLSHIFT([.F31];[.$F31]);IF([.$D32]=[.$G$1];BITLSHIFT([.F31];[.$G31]))));[.F31])))" office:value-type="float" office:value="4" calcext:value-type="float">
            <text:p>4</text:p>
          </table:table-cell>
          <table:table-cell table:formula="of:=IF(AND([.$B32]=&quot;INC&quot;; [.$C32]=[.G$1]);[.G31]+1;IF(AND([.$B32]=&quot;MOVI&quot;; [.$C32]=[.G$1]);[.$D32];IF(AND([.$B32]=&quot;SHL&quot;;[.$C32]=[.G$1]);IF([.$D32]=[.$E$1];BITLSHIFT([.G31];[.$E31]);IF([.$D32]=[.$F$1];BITLSHIFT([.G31];[.$F31]);IF([.$D32]=[.$G$1];BITLSHIFT([.G31];[.$G31]))));[.G31])))" office:value-type="float" office:value="1" calcext:value-type="float">
            <text:p>1</text:p>
          </table:table-cell>
          <table:table-cell table:formula="of:=IF([.B32]=&quot;INC&quot;;COM.MICROSOFT.SWITCH([.C32];&quot;A&quot;;[.E32];&quot;B&quot;;[.F32];&quot;C&quot;;[.G32]);IF([.B32]=&quot;SHL&quot;;COM.MICROSOFT.SWITCH([.C32];&quot;A&quot;;[.E32];&quot;B&quot;;[.F32];&quot;C&quot;;[.G32]);[.H31]))" office:value-type="float" office:value="4" calcext:value-type="float">
            <text:p>4</text:p>
          </table:table-cell>
          <table:table-cell table:formula="of:=[.H32]&lt;0" office:value-type="boolean" office:boolean-value="false" calcext:value-type="boolean">
            <text:p>FALSE</text:p>
          </table:table-cell>
          <table:table-cell table:formula="of:=[.H32]=0" office:value-type="boolean" office:boolean-value="false" calcext:value-type="boolean">
            <text:p>FALSE</text:p>
          </table:table-cell>
          <table:table-cell table:formula="of:=IF([.$B32]=&quot;INC&quot;; OR([.H32] &gt; 128; [.H32] &lt; -127))" office:value-type="boolean" office:boolean-value="false" calcext:value-type="boolean">
            <text:p>FALSE</text:p>
          </table:table-cell>
          <table:table-cell table:formula="of:=IF([.$B32]=&quot;INC&quot;; OR([.H32] &gt; 255; [.H32] &lt; 0); IF([.$B32]=&quot;SHL&quot;;AND(BITLSHIFT(COM.MICROSOFT.SWITCH([.$C32]; [.E$1];[.E32]; [.F$1];[.F32];[.G$1];[.G32]);8-COM.MICROSOFT.SWITCH([.$D32]; [.E$1];[.E32]; [.F$1];[.F32];[.G$1];[.G32]));1))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32]=&quot;JMPI&quot;;[.C32];[.A32]+1)" office:value-type="float" office:value="28" calcext:value-type="float">
            <text:p>28</text:p>
          </table:table-cell>
          <table:table-cell table:formula="of:=VLOOKUP([.$A33];Program;2;1)" office:value-type="string" office:string-value="SHL" calcext:value-type="string">
            <text:p>SHL</text:p>
          </table:table-cell>
          <table:table-cell table:formula="of:=VLOOKUP([.$A33];Program;3;1)" office:value-type="string" office:string-value="B" calcext:value-type="string">
            <text:p>B</text:p>
          </table:table-cell>
          <table:table-cell table:formula="of:=VLOOKUP([.$A33];Program;4;1)" office:value-type="string" office:string-value="C" calcext:value-type="string">
            <text:p>C</text:p>
          </table:table-cell>
          <table:table-cell table:formula="of:=IF(AND([.$B33]=&quot;INC&quot;; [.$C33]=[.E$1]);[.E32]+1;IF(AND([.$B33]=&quot;MOVI&quot;; [.$C33]=[.E$1]);[.$D33];IF(AND([.$B33]=&quot;SHL&quot;;[.$C33]=[.E$1]);IF([.$D33]=[.$E$1];BITLSHIFT([.E32];[.$E32]);IF([.$D33]=[.$F$1];BITLSHIFT([.E32];[.$F32]);IF([.$D33]=[.$G$1];BITLSHIFT([.E32];[.$G32]))));[.E32])))" office:value-type="float" office:value="0" calcext:value-type="float">
            <text:p>0</text:p>
          </table:table-cell>
          <table:table-cell table:formula="of:=IF(AND([.$B33]=&quot;INC&quot;; [.$C33]=[.F$1]);[.F32]+1;IF(AND([.$B33]=&quot;MOVI&quot;; [.$C33]=[.F$1]);[.$D33];IF(AND([.$B33]=&quot;SHL&quot;;[.$C33]=[.F$1]);IF([.$D33]=[.$E$1];BITLSHIFT([.F32];[.$E32]);IF([.$D33]=[.$F$1];BITLSHIFT([.F32];[.$F32]);IF([.$D33]=[.$G$1];BITLSHIFT([.F32];[.$G32]))));[.F32])))" office:value-type="float" office:value="8" calcext:value-type="float">
            <text:p>8</text:p>
          </table:table-cell>
          <table:table-cell table:formula="of:=IF(AND([.$B33]=&quot;INC&quot;; [.$C33]=[.G$1]);[.G32]+1;IF(AND([.$B33]=&quot;MOVI&quot;; [.$C33]=[.G$1]);[.$D33];IF(AND([.$B33]=&quot;SHL&quot;;[.$C33]=[.G$1]);IF([.$D33]=[.$E$1];BITLSHIFT([.G32];[.$E32]);IF([.$D33]=[.$F$1];BITLSHIFT([.G32];[.$F32]);IF([.$D33]=[.$G$1];BITLSHIFT([.G32];[.$G32]))));[.G32])))" office:value-type="float" office:value="1" calcext:value-type="float">
            <text:p>1</text:p>
          </table:table-cell>
          <table:table-cell table:formula="of:=IF([.B33]=&quot;INC&quot;;COM.MICROSOFT.SWITCH([.C33];&quot;A&quot;;[.E33];&quot;B&quot;;[.F33];&quot;C&quot;;[.G33]);IF([.B33]=&quot;SHL&quot;;COM.MICROSOFT.SWITCH([.C33];&quot;A&quot;;[.E33];&quot;B&quot;;[.F33];&quot;C&quot;;[.G33]);[.H32]))" office:value-type="float" office:value="8" calcext:value-type="float">
            <text:p>8</text:p>
          </table:table-cell>
          <table:table-cell table:formula="of:=[.H33]&lt;0" office:value-type="boolean" office:boolean-value="false" calcext:value-type="boolean">
            <text:p>FALSE</text:p>
          </table:table-cell>
          <table:table-cell table:formula="of:=[.H33]=0" office:value-type="boolean" office:boolean-value="false" calcext:value-type="boolean">
            <text:p>FALSE</text:p>
          </table:table-cell>
          <table:table-cell table:formula="of:=IF([.$B33]=&quot;INC&quot;; OR([.H33] &gt; 128; [.H33] &lt; -127))" office:value-type="boolean" office:boolean-value="false" calcext:value-type="boolean">
            <text:p>FALSE</text:p>
          </table:table-cell>
          <table:table-cell table:formula="of:=IF([.$B33]=&quot;INC&quot;; OR([.H33] &gt; 255; [.H33] &lt; 0); IF([.$B33]=&quot;SHL&quot;;AND(BITLSHIFT(COM.MICROSOFT.SWITCH([.$C33]; [.E$1];[.E33]; [.F$1];[.F33];[.G$1];[.G33]);8-COM.MICROSOFT.SWITCH([.$D33]; [.E$1];[.E33]; [.F$1];[.F33];[.G$1];[.G33]));1)))" office:value-type="boolean" office:boolean-value="true" calcext:value-type="boolean">
            <text:p>TRUE</text:p>
          </table:table-cell>
        </table:table-row>
        <table:table-row table:style-name="ro1">
          <table:table-cell table:formula="of:=IF([.B33]=&quot;JMPI&quot;;[.C33];[.A33]+1)" office:value-type="float" office:value="29" calcext:value-type="float">
            <text:p>29</text:p>
          </table:table-cell>
          <table:table-cell table:formula="of:=VLOOKUP([.$A34];Program;2;1)" office:value-type="string" office:string-value="JMPI" calcext:value-type="string">
            <text:p>JMPI</text:p>
          </table:table-cell>
          <table:table-cell table:formula="of:=VLOOKUP([.$A34];Program;3;1)" office:value-type="float" office:value="28" calcext:value-type="float">
            <text:p>28</text:p>
          </table:table-cell>
          <table:table-cell table:formula="of:=VLOOKUP([.$A34];Program;4;1)" office:value-type="float" office:value="0" calcext:value-type="float">
            <text:p/>
          </table:table-cell>
          <table:table-cell table:formula="of:=IF(AND([.$B34]=&quot;INC&quot;; [.$C34]=[.E$1]);[.E33]+1;IF(AND([.$B34]=&quot;MOVI&quot;; [.$C34]=[.E$1]);[.$D34];IF(AND([.$B34]=&quot;SHL&quot;;[.$C34]=[.E$1]);IF([.$D34]=[.$E$1];BITLSHIFT([.E33];[.$E33]);IF([.$D34]=[.$F$1];BITLSHIFT([.E33];[.$F33]);IF([.$D34]=[.$G$1];BITLSHIFT([.E33];[.$G33]))));[.E33])))" office:value-type="float" office:value="0" calcext:value-type="float">
            <text:p>0</text:p>
          </table:table-cell>
          <table:table-cell table:formula="of:=IF(AND([.$B34]=&quot;INC&quot;; [.$C34]=[.F$1]);[.F33]+1;IF(AND([.$B34]=&quot;MOVI&quot;; [.$C34]=[.F$1]);[.$D34];IF(AND([.$B34]=&quot;SHL&quot;;[.$C34]=[.F$1]);IF([.$D34]=[.$E$1];BITLSHIFT([.F33];[.$E33]);IF([.$D34]=[.$F$1];BITLSHIFT([.F33];[.$F33]);IF([.$D34]=[.$G$1];BITLSHIFT([.F33];[.$G33]))));[.F33])))" office:value-type="float" office:value="8" calcext:value-type="float">
            <text:p>8</text:p>
          </table:table-cell>
          <table:table-cell table:formula="of:=IF(AND([.$B34]=&quot;INC&quot;; [.$C34]=[.G$1]);[.G33]+1;IF(AND([.$B34]=&quot;MOVI&quot;; [.$C34]=[.G$1]);[.$D34];IF(AND([.$B34]=&quot;SHL&quot;;[.$C34]=[.G$1]);IF([.$D34]=[.$E$1];BITLSHIFT([.G33];[.$E33]);IF([.$D34]=[.$F$1];BITLSHIFT([.G33];[.$F33]);IF([.$D34]=[.$G$1];BITLSHIFT([.G33];[.$G33]))));[.G33])))" office:value-type="float" office:value="1" calcext:value-type="float">
            <text:p>1</text:p>
          </table:table-cell>
          <table:table-cell table:formula="of:=IF([.B34]=&quot;INC&quot;;COM.MICROSOFT.SWITCH([.C34];&quot;A&quot;;[.E34];&quot;B&quot;;[.F34];&quot;C&quot;;[.G34]);IF([.B34]=&quot;SHL&quot;;COM.MICROSOFT.SWITCH([.C34];&quot;A&quot;;[.E34];&quot;B&quot;;[.F34];&quot;C&quot;;[.G34]);[.H33]))" office:value-type="float" office:value="8" calcext:value-type="float">
            <text:p>8</text:p>
          </table:table-cell>
          <table:table-cell table:formula="of:=[.H34]&lt;0" office:value-type="boolean" office:boolean-value="false" calcext:value-type="boolean">
            <text:p>FALSE</text:p>
          </table:table-cell>
          <table:table-cell table:formula="of:=[.H34]=0" office:value-type="boolean" office:boolean-value="false" calcext:value-type="boolean">
            <text:p>FALSE</text:p>
          </table:table-cell>
          <table:table-cell table:formula="of:=IF([.$B34]=&quot;INC&quot;; OR([.H34] &gt; 128; [.H34] &lt; -127))" office:value-type="boolean" office:boolean-value="false" calcext:value-type="boolean">
            <text:p>FALSE</text:p>
          </table:table-cell>
          <table:table-cell table:formula="of:=IF([.$B34]=&quot;INC&quot;; OR([.H34] &gt; 255; [.H34] &lt; 0); IF([.$B34]=&quot;SHL&quot;;AND(BITLSHIFT(COM.MICROSOFT.SWITCH([.$C34]; [.E$1];[.E34]; [.F$1];[.F34];[.G$1];[.G34]);8-COM.MICROSOFT.SWITCH([.$D34]; [.E$1];[.E34]; [.F$1];[.F34];[.G$1];[.G34]));1))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34]=&quot;JMPI&quot;;[.C34];[.A34]+1)" office:value-type="float" office:value="28" calcext:value-type="float">
            <text:p>28</text:p>
          </table:table-cell>
          <table:table-cell table:formula="of:=VLOOKUP([.$A35];Program;2;1)" office:value-type="string" office:string-value="SHL" calcext:value-type="string">
            <text:p>SHL</text:p>
          </table:table-cell>
          <table:table-cell table:formula="of:=VLOOKUP([.$A35];Program;3;1)" office:value-type="string" office:string-value="B" calcext:value-type="string">
            <text:p>B</text:p>
          </table:table-cell>
          <table:table-cell table:formula="of:=VLOOKUP([.$A35];Program;4;1)" office:value-type="string" office:string-value="C" calcext:value-type="string">
            <text:p>C</text:p>
          </table:table-cell>
          <table:table-cell table:formula="of:=IF(AND([.$B35]=&quot;INC&quot;; [.$C35]=[.E$1]);[.E34]+1;IF(AND([.$B35]=&quot;MOVI&quot;; [.$C35]=[.E$1]);[.$D35];IF(AND([.$B35]=&quot;SHL&quot;;[.$C35]=[.E$1]);IF([.$D35]=[.$E$1];BITLSHIFT([.E34];[.$E34]);IF([.$D35]=[.$F$1];BITLSHIFT([.E34];[.$F34]);IF([.$D35]=[.$G$1];BITLSHIFT([.E34];[.$G34]))));[.E34])))" office:value-type="float" office:value="0" calcext:value-type="float">
            <text:p>0</text:p>
          </table:table-cell>
          <table:table-cell table:formula="of:=IF(AND([.$B35]=&quot;INC&quot;; [.$C35]=[.F$1]);[.F34]+1;IF(AND([.$B35]=&quot;MOVI&quot;; [.$C35]=[.F$1]);[.$D35];IF(AND([.$B35]=&quot;SHL&quot;;[.$C35]=[.F$1]);IF([.$D35]=[.$E$1];BITLSHIFT([.F34];[.$E34]);IF([.$D35]=[.$F$1];BITLSHIFT([.F34];[.$F34]);IF([.$D35]=[.$G$1];BITLSHIFT([.F34];[.$G34]))));[.F34])))" office:value-type="float" office:value="16" calcext:value-type="float">
            <text:p>16</text:p>
          </table:table-cell>
          <table:table-cell table:formula="of:=IF(AND([.$B35]=&quot;INC&quot;; [.$C35]=[.G$1]);[.G34]+1;IF(AND([.$B35]=&quot;MOVI&quot;; [.$C35]=[.G$1]);[.$D35];IF(AND([.$B35]=&quot;SHL&quot;;[.$C35]=[.G$1]);IF([.$D35]=[.$E$1];BITLSHIFT([.G34];[.$E34]);IF([.$D35]=[.$F$1];BITLSHIFT([.G34];[.$F34]);IF([.$D35]=[.$G$1];BITLSHIFT([.G34];[.$G34]))));[.G34])))" office:value-type="float" office:value="1" calcext:value-type="float">
            <text:p>1</text:p>
          </table:table-cell>
          <table:table-cell table:formula="of:=IF([.B35]=&quot;INC&quot;;COM.MICROSOFT.SWITCH([.C35];&quot;A&quot;;[.E35];&quot;B&quot;;[.F35];&quot;C&quot;;[.G35]);IF([.B35]=&quot;SHL&quot;;COM.MICROSOFT.SWITCH([.C35];&quot;A&quot;;[.E35];&quot;B&quot;;[.F35];&quot;C&quot;;[.G35]);[.H34]))" office:value-type="float" office:value="16" calcext:value-type="float">
            <text:p>16</text:p>
          </table:table-cell>
          <table:table-cell table:formula="of:=[.H35]&lt;0" office:value-type="boolean" office:boolean-value="false" calcext:value-type="boolean">
            <text:p>FALSE</text:p>
          </table:table-cell>
          <table:table-cell table:formula="of:=[.H35]=0" office:value-type="boolean" office:boolean-value="false" calcext:value-type="boolean">
            <text:p>FALSE</text:p>
          </table:table-cell>
          <table:table-cell table:formula="of:=IF([.$B35]=&quot;INC&quot;; OR([.H35] &gt; 128; [.H35] &lt; -127))" office:value-type="boolean" office:boolean-value="false" calcext:value-type="boolean">
            <text:p>FALSE</text:p>
          </table:table-cell>
          <table:table-cell table:formula="of:=IF([.$B35]=&quot;INC&quot;; OR([.H35] &gt; 255; [.H35] &lt; 0); IF([.$B35]=&quot;SHL&quot;;AND(BITLSHIFT(COM.MICROSOFT.SWITCH([.$C35]; [.E$1];[.E35]; [.F$1];[.F35];[.G$1];[.G35]);8-COM.MICROSOFT.SWITCH([.$D35]; [.E$1];[.E35]; [.F$1];[.F35];[.G$1];[.G35]));1)))" office:value-type="boolean" office:boolean-value="true" calcext:value-type="boolean">
            <text:p>TRUE</text:p>
          </table:table-cell>
        </table:table-row>
        <table:table-row table:style-name="ro1">
          <table:table-cell table:formula="of:=IF([.B35]=&quot;JMPI&quot;;[.C35];[.A35]+1)" office:value-type="float" office:value="29" calcext:value-type="float">
            <text:p>29</text:p>
          </table:table-cell>
          <table:table-cell table:formula="of:=VLOOKUP([.$A36];Program;2;1)" office:value-type="string" office:string-value="JMPI" calcext:value-type="string">
            <text:p>JMPI</text:p>
          </table:table-cell>
          <table:table-cell table:formula="of:=VLOOKUP([.$A36];Program;3;1)" office:value-type="float" office:value="28" calcext:value-type="float">
            <text:p>28</text:p>
          </table:table-cell>
          <table:table-cell table:formula="of:=VLOOKUP([.$A36];Program;4;1)" office:value-type="float" office:value="0" calcext:value-type="float">
            <text:p/>
          </table:table-cell>
          <table:table-cell table:formula="of:=IF(AND([.$B36]=&quot;INC&quot;; [.$C36]=[.E$1]);[.E35]+1;IF(AND([.$B36]=&quot;MOVI&quot;; [.$C36]=[.E$1]);[.$D36];IF(AND([.$B36]=&quot;SHL&quot;;[.$C36]=[.E$1]);IF([.$D36]=[.$E$1];BITLSHIFT([.E35];[.$E35]);IF([.$D36]=[.$F$1];BITLSHIFT([.E35];[.$F35]);IF([.$D36]=[.$G$1];BITLSHIFT([.E35];[.$G35]))));[.E35])))" office:value-type="float" office:value="0" calcext:value-type="float">
            <text:p>0</text:p>
          </table:table-cell>
          <table:table-cell table:formula="of:=IF(AND([.$B36]=&quot;INC&quot;; [.$C36]=[.F$1]);[.F35]+1;IF(AND([.$B36]=&quot;MOVI&quot;; [.$C36]=[.F$1]);[.$D36];IF(AND([.$B36]=&quot;SHL&quot;;[.$C36]=[.F$1]);IF([.$D36]=[.$E$1];BITLSHIFT([.F35];[.$E35]);IF([.$D36]=[.$F$1];BITLSHIFT([.F35];[.$F35]);IF([.$D36]=[.$G$1];BITLSHIFT([.F35];[.$G35]))));[.F35])))" office:value-type="float" office:value="16" calcext:value-type="float">
            <text:p>16</text:p>
          </table:table-cell>
          <table:table-cell table:formula="of:=IF(AND([.$B36]=&quot;INC&quot;; [.$C36]=[.G$1]);[.G35]+1;IF(AND([.$B36]=&quot;MOVI&quot;; [.$C36]=[.G$1]);[.$D36];IF(AND([.$B36]=&quot;SHL&quot;;[.$C36]=[.G$1]);IF([.$D36]=[.$E$1];BITLSHIFT([.G35];[.$E35]);IF([.$D36]=[.$F$1];BITLSHIFT([.G35];[.$F35]);IF([.$D36]=[.$G$1];BITLSHIFT([.G35];[.$G35]))));[.G35])))" office:value-type="float" office:value="1" calcext:value-type="float">
            <text:p>1</text:p>
          </table:table-cell>
          <table:table-cell table:formula="of:=IF([.B36]=&quot;INC&quot;;COM.MICROSOFT.SWITCH([.C36];&quot;A&quot;;[.E36];&quot;B&quot;;[.F36];&quot;C&quot;;[.G36]);IF([.B36]=&quot;SHL&quot;;COM.MICROSOFT.SWITCH([.C36];&quot;A&quot;;[.E36];&quot;B&quot;;[.F36];&quot;C&quot;;[.G36]);[.H35]))" office:value-type="float" office:value="16" calcext:value-type="float">
            <text:p>16</text:p>
          </table:table-cell>
          <table:table-cell table:formula="of:=[.H36]&lt;0" office:value-type="boolean" office:boolean-value="false" calcext:value-type="boolean">
            <text:p>FALSE</text:p>
          </table:table-cell>
          <table:table-cell table:formula="of:=[.H36]=0" office:value-type="boolean" office:boolean-value="false" calcext:value-type="boolean">
            <text:p>FALSE</text:p>
          </table:table-cell>
          <table:table-cell table:formula="of:=IF([.$B36]=&quot;INC&quot;; OR([.H36] &gt; 128; [.H36] &lt; -127))" office:value-type="boolean" office:boolean-value="false" calcext:value-type="boolean">
            <text:p>FALSE</text:p>
          </table:table-cell>
          <table:table-cell table:formula="of:=IF([.$B36]=&quot;INC&quot;; OR([.H36] &gt; 255; [.H36] &lt; 0); IF([.$B36]=&quot;SHL&quot;;AND(BITLSHIFT(COM.MICROSOFT.SWITCH([.$C36]; [.E$1];[.E36]; [.F$1];[.F36];[.G$1];[.G36]);8-COM.MICROSOFT.SWITCH([.$D36]; [.E$1];[.E36]; [.F$1];[.F36];[.G$1];[.G36]));1))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36]=&quot;JMPI&quot;;[.C36];[.A36]+1)" office:value-type="float" office:value="28" calcext:value-type="float">
            <text:p>28</text:p>
          </table:table-cell>
          <table:table-cell table:formula="of:=VLOOKUP([.$A37];Program;2;1)" office:value-type="string" office:string-value="SHL" calcext:value-type="string">
            <text:p>SHL</text:p>
          </table:table-cell>
          <table:table-cell table:formula="of:=VLOOKUP([.$A37];Program;3;1)" office:value-type="string" office:string-value="B" calcext:value-type="string">
            <text:p>B</text:p>
          </table:table-cell>
          <table:table-cell table:formula="of:=VLOOKUP([.$A37];Program;4;1)" office:value-type="string" office:string-value="C" calcext:value-type="string">
            <text:p>C</text:p>
          </table:table-cell>
          <table:table-cell table:formula="of:=IF(AND([.$B37]=&quot;INC&quot;; [.$C37]=[.E$1]);[.E36]+1;IF(AND([.$B37]=&quot;MOVI&quot;; [.$C37]=[.E$1]);[.$D37];IF(AND([.$B37]=&quot;SHL&quot;;[.$C37]=[.E$1]);IF([.$D37]=[.$E$1];BITLSHIFT([.E36];[.$E36]);IF([.$D37]=[.$F$1];BITLSHIFT([.E36];[.$F36]);IF([.$D37]=[.$G$1];BITLSHIFT([.E36];[.$G36]))));[.E36])))" office:value-type="float" office:value="0" calcext:value-type="float">
            <text:p>0</text:p>
          </table:table-cell>
          <table:table-cell table:formula="of:=IF(AND([.$B37]=&quot;INC&quot;; [.$C37]=[.F$1]);[.F36]+1;IF(AND([.$B37]=&quot;MOVI&quot;; [.$C37]=[.F$1]);[.$D37];IF(AND([.$B37]=&quot;SHL&quot;;[.$C37]=[.F$1]);IF([.$D37]=[.$E$1];BITLSHIFT([.F36];[.$E36]);IF([.$D37]=[.$F$1];BITLSHIFT([.F36];[.$F36]);IF([.$D37]=[.$G$1];BITLSHIFT([.F36];[.$G36]))));[.F36])))" office:value-type="float" office:value="32" calcext:value-type="float">
            <text:p>32</text:p>
          </table:table-cell>
          <table:table-cell table:formula="of:=IF(AND([.$B37]=&quot;INC&quot;; [.$C37]=[.G$1]);[.G36]+1;IF(AND([.$B37]=&quot;MOVI&quot;; [.$C37]=[.G$1]);[.$D37];IF(AND([.$B37]=&quot;SHL&quot;;[.$C37]=[.G$1]);IF([.$D37]=[.$E$1];BITLSHIFT([.G36];[.$E36]);IF([.$D37]=[.$F$1];BITLSHIFT([.G36];[.$F36]);IF([.$D37]=[.$G$1];BITLSHIFT([.G36];[.$G36]))));[.G36])))" office:value-type="float" office:value="1" calcext:value-type="float">
            <text:p>1</text:p>
          </table:table-cell>
          <table:table-cell table:formula="of:=IF([.B37]=&quot;INC&quot;;COM.MICROSOFT.SWITCH([.C37];&quot;A&quot;;[.E37];&quot;B&quot;;[.F37];&quot;C&quot;;[.G37]);IF([.B37]=&quot;SHL&quot;;COM.MICROSOFT.SWITCH([.C37];&quot;A&quot;;[.E37];&quot;B&quot;;[.F37];&quot;C&quot;;[.G37]);[.H36]))" office:value-type="float" office:value="32" calcext:value-type="float">
            <text:p>32</text:p>
          </table:table-cell>
          <table:table-cell table:formula="of:=[.H37]&lt;0" office:value-type="boolean" office:boolean-value="false" calcext:value-type="boolean">
            <text:p>FALSE</text:p>
          </table:table-cell>
          <table:table-cell table:formula="of:=[.H37]=0" office:value-type="boolean" office:boolean-value="false" calcext:value-type="boolean">
            <text:p>FALSE</text:p>
          </table:table-cell>
          <table:table-cell table:formula="of:=IF([.$B37]=&quot;INC&quot;; OR([.H37] &gt; 128; [.H37] &lt; -127))" office:value-type="boolean" office:boolean-value="false" calcext:value-type="boolean">
            <text:p>FALSE</text:p>
          </table:table-cell>
          <table:table-cell table:formula="of:=IF([.$B37]=&quot;INC&quot;; OR([.H37] &gt; 255; [.H37] &lt; 0); IF([.$B37]=&quot;SHL&quot;;AND(BITLSHIFT(COM.MICROSOFT.SWITCH([.$C37]; [.E$1];[.E37]; [.F$1];[.F37];[.G$1];[.G37]);8-COM.MICROSOFT.SWITCH([.$D37]; [.E$1];[.E37]; [.F$1];[.F37];[.G$1];[.G37]));1)))" office:value-type="boolean" office:boolean-value="true" calcext:value-type="boolean">
            <text:p>TRUE</text:p>
          </table:table-cell>
        </table:table-row>
        <table:table-row table:style-name="ro1">
          <table:table-cell table:formula="of:=IF([.B37]=&quot;JMPI&quot;;[.C37];[.A37]+1)" office:value-type="float" office:value="29" calcext:value-type="float">
            <text:p>29</text:p>
          </table:table-cell>
          <table:table-cell table:formula="of:=VLOOKUP([.$A38];Program;2;1)" office:value-type="string" office:string-value="JMPI" calcext:value-type="string">
            <text:p>JMPI</text:p>
          </table:table-cell>
          <table:table-cell table:formula="of:=VLOOKUP([.$A38];Program;3;1)" office:value-type="float" office:value="28" calcext:value-type="float">
            <text:p>28</text:p>
          </table:table-cell>
          <table:table-cell table:formula="of:=VLOOKUP([.$A38];Program;4;1)" office:value-type="float" office:value="0" calcext:value-type="float">
            <text:p/>
          </table:table-cell>
          <table:table-cell table:formula="of:=IF(AND([.$B38]=&quot;INC&quot;; [.$C38]=[.E$1]);[.E37]+1;IF(AND([.$B38]=&quot;MOVI&quot;; [.$C38]=[.E$1]);[.$D38];IF(AND([.$B38]=&quot;SHL&quot;;[.$C38]=[.E$1]);IF([.$D38]=[.$E$1];BITLSHIFT([.E37];[.$E37]);IF([.$D38]=[.$F$1];BITLSHIFT([.E37];[.$F37]);IF([.$D38]=[.$G$1];BITLSHIFT([.E37];[.$G37]))));[.E37])))" office:value-type="float" office:value="0" calcext:value-type="float">
            <text:p>0</text:p>
          </table:table-cell>
          <table:table-cell table:formula="of:=IF(AND([.$B38]=&quot;INC&quot;; [.$C38]=[.F$1]);[.F37]+1;IF(AND([.$B38]=&quot;MOVI&quot;; [.$C38]=[.F$1]);[.$D38];IF(AND([.$B38]=&quot;SHL&quot;;[.$C38]=[.F$1]);IF([.$D38]=[.$E$1];BITLSHIFT([.F37];[.$E37]);IF([.$D38]=[.$F$1];BITLSHIFT([.F37];[.$F37]);IF([.$D38]=[.$G$1];BITLSHIFT([.F37];[.$G37]))));[.F37])))" office:value-type="float" office:value="32" calcext:value-type="float">
            <text:p>32</text:p>
          </table:table-cell>
          <table:table-cell table:formula="of:=IF(AND([.$B38]=&quot;INC&quot;; [.$C38]=[.G$1]);[.G37]+1;IF(AND([.$B38]=&quot;MOVI&quot;; [.$C38]=[.G$1]);[.$D38];IF(AND([.$B38]=&quot;SHL&quot;;[.$C38]=[.G$1]);IF([.$D38]=[.$E$1];BITLSHIFT([.G37];[.$E37]);IF([.$D38]=[.$F$1];BITLSHIFT([.G37];[.$F37]);IF([.$D38]=[.$G$1];BITLSHIFT([.G37];[.$G37]))));[.G37])))" office:value-type="float" office:value="1" calcext:value-type="float">
            <text:p>1</text:p>
          </table:table-cell>
          <table:table-cell table:formula="of:=IF([.B38]=&quot;INC&quot;;COM.MICROSOFT.SWITCH([.C38];&quot;A&quot;;[.E38];&quot;B&quot;;[.F38];&quot;C&quot;;[.G38]);IF([.B38]=&quot;SHL&quot;;COM.MICROSOFT.SWITCH([.C38];&quot;A&quot;;[.E38];&quot;B&quot;;[.F38];&quot;C&quot;;[.G38]);[.H37]))" office:value-type="float" office:value="32" calcext:value-type="float">
            <text:p>32</text:p>
          </table:table-cell>
          <table:table-cell table:formula="of:=[.H38]&lt;0" office:value-type="boolean" office:boolean-value="false" calcext:value-type="boolean">
            <text:p>FALSE</text:p>
          </table:table-cell>
          <table:table-cell table:formula="of:=[.H38]=0" office:value-type="boolean" office:boolean-value="false" calcext:value-type="boolean">
            <text:p>FALSE</text:p>
          </table:table-cell>
          <table:table-cell table:formula="of:=IF([.$B38]=&quot;INC&quot;; OR([.H38] &gt; 128; [.H38] &lt; -127))" office:value-type="boolean" office:boolean-value="false" calcext:value-type="boolean">
            <text:p>FALSE</text:p>
          </table:table-cell>
          <table:table-cell table:formula="of:=IF([.$B38]=&quot;INC&quot;; OR([.H38] &gt; 255; [.H38] &lt; 0); IF([.$B38]=&quot;SHL&quot;;AND(BITLSHIFT(COM.MICROSOFT.SWITCH([.$C38]; [.E$1];[.E38]; [.F$1];[.F38];[.G$1];[.G38]);8-COM.MICROSOFT.SWITCH([.$D38]; [.E$1];[.E38]; [.F$1];[.F38];[.G$1];[.G38]));1))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38]=&quot;JMPI&quot;;[.C38];[.A38]+1)" office:value-type="float" office:value="28" calcext:value-type="float">
            <text:p>28</text:p>
          </table:table-cell>
          <table:table-cell table:formula="of:=VLOOKUP([.$A39];Program;2;1)" office:value-type="string" office:string-value="SHL" calcext:value-type="string">
            <text:p>SHL</text:p>
          </table:table-cell>
          <table:table-cell table:formula="of:=VLOOKUP([.$A39];Program;3;1)" office:value-type="string" office:string-value="B" calcext:value-type="string">
            <text:p>B</text:p>
          </table:table-cell>
          <table:table-cell table:formula="of:=VLOOKUP([.$A39];Program;4;1)" office:value-type="string" office:string-value="C" calcext:value-type="string">
            <text:p>C</text:p>
          </table:table-cell>
          <table:table-cell table:formula="of:=IF(AND([.$B39]=&quot;INC&quot;; [.$C39]=[.E$1]);[.E38]+1;IF(AND([.$B39]=&quot;MOVI&quot;; [.$C39]=[.E$1]);[.$D39];IF(AND([.$B39]=&quot;SHL&quot;;[.$C39]=[.E$1]);IF([.$D39]=[.$E$1];BITLSHIFT([.E38];[.$E38]);IF([.$D39]=[.$F$1];BITLSHIFT([.E38];[.$F38]);IF([.$D39]=[.$G$1];BITLSHIFT([.E38];[.$G38]))));[.E38])))" office:value-type="float" office:value="0" calcext:value-type="float">
            <text:p>0</text:p>
          </table:table-cell>
          <table:table-cell table:formula="of:=IF(AND([.$B39]=&quot;INC&quot;; [.$C39]=[.F$1]);[.F38]+1;IF(AND([.$B39]=&quot;MOVI&quot;; [.$C39]=[.F$1]);[.$D39];IF(AND([.$B39]=&quot;SHL&quot;;[.$C39]=[.F$1]);IF([.$D39]=[.$E$1];BITLSHIFT([.F38];[.$E38]);IF([.$D39]=[.$F$1];BITLSHIFT([.F38];[.$F38]);IF([.$D39]=[.$G$1];BITLSHIFT([.F38];[.$G38]))));[.F38])))" office:value-type="float" office:value="64" calcext:value-type="float">
            <text:p>64</text:p>
          </table:table-cell>
          <table:table-cell table:formula="of:=IF(AND([.$B39]=&quot;INC&quot;; [.$C39]=[.G$1]);[.G38]+1;IF(AND([.$B39]=&quot;MOVI&quot;; [.$C39]=[.G$1]);[.$D39];IF(AND([.$B39]=&quot;SHL&quot;;[.$C39]=[.G$1]);IF([.$D39]=[.$E$1];BITLSHIFT([.G38];[.$E38]);IF([.$D39]=[.$F$1];BITLSHIFT([.G38];[.$F38]);IF([.$D39]=[.$G$1];BITLSHIFT([.G38];[.$G38]))));[.G38])))" office:value-type="float" office:value="1" calcext:value-type="float">
            <text:p>1</text:p>
          </table:table-cell>
          <table:table-cell table:formula="of:=IF([.B39]=&quot;INC&quot;;COM.MICROSOFT.SWITCH([.C39];&quot;A&quot;;[.E39];&quot;B&quot;;[.F39];&quot;C&quot;;[.G39]);IF([.B39]=&quot;SHL&quot;;COM.MICROSOFT.SWITCH([.C39];&quot;A&quot;;[.E39];&quot;B&quot;;[.F39];&quot;C&quot;;[.G39]);[.H38]))" office:value-type="float" office:value="64" calcext:value-type="float">
            <text:p>64</text:p>
          </table:table-cell>
          <table:table-cell table:formula="of:=[.H39]&lt;0" office:value-type="boolean" office:boolean-value="false" calcext:value-type="boolean">
            <text:p>FALSE</text:p>
          </table:table-cell>
          <table:table-cell table:formula="of:=[.H39]=0" office:value-type="boolean" office:boolean-value="false" calcext:value-type="boolean">
            <text:p>FALSE</text:p>
          </table:table-cell>
          <table:table-cell table:formula="of:=IF([.$B39]=&quot;INC&quot;; OR([.H39] &gt; 128; [.H39] &lt; -127))" office:value-type="boolean" office:boolean-value="false" calcext:value-type="boolean">
            <text:p>FALSE</text:p>
          </table:table-cell>
          <table:table-cell table:formula="of:=IF([.$B39]=&quot;INC&quot;; OR([.H39] &gt; 255; [.H39] &lt; 0); IF([.$B39]=&quot;SHL&quot;;AND(BITLSHIFT(COM.MICROSOFT.SWITCH([.$C39]; [.E$1];[.E39]; [.F$1];[.F39];[.G$1];[.G39]);8-COM.MICROSOFT.SWITCH([.$D39]; [.E$1];[.E39]; [.F$1];[.F39];[.G$1];[.G39]));1)))" office:value-type="boolean" office:boolean-value="true" calcext:value-type="boolean">
            <text:p>TRUE</text:p>
          </table:table-cell>
        </table:table-row>
        <table:table-row table:style-name="ro1">
          <table:table-cell table:formula="of:=IF([.B39]=&quot;JMPI&quot;;[.C39];[.A39]+1)" office:value-type="float" office:value="29" calcext:value-type="float">
            <text:p>29</text:p>
          </table:table-cell>
          <table:table-cell table:formula="of:=VLOOKUP([.$A40];Program;2;1)" office:value-type="string" office:string-value="JMPI" calcext:value-type="string">
            <text:p>JMPI</text:p>
          </table:table-cell>
          <table:table-cell table:formula="of:=VLOOKUP([.$A40];Program;3;1)" office:value-type="float" office:value="28" calcext:value-type="float">
            <text:p>28</text:p>
          </table:table-cell>
          <table:table-cell table:formula="of:=VLOOKUP([.$A40];Program;4;1)" office:value-type="float" office:value="0" calcext:value-type="float">
            <text:p/>
          </table:table-cell>
          <table:table-cell table:formula="of:=IF(AND([.$B40]=&quot;INC&quot;; [.$C40]=[.E$1]);[.E39]+1;IF(AND([.$B40]=&quot;MOVI&quot;; [.$C40]=[.E$1]);[.$D40];IF(AND([.$B40]=&quot;SHL&quot;;[.$C40]=[.E$1]);IF([.$D40]=[.$E$1];BITLSHIFT([.E39];[.$E39]);IF([.$D40]=[.$F$1];BITLSHIFT([.E39];[.$F39]);IF([.$D40]=[.$G$1];BITLSHIFT([.E39];[.$G39]))));[.E39])))" office:value-type="float" office:value="0" calcext:value-type="float">
            <text:p>0</text:p>
          </table:table-cell>
          <table:table-cell table:formula="of:=IF(AND([.$B40]=&quot;INC&quot;; [.$C40]=[.F$1]);[.F39]+1;IF(AND([.$B40]=&quot;MOVI&quot;; [.$C40]=[.F$1]);[.$D40];IF(AND([.$B40]=&quot;SHL&quot;;[.$C40]=[.F$1]);IF([.$D40]=[.$E$1];BITLSHIFT([.F39];[.$E39]);IF([.$D40]=[.$F$1];BITLSHIFT([.F39];[.$F39]);IF([.$D40]=[.$G$1];BITLSHIFT([.F39];[.$G39]))));[.F39])))" office:value-type="float" office:value="64" calcext:value-type="float">
            <text:p>64</text:p>
          </table:table-cell>
          <table:table-cell table:formula="of:=IF(AND([.$B40]=&quot;INC&quot;; [.$C40]=[.G$1]);[.G39]+1;IF(AND([.$B40]=&quot;MOVI&quot;; [.$C40]=[.G$1]);[.$D40];IF(AND([.$B40]=&quot;SHL&quot;;[.$C40]=[.G$1]);IF([.$D40]=[.$E$1];BITLSHIFT([.G39];[.$E39]);IF([.$D40]=[.$F$1];BITLSHIFT([.G39];[.$F39]);IF([.$D40]=[.$G$1];BITLSHIFT([.G39];[.$G39]))));[.G39])))" office:value-type="float" office:value="1" calcext:value-type="float">
            <text:p>1</text:p>
          </table:table-cell>
          <table:table-cell table:formula="of:=IF([.B40]=&quot;INC&quot;;COM.MICROSOFT.SWITCH([.C40];&quot;A&quot;;[.E40];&quot;B&quot;;[.F40];&quot;C&quot;;[.G40]);IF([.B40]=&quot;SHL&quot;;COM.MICROSOFT.SWITCH([.C40];&quot;A&quot;;[.E40];&quot;B&quot;;[.F40];&quot;C&quot;;[.G40]);[.H39]))" office:value-type="float" office:value="64" calcext:value-type="float">
            <text:p>64</text:p>
          </table:table-cell>
          <table:table-cell table:formula="of:=[.H40]&lt;0" office:value-type="boolean" office:boolean-value="false" calcext:value-type="boolean">
            <text:p>FALSE</text:p>
          </table:table-cell>
          <table:table-cell table:formula="of:=[.H40]=0" office:value-type="boolean" office:boolean-value="false" calcext:value-type="boolean">
            <text:p>FALSE</text:p>
          </table:table-cell>
          <table:table-cell table:formula="of:=IF([.$B40]=&quot;INC&quot;; OR([.H40] &gt; 128; [.H40] &lt; -127))" office:value-type="boolean" office:boolean-value="false" calcext:value-type="boolean">
            <text:p>FALSE</text:p>
          </table:table-cell>
          <table:table-cell table:formula="of:=IF([.$B40]=&quot;INC&quot;; OR([.H40] &gt; 255; [.H40] &lt; 0); IF([.$B40]=&quot;SHL&quot;;AND(BITLSHIFT(COM.MICROSOFT.SWITCH([.$C40]; [.E$1];[.E40]; [.F$1];[.F40];[.G$1];[.G40]);8-COM.MICROSOFT.SWITCH([.$D40]; [.E$1];[.E40]; [.F$1];[.F40];[.G$1];[.G40]));1))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40]=&quot;JMPI&quot;;[.C40];[.A40]+1)" office:value-type="float" office:value="28" calcext:value-type="float">
            <text:p>28</text:p>
          </table:table-cell>
          <table:table-cell table:formula="of:=VLOOKUP([.$A41];Program;2;1)" office:value-type="string" office:string-value="SHL" calcext:value-type="string">
            <text:p>SHL</text:p>
          </table:table-cell>
          <table:table-cell table:formula="of:=VLOOKUP([.$A41];Program;3;1)" office:value-type="string" office:string-value="B" calcext:value-type="string">
            <text:p>B</text:p>
          </table:table-cell>
          <table:table-cell table:formula="of:=VLOOKUP([.$A41];Program;4;1)" office:value-type="string" office:string-value="C" calcext:value-type="string">
            <text:p>C</text:p>
          </table:table-cell>
          <table:table-cell table:formula="of:=IF(AND([.$B41]=&quot;INC&quot;; [.$C41]=[.E$1]);[.E40]+1;IF(AND([.$B41]=&quot;MOVI&quot;; [.$C41]=[.E$1]);[.$D41];IF(AND([.$B41]=&quot;SHL&quot;;[.$C41]=[.E$1]);IF([.$D41]=[.$E$1];BITLSHIFT([.E40];[.$E40]);IF([.$D41]=[.$F$1];BITLSHIFT([.E40];[.$F40]);IF([.$D41]=[.$G$1];BITLSHIFT([.E40];[.$G40]))));[.E40])))" office:value-type="float" office:value="0" calcext:value-type="float">
            <text:p>0</text:p>
          </table:table-cell>
          <table:table-cell table:formula="of:=IF(AND([.$B41]=&quot;INC&quot;; [.$C41]=[.F$1]);[.F40]+1;IF(AND([.$B41]=&quot;MOVI&quot;; [.$C41]=[.F$1]);[.$D41];IF(AND([.$B41]=&quot;SHL&quot;;[.$C41]=[.F$1]);IF([.$D41]=[.$E$1];BITLSHIFT([.F40];[.$E40]);IF([.$D41]=[.$F$1];BITLSHIFT([.F40];[.$F40]);IF([.$D41]=[.$G$1];BITLSHIFT([.F40];[.$G40]))));[.F40])))" office:value-type="float" office:value="128" calcext:value-type="float">
            <text:p>128</text:p>
          </table:table-cell>
          <table:table-cell table:formula="of:=IF(AND([.$B41]=&quot;INC&quot;; [.$C41]=[.G$1]);[.G40]+1;IF(AND([.$B41]=&quot;MOVI&quot;; [.$C41]=[.G$1]);[.$D41];IF(AND([.$B41]=&quot;SHL&quot;;[.$C41]=[.G$1]);IF([.$D41]=[.$E$1];BITLSHIFT([.G40];[.$E40]);IF([.$D41]=[.$F$1];BITLSHIFT([.G40];[.$F40]);IF([.$D41]=[.$G$1];BITLSHIFT([.G40];[.$G40]))));[.G40])))" office:value-type="float" office:value="1" calcext:value-type="float">
            <text:p>1</text:p>
          </table:table-cell>
          <table:table-cell table:formula="of:=IF([.B41]=&quot;INC&quot;;COM.MICROSOFT.SWITCH([.C41];&quot;A&quot;;[.E41];&quot;B&quot;;[.F41];&quot;C&quot;;[.G41]);IF([.B41]=&quot;SHL&quot;;COM.MICROSOFT.SWITCH([.C41];&quot;A&quot;;[.E41];&quot;B&quot;;[.F41];&quot;C&quot;;[.G41]);[.H40]))" office:value-type="float" office:value="128" calcext:value-type="float">
            <text:p>128</text:p>
          </table:table-cell>
          <table:table-cell table:formula="of:=[.H41]&lt;0" office:value-type="boolean" office:boolean-value="false" calcext:value-type="boolean">
            <text:p>FALSE</text:p>
          </table:table-cell>
          <table:table-cell table:formula="of:=[.H41]=0" office:value-type="boolean" office:boolean-value="false" calcext:value-type="boolean">
            <text:p>FALSE</text:p>
          </table:table-cell>
          <table:table-cell table:formula="of:=IF([.$B41]=&quot;INC&quot;; OR([.H41] &gt; 128; [.H41] &lt; -127))" office:value-type="boolean" office:boolean-value="false" calcext:value-type="boolean">
            <text:p>FALSE</text:p>
          </table:table-cell>
          <table:table-cell table:formula="of:=IF([.$B41]=&quot;INC&quot;; OR([.H41] &gt; 255; [.H41] &lt; 0); IF([.$B41]=&quot;SHL&quot;;AND(BITLSHIFT(COM.MICROSOFT.SWITCH([.$C41]; [.E$1];[.E41]; [.F$1];[.F41];[.G$1];[.G41]);8-COM.MICROSOFT.SWITCH([.$D41]; [.E$1];[.E41]; [.F$1];[.F41];[.G$1];[.G41]));1)))" office:value-type="boolean" office:boolean-value="true" calcext:value-type="boolean">
            <text:p>TRUE</text:p>
          </table:table-cell>
        </table:table-row>
        <table:table-row table:style-name="ro1">
          <table:table-cell table:formula="of:=IF([.B41]=&quot;JMPI&quot;;[.C41];[.A41]+1)" office:value-type="float" office:value="29" calcext:value-type="float">
            <text:p>29</text:p>
          </table:table-cell>
          <table:table-cell table:formula="of:=VLOOKUP([.$A42];Program;2;1)" office:value-type="string" office:string-value="JMPI" calcext:value-type="string">
            <text:p>JMPI</text:p>
          </table:table-cell>
          <table:table-cell table:formula="of:=VLOOKUP([.$A42];Program;3;1)" office:value-type="float" office:value="28" calcext:value-type="float">
            <text:p>28</text:p>
          </table:table-cell>
          <table:table-cell table:formula="of:=VLOOKUP([.$A42];Program;4;1)" office:value-type="float" office:value="0" calcext:value-type="float">
            <text:p/>
          </table:table-cell>
          <table:table-cell table:formula="of:=IF(AND([.$B42]=&quot;INC&quot;; [.$C42]=[.E$1]);[.E41]+1;IF(AND([.$B42]=&quot;MOVI&quot;; [.$C42]=[.E$1]);[.$D42];IF(AND([.$B42]=&quot;SHL&quot;;[.$C42]=[.E$1]);IF([.$D42]=[.$E$1];BITLSHIFT([.E41];[.$E41]);IF([.$D42]=[.$F$1];BITLSHIFT([.E41];[.$F41]);IF([.$D42]=[.$G$1];BITLSHIFT([.E41];[.$G41]))));[.E41])))" office:value-type="float" office:value="0" calcext:value-type="float">
            <text:p>0</text:p>
          </table:table-cell>
          <table:table-cell table:formula="of:=IF(AND([.$B42]=&quot;INC&quot;; [.$C42]=[.F$1]);[.F41]+1;IF(AND([.$B42]=&quot;MOVI&quot;; [.$C42]=[.F$1]);[.$D42];IF(AND([.$B42]=&quot;SHL&quot;;[.$C42]=[.F$1]);IF([.$D42]=[.$E$1];BITLSHIFT([.F41];[.$E41]);IF([.$D42]=[.$F$1];BITLSHIFT([.F41];[.$F41]);IF([.$D42]=[.$G$1];BITLSHIFT([.F41];[.$G41]))));[.F41])))" office:value-type="float" office:value="128" calcext:value-type="float">
            <text:p>128</text:p>
          </table:table-cell>
          <table:table-cell table:formula="of:=IF(AND([.$B42]=&quot;INC&quot;; [.$C42]=[.G$1]);[.G41]+1;IF(AND([.$B42]=&quot;MOVI&quot;; [.$C42]=[.G$1]);[.$D42];IF(AND([.$B42]=&quot;SHL&quot;;[.$C42]=[.G$1]);IF([.$D42]=[.$E$1];BITLSHIFT([.G41];[.$E41]);IF([.$D42]=[.$F$1];BITLSHIFT([.G41];[.$F41]);IF([.$D42]=[.$G$1];BITLSHIFT([.G41];[.$G41]))));[.G41])))" office:value-type="float" office:value="1" calcext:value-type="float">
            <text:p>1</text:p>
          </table:table-cell>
          <table:table-cell table:formula="of:=IF([.B42]=&quot;INC&quot;;COM.MICROSOFT.SWITCH([.C42];&quot;A&quot;;[.E42];&quot;B&quot;;[.F42];&quot;C&quot;;[.G42]);IF([.B42]=&quot;SHL&quot;;COM.MICROSOFT.SWITCH([.C42];&quot;A&quot;;[.E42];&quot;B&quot;;[.F42];&quot;C&quot;;[.G42]);[.H41]))" office:value-type="float" office:value="128" calcext:value-type="float">
            <text:p>128</text:p>
          </table:table-cell>
          <table:table-cell table:formula="of:=[.H42]&lt;0" office:value-type="boolean" office:boolean-value="false" calcext:value-type="boolean">
            <text:p>FALSE</text:p>
          </table:table-cell>
          <table:table-cell table:formula="of:=[.H42]=0" office:value-type="boolean" office:boolean-value="false" calcext:value-type="boolean">
            <text:p>FALSE</text:p>
          </table:table-cell>
          <table:table-cell table:formula="of:=IF([.$B42]=&quot;INC&quot;; OR([.H42] &gt; 128; [.H42] &lt; -127))" office:value-type="boolean" office:boolean-value="false" calcext:value-type="boolean">
            <text:p>FALSE</text:p>
          </table:table-cell>
          <table:table-cell table:formula="of:=IF([.$B42]=&quot;INC&quot;; OR([.H42] &gt; 255; [.H42] &lt; 0); IF([.$B42]=&quot;SHL&quot;;AND(BITLSHIFT(COM.MICROSOFT.SWITCH([.$C42]; [.E$1];[.E42]; [.F$1];[.F42];[.G$1];[.G42]);8-COM.MICROSOFT.SWITCH([.$D42]; [.E$1];[.E42]; [.F$1];[.F42];[.G$1];[.G42]));1)))" office:value-type="boolean" office:boolean-value="false" calcext:value-type="boolean">
            <text:p>FALSE</text:p>
          </table:table-cell>
        </table:table-row>
      </table:table>
      <table:named-expressions>
        <table:named-range table:name="Program" table:base-cell-address="$Программа.$A$2" table:cell-range-address="$Программа.$A$2:.$D$25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32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12:03:56.534624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Кирилл Пушкарёв</meta:initial-creator>
    <meta:creation-date>2019-09-03T11:41:46.772974134</meta:creation-date>
    <dc:date>2019-10-18T12:32:21.152265950</dc:date>
    <meta:editing-duration>PT7H9M1S</meta:editing-duration>
    <meta:editing-cycles>35</meta:editing-cycles>
    <meta:generator>LibreOffice/6.3.2.2$Linux_X86_64 LibreOffice_project/30$Build-2</meta:generator>
    <dc:description>Таблица моделирования центрального процессора для курса «Информатика», практическая работа № 2</dc:description>
    <dc:subject>Информатика</dc:subject>
    <dc:title>Модель процессора</dc:title>
    <meta:document-statistic meta:table-count="2" meta:cell-count="859" meta:object-count="0"/>
    <meta:user-defined meta:name="Author">Кирилл Владимирович Пушкарев</meta:user-defined>
    <meta:user-defined meta:name="Revision" meta:value-type="date">2019-09-17</meta:user-defined>
  </office:meta>
</office:document-meta>
</file>